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2M18.873S" table:style-name="ce2">
            <text:p>02:1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2M18.885S" table:style-name="ce2">
            <text:p>02:1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125" table:style-name="ce1">
            <text:p>24125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2M18.958S" table:style-name="ce2">
            <text:p>02:1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2M18.938S" table:style-name="ce2">
            <text:p>02:1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165" table:style-name="ce1">
            <text:p>24165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2M18.969S" table:style-name="ce2">
            <text:p>02:1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2M19.015S" table:style-name="ce2">
            <text:p>02:1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2M18.987S" table:style-name="ce2">
            <text:p>02:1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165" table:style-name="ce1">
            <text:p>24165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2M19.022S" table:style-name="ce2">
            <text:p>02:1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2M19.029S" table:style-name="ce2">
            <text:p>02:1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67" table:style-name="ce1">
            <text:p>24367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2M19.027S" table:style-name="ce2">
            <text:p>02:1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2M19.074S" table:style-name="ce2">
            <text:p>02:19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2M19.127S" table:style-name="ce2">
            <text:p>02:1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2M19.135S" table:style-name="ce2">
            <text:p>02:19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2M19.081S" table:style-name="ce2">
            <text:p>02:19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2M19.211S" table:style-name="ce2">
            <text:p>02:19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2M19.140S" table:style-name="ce2">
            <text:p>02:1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2M19.193S" table:style-name="ce2">
            <text:p>02:1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2M19.264S" table:style-name="ce2">
            <text:p>02:1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2M19.256S" table:style-name="ce2">
            <text:p>02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2M19.253S" table:style-name="ce2">
            <text:p>02:1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2M19.238S" table:style-name="ce2">
            <text:p>02:19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2M19.275S" table:style-name="ce2">
            <text:p>02:1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2M19.326S" table:style-name="ce2">
            <text:p>02:1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2M19.326S" table:style-name="ce2">
            <text:p>02:1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2M19.383S" table:style-name="ce2">
            <text:p>02:1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2M19.389S" table:style-name="ce2">
            <text:p>02:1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2M19.372S" table:style-name="ce2">
            <text:p>02:1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2M19.389S" table:style-name="ce2">
            <text:p>02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2M19.462S" table:style-name="ce2">
            <text:p>02:1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2M19.405S" table:style-name="ce2">
            <text:p>02:1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2M19.443S" table:style-name="ce2">
            <text:p>02:1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2M19.478S" table:style-name="ce2">
            <text:p>02:19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2M19.519S" table:style-name="ce2">
            <text:p>02:19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2M19.523S" table:style-name="ce2">
            <text:p>02:1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2M19.484S" table:style-name="ce2">
            <text:p>02:1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2M19.500S" table:style-name="ce2">
            <text:p>02:1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2M19.544S" table:style-name="ce2">
            <text:p>02:19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128" table:style-name="ce1">
            <text:p>24128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2M19.646S" table:style-name="ce2">
            <text:p>02:1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2M19.601S" table:style-name="ce2">
            <text:p>02:1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2M19.624S" table:style-name="ce2">
            <text:p>02:1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2M19.716S" table:style-name="ce2">
            <text:p>02:19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2M19.629S" table:style-name="ce2">
            <text:p>02:19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2M19.673S" table:style-name="ce2">
            <text:p>02:1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2M19.699S" table:style-name="ce2">
            <text:p>02:1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2M19.773S" table:style-name="ce2">
            <text:p>02:1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2M19.752S" table:style-name="ce2">
            <text:p>02:1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168" table:style-name="ce1">
            <text:p>24168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2M19.764S" table:style-name="ce2">
            <text:p>02:19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2M19.656S" table:style-name="ce2">
            <text:p>02:19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2M19.841S" table:style-name="ce2">
            <text:p>02:1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70" table:style-name="ce1">
            <text:p>2437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2M19.732S" table:style-name="ce2">
            <text:p>02:19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2M19.901S" table:style-name="ce2">
            <text:p>02:1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2M19.799S" table:style-name="ce2">
            <text:p>02:1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2M19.850S" table:style-name="ce2">
            <text:p>02:1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2M19.913S" table:style-name="ce2">
            <text:p>02:1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2M19.968S" table:style-name="ce2">
            <text:p>02:2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2M19.947S" table:style-name="ce2">
            <text:p>02:19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2M19.936S" table:style-name="ce2">
            <text:p>02:19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2M20.005S" table:style-name="ce2">
            <text:p>02:2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2M19.916S" table:style-name="ce2">
            <text:p>02:1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2M20.032S" table:style-name="ce2">
            <text:p>02:2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2M19.982S" table:style-name="ce2">
            <text:p>02:2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2M20.069S" table:style-name="ce2">
            <text:p>02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2M20.032S" table:style-name="ce2">
            <text:p>02:20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2M20.155S" table:style-name="ce2">
            <text:p>02:2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2M20.050S" table:style-name="ce2">
            <text:p>02:20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2M19.997S" table:style-name="ce2">
            <text:p>02:2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2M20.049S" table:style-name="ce2">
            <text:p>02:20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2M20.135S" table:style-name="ce2">
            <text:p>02:2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2M20.220S" table:style-name="ce2">
            <text:p>02:20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2M20.278S" table:style-name="ce2">
            <text:p>02:2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2M20.200S" table:style-name="ce2">
            <text:p>02:20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2M20.245S" table:style-name="ce2">
            <text:p>02:2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2M20.197S" table:style-name="ce2">
            <text:p>02:2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4126" table:style-name="ce1">
            <text:p>24126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2M20.410S" table:style-name="ce2">
            <text:p>02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2M20.203S" table:style-name="ce2">
            <text:p>02:2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2M20.304S" table:style-name="ce2">
            <text:p>02:2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2M20.248S" table:style-name="ce2">
            <text:p>02:20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2M20.379S" table:style-name="ce2">
            <text:p>02:2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2M20.474S" table:style-name="ce2">
            <text:p>02:20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2M20.387S" table:style-name="ce2">
            <text:p>02:20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2M20.445S" table:style-name="ce2">
            <text:p>02:20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2M20.537S" table:style-name="ce2">
            <text:p>02:20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2M20.365S" table:style-name="ce2">
            <text:p>02:2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2M20.479S" table:style-name="ce2">
            <text:p>02:20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2M20.430S" table:style-name="ce2">
            <text:p>02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2M20.566S" table:style-name="ce2">
            <text:p>02:20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2M20.665S" table:style-name="ce2">
            <text:p>02:20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2M20.531S" table:style-name="ce2">
            <text:p>02:2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166" table:style-name="ce1">
            <text:p>24166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2M20.622S" table:style-name="ce2">
            <text:p>02:20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2M20.507S" table:style-name="ce2">
            <text:p>02:20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2M20.623S" table:style-name="ce2">
            <text:p>02:2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2M20.727S" table:style-name="ce2">
            <text:p>02:2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2M20.520S" table:style-name="ce2">
            <text:p>02:20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2M20.688S" table:style-name="ce2">
            <text:p>02:2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368" table:style-name="ce1">
            <text:p>24368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2M20.614S" table:style-name="ce2">
            <text:p>02:2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2M20.660S" table:style-name="ce2">
            <text:p>02:2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2M20.693S" table:style-name="ce2">
            <text:p>02:20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2M20.791S" table:style-name="ce2">
            <text:p>02:20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2M20.681S" table:style-name="ce2">
            <text:p>02:20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2M20.917S" table:style-name="ce2">
            <text:p>02:2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2M20.764S" table:style-name="ce2">
            <text:p>02:2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2M20.852S" table:style-name="ce2">
            <text:p>02:2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2M20.978S" table:style-name="ce2">
            <text:p>02:2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2M21.039S" table:style-name="ce2">
            <text:p>02:2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2M20.788S" table:style-name="ce2">
            <text:p>02:20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2M21.171S" table:style-name="ce2">
            <text:p>02:2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2M21.231S" table:style-name="ce2">
            <text:p>02:21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2M20.932S" table:style-name="ce2">
            <text:p>02:2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2M20.764S" table:style-name="ce2">
            <text:p>02:20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2M21.292S" table:style-name="ce2">
            <text:p>02:2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2M20.992S" table:style-name="ce2">
            <text:p>02:2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2M20.851S" table:style-name="ce2">
            <text:p>02:2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2M20.769S" table:style-name="ce2">
            <text:p>02:2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2M20.879S" table:style-name="ce2">
            <text:p>02:20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2M20.855S" table:style-name="ce2">
            <text:p>02:2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2M21.423S" table:style-name="ce2">
            <text:p>02:2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2M21.231S" table:style-name="ce2">
            <text:p>02:2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2M21.353S" table:style-name="ce2">
            <text:p>02:21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2M21.382S" table:style-name="ce2">
            <text:p>02:21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2M21.247S" table:style-name="ce2">
            <text:p>02:2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2M21.484S" table:style-name="ce2">
            <text:p>02:2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2M21.113S" table:style-name="ce2">
            <text:p>02:2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2M21.347S" table:style-name="ce2">
            <text:p>02:21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2M21.322S" table:style-name="ce2">
            <text:p>02:21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2M21.318S" table:style-name="ce2">
            <text:p>02:21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2M21.544S" table:style-name="ce2">
            <text:p>02:2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2M21.677S" table:style-name="ce2">
            <text:p>02:2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2M21.521S" table:style-name="ce2">
            <text:p>02:21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2M21.737S" table:style-name="ce2">
            <text:p>02:21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2M21.535S" table:style-name="ce2">
            <text:p>02:21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2M21.341S" table:style-name="ce2">
            <text:p>02:2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2M21.519S" table:style-name="ce2">
            <text:p>02:2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2M21.377S" table:style-name="ce2">
            <text:p>02:21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2M21.798S" table:style-name="ce2">
            <text:p>02:2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2M21.247S" table:style-name="ce2">
            <text:p>02:21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2M21.930S" table:style-name="ce2">
            <text:p>02:2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2M21.858S" table:style-name="ce2">
            <text:p>02:2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2M21.565S" table:style-name="ce2">
            <text:p>02:21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2M21.718S" table:style-name="ce2">
            <text:p>02:2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2M21.853S" table:style-name="ce2">
            <text:p>02:21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2M21.327S" table:style-name="ce2">
            <text:p>02:2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2M21.991S" table:style-name="ce2">
            <text:p>02:22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2M21.444S" table:style-name="ce2">
            <text:p>02:2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2M21.654S" table:style-name="ce2">
            <text:p>02:21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2M21.921S" table:style-name="ce2">
            <text:p>02:21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2M21.847S" table:style-name="ce2">
            <text:p>02:2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2M22.052S" table:style-name="ce2">
            <text:p>02:22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2M21.767S" table:style-name="ce2">
            <text:p>02:2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2M21.576S" table:style-name="ce2">
            <text:p>02:21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2M22.249S" table:style-name="ce2">
            <text:p>02:2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2M22.184S" table:style-name="ce2">
            <text:p>02:22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2M22.321S" table:style-name="ce2">
            <text:p>02:22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2M22.113S" table:style-name="ce2">
            <text:p>02:22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2M21.774S" table:style-name="ce2">
            <text:p>02:2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2M22.113S" table:style-name="ce2">
            <text:p>02:22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2M22.088S" table:style-name="ce2">
            <text:p>02:2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2M21.781S" table:style-name="ce2">
            <text:p>02:21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2M22.437S" table:style-name="ce2">
            <text:p>02:22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2M22.276S" table:style-name="ce2">
            <text:p>02:22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2M22.204S" table:style-name="ce2">
            <text:p>02:22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2M22.206S" table:style-name="ce2">
            <text:p>02:2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2M22.496S" table:style-name="ce2">
            <text:p>02:2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2M21.988S" table:style-name="ce2">
            <text:p>02:2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2M22.192S" table:style-name="ce2">
            <text:p>02:2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2M22.117S" table:style-name="ce2">
            <text:p>02:22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2M21.862S" table:style-name="ce2">
            <text:p>02:21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2M21.842S" table:style-name="ce2">
            <text:p>02:21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2M22.570S" table:style-name="ce2">
            <text:p>02:2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2M22.287S" table:style-name="ce2">
            <text:p>02:22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2M22.691S" table:style-name="ce2">
            <text:p>02:2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2M22.493S" table:style-name="ce2">
            <text:p>02:22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2M22.425S" table:style-name="ce2">
            <text:p>02:22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2M22.757S" table:style-name="ce2">
            <text:p>02:22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2M22.499S" table:style-name="ce2">
            <text:p>02:2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2M22.830S" table:style-name="ce2">
            <text:p>02:2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2M22.275S" table:style-name="ce2">
            <text:p>02:2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2M22.164S" table:style-name="ce2">
            <text:p>02:22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2M22.404S" table:style-name="ce2">
            <text:p>02:2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2M22.573S" table:style-name="ce2">
            <text:p>02:2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2M22.415S" table:style-name="ce2">
            <text:p>02:22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2M22.609S" table:style-name="ce2">
            <text:p>02:2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2M22.339S" table:style-name="ce2">
            <text:p>02:22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2M22.559S" table:style-name="ce2">
            <text:p>02:22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2M22.943S" table:style-name="ce2">
            <text:p>02:2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2M22.284S" table:style-name="ce2">
            <text:p>02:22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2M23.001S" table:style-name="ce2">
            <text:p>02:2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2M22.556S" table:style-name="ce2">
            <text:p>02:2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2M22.448S" table:style-name="ce2">
            <text:p>02:22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2M23.073S" table:style-name="ce2">
            <text:p>02:2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2M22.928S" table:style-name="ce2">
            <text:p>02:2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2M22.985S" table:style-name="ce2">
            <text:p>02:2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2M23.198S" table:style-name="ce2">
            <text:p>02:2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2M22.677S" table:style-name="ce2">
            <text:p>02:2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2M22.550S" table:style-name="ce2">
            <text:p>02:2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2M23.257S" table:style-name="ce2">
            <text:p>02:2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2M22.284S" table:style-name="ce2">
            <text:p>02:22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2M23.325S" table:style-name="ce2">
            <text:p>02:2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2M22.577S" table:style-name="ce2">
            <text:p>02:2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2M22.788S" table:style-name="ce2">
            <text:p>02:2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2M23.451S" table:style-name="ce2">
            <text:p>02:2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2M23.413S" table:style-name="ce2">
            <text:p>02:2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2M22.791S" table:style-name="ce2">
            <text:p>02:22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2M23.511S" table:style-name="ce2">
            <text:p>02:2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2M23.576S" table:style-name="ce2">
            <text:p>02:2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2M23.070S" table:style-name="ce2">
            <text:p>02:2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2M22.917S" table:style-name="ce2">
            <text:p>02:2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2M22.949S" table:style-name="ce2">
            <text:p>02:22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2M22.705S" table:style-name="ce2">
            <text:p>02:2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2M23.704S" table:style-name="ce2">
            <text:p>02:2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2M23.674S" table:style-name="ce2">
            <text:p>02:2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2M23.758S" table:style-name="ce2">
            <text:p>02:2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2M22.656S" table:style-name="ce2">
            <text:p>02:22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2M23.638S" table:style-name="ce2">
            <text:p>02:2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2M23.669S" table:style-name="ce2">
            <text:p>02:23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2M23.830S" table:style-name="ce2">
            <text:p>02:2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2M23.363S" table:style-name="ce2">
            <text:p>02:23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2M23.284S" table:style-name="ce2">
            <text:p>02:23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2M23.392S" table:style-name="ce2">
            <text:p>02:2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2M23.282S" table:style-name="ce2">
            <text:p>02:2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2M23.219S" table:style-name="ce2">
            <text:p>02:2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2M23.927S" table:style-name="ce2">
            <text:p>02:23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2M23.049S" table:style-name="ce2">
            <text:p>02:2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2M23.318S" table:style-name="ce2">
            <text:p>02:2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2M23.088S" table:style-name="ce2">
            <text:p>02:2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2M23.097S" table:style-name="ce2">
            <text:p>02:2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2M24.143S" table:style-name="ce2">
            <text:p>02:2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2M23.014S" table:style-name="ce2">
            <text:p>02:23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2M23.251S" table:style-name="ce2">
            <text:p>02:2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2M22.879S" table:style-name="ce2">
            <text:p>02:2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2M22.959S" table:style-name="ce2">
            <text:p>02:2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2M24.244S" table:style-name="ce2">
            <text:p>02:2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2M23.013S" table:style-name="ce2">
            <text:p>02:23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2M22.879S" table:style-name="ce2">
            <text:p>02:22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40" table:style-name="ce1">
            <text:p>154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2M22.859S" table:style-name="ce2">
            <text:p>02:22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2M24.151S" table:style-name="ce2">
            <text:p>02:2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2M24.015S" table:style-name="ce2">
            <text:p>02:2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2M23.986S" table:style-name="ce2">
            <text:p>02:2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2M24.468S" table:style-name="ce2">
            <text:p>02:24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2M23.847S" table:style-name="ce2">
            <text:p>02:2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2M23.869S" table:style-name="ce2">
            <text:p>02:23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2M23.797S" table:style-name="ce2">
            <text:p>02:2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2M23.900S" table:style-name="ce2">
            <text:p>02:2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2M23.724S" table:style-name="ce2">
            <text:p>02:2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2M24.644S" table:style-name="ce2">
            <text:p>02:24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2M23.798S" table:style-name="ce2">
            <text:p>02:2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2M23.710S" table:style-name="ce2">
            <text:p>02:2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2M23.619S" table:style-name="ce2">
            <text:p>02:2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2M23.536S" table:style-name="ce2">
            <text:p>02:2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2M23.528S" table:style-name="ce2">
            <text:p>02:2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2M24.582S" table:style-name="ce2">
            <text:p>02:24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2M24.629S" table:style-name="ce2">
            <text:p>02:24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2M23.474S" table:style-name="ce2">
            <text:p>02:2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Success</text:p>
          </table:table-cell>
          <table:table-cell office:value-type="float" office:value="24129" table:style-name="ce1">
            <text:p>24129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2M24.777S" table:style-name="ce2">
            <text:p>02:24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2M24.591S" table:style-name="ce2">
            <text:p>02:2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2M24.443S" table:style-name="ce2">
            <text:p>02:2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2M24.512S" table:style-name="ce2">
            <text:p>02:24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2M25.051S" table:style-name="ce2">
            <text:p>02:2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2M25.025S" table:style-name="ce2">
            <text:p>02:25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2M24.471S" table:style-name="ce2">
            <text:p>02:2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2M24.421S" table:style-name="ce2">
            <text:p>02:2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2M25.128S" table:style-name="ce2">
            <text:p>02:2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2M25.190S" table:style-name="ce2">
            <text:p>02:2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2M24.315S" table:style-name="ce2">
            <text:p>02:24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2M24.373S" table:style-name="ce2">
            <text:p>02:24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2M25.206S" table:style-name="ce2">
            <text:p>02:2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2M24.214S" table:style-name="ce2">
            <text:p>02:2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2M25.292S" table:style-name="ce2">
            <text:p>02:2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2M24.195S" table:style-name="ce2">
            <text:p>02:24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2M25.288S" table:style-name="ce2">
            <text:p>02:2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2M24.305S" table:style-name="ce2">
            <text:p>02:24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2M24.116S" table:style-name="ce2">
            <text:p>02:24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2M25.425S" table:style-name="ce2">
            <text:p>02:25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2M24.859S" table:style-name="ce2">
            <text:p>02:2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2M25.080S" table:style-name="ce2">
            <text:p>02:2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2M24.980S" table:style-name="ce2">
            <text:p>02:2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2M24.972S" table:style-name="ce2">
            <text:p>02:25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2M24.974S" table:style-name="ce2">
            <text:p>02:2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2M24.939S" table:style-name="ce2">
            <text:p>02:2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2M25.578S" table:style-name="ce2">
            <text:p>02:25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2M24.819S" table:style-name="ce2">
            <text:p>02:2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2M24.758S" table:style-name="ce2">
            <text:p>02:2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2M24.725S" table:style-name="ce2">
            <text:p>02:2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2M25.664S" table:style-name="ce2">
            <text:p>02:2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2M25.671S" table:style-name="ce2">
            <text:p>02:25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2M25.667S" table:style-name="ce2">
            <text:p>02:25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2M25.580S" table:style-name="ce2">
            <text:p>02:25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2M25.575S" table:style-name="ce2">
            <text:p>02:25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2M25.742S" table:style-name="ce2">
            <text:p>02:25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2M25.435S" table:style-name="ce2">
            <text:p>02:25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2M25.373S" table:style-name="ce2">
            <text:p>02:2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2M25.911S" table:style-name="ce2">
            <text:p>02:25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2M25.936S" table:style-name="ce2">
            <text:p>02:25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2M25.331S" table:style-name="ce2">
            <text:p>02:25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2M25.876S" table:style-name="ce2">
            <text:p>02:25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2M25.976S" table:style-name="ce2">
            <text:p>02:2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2M26.029S" table:style-name="ce2">
            <text:p>02:26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2M25.690S" table:style-name="ce2">
            <text:p>02:2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2M25.744S" table:style-name="ce2">
            <text:p>02:2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4169" table:style-name="ce1">
            <text:p>24169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2M26.186S" table:style-name="ce2">
            <text:p>02:2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2M26.184S" table:style-name="ce2">
            <text:p>02:2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371" table:style-name="ce1">
            <text:p>24371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2M19.847S" table:style-name="ce2">
            <text:p>02:19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Success</text:p>
          </table:table-cell>
          <table:table-cell office:value-type="float" office:value="310608" table:style-name="ce1">
            <text:p>31060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2M19.528S" table:style-name="ce2">
            <text:p>02:19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204" table:style-name="ce1">
            <text:p>20204</text:p>
          </table:table-cell>
          <table:table-cell office:value-type="string" table:style-name="ce1">
            <text:p>Success</text:p>
          </table:table-cell>
          <table:table-cell office:value-type="float" office:value="312731" table:style-name="ce1">
            <text:p>31273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2M20.511S" table:style-name="ce2">
            <text:p>02:20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268" table:style-name="ce1">
            <text:p>19268</text:p>
          </table:table-cell>
          <table:table-cell office:value-type="string" table:style-name="ce1">
            <text:p>Success</text:p>
          </table:table-cell>
          <table:table-cell office:value-type="float" office:value="316971" table:style-name="ce1">
            <text:p>316971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2M20.245S" table:style-name="ce2">
            <text:p>02:20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697" table:style-name="ce1">
            <text:p>19697</text:p>
          </table:table-cell>
          <table:table-cell office:value-type="string" table:style-name="ce1">
            <text:p>Success</text:p>
          </table:table-cell>
          <table:table-cell office:value-type="float" office:value="310607" table:style-name="ce1">
            <text:p>310607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2M19.287S" table:style-name="ce2">
            <text:p>02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733" table:style-name="ce1">
            <text:p>20733</text:p>
          </table:table-cell>
          <table:table-cell office:value-type="string" table:style-name="ce1">
            <text:p>Success</text:p>
          </table:table-cell>
          <table:table-cell office:value-type="float" office:value="316978" table:style-name="ce1">
            <text:p>316978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2M19.436S" table:style-name="ce2">
            <text:p>02:1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0662" table:style-name="ce1">
            <text:p>20662</text:p>
          </table:table-cell>
          <table:table-cell office:value-type="string" table:style-name="ce1">
            <text:p>Success</text:p>
          </table:table-cell>
          <table:table-cell office:value-type="float" office:value="310608" table:style-name="ce1">
            <text:p>310608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2M20.042S" table:style-name="ce2">
            <text:p>02:2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056" table:style-name="ce1">
            <text:p>20056</text:p>
          </table:table-cell>
          <table:table-cell office:value-type="string" table:style-name="ce1">
            <text:p>Success</text:p>
          </table:table-cell>
          <table:table-cell office:value-type="float" office:value="314850" table:style-name="ce1">
            <text:p>314850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2M19.890S" table:style-name="ce2">
            <text:p>02:1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213" table:style-name="ce1">
            <text:p>20213</text:p>
          </table:table-cell>
          <table:table-cell office:value-type="string" table:style-name="ce1">
            <text:p>Success</text:p>
          </table:table-cell>
          <table:table-cell office:value-type="float" office:value="316975" table:style-name="ce1">
            <text:p>316975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2M19.185S" table:style-name="ce2">
            <text:p>02:19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986" table:style-name="ce1">
            <text:p>20986</text:p>
          </table:table-cell>
          <table:table-cell office:value-type="string" table:style-name="ce1">
            <text:p>Success</text:p>
          </table:table-cell>
          <table:table-cell office:value-type="float" office:value="316981" table:style-name="ce1">
            <text:p>316981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2M39.738S" table:style-name="ce2">
            <text:p>02:39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2M39.699S" table:style-name="ce2">
            <text:p>02:3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2M39.784S" table:style-name="ce2">
            <text:p>02:3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2M20.956S" table:style-name="ce2">
            <text:p>02:21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236" table:style-name="ce1">
            <text:p>19236</text:p>
          </table:table-cell>
          <table:table-cell office:value-type="string" table:style-name="ce1">
            <text:p>Success</text:p>
          </table:table-cell>
          <table:table-cell office:value-type="float" office:value="316973" table:style-name="ce1">
            <text:p>316973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2M20.932S" table:style-name="ce2">
            <text:p>02:2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380" table:style-name="ce1">
            <text:p>19380</text:p>
          </table:table-cell>
          <table:table-cell office:value-type="string" table:style-name="ce1">
            <text:p>Success</text:p>
          </table:table-cell>
          <table:table-cell office:value-type="float" office:value="325465" table:style-name="ce1">
            <text:p>325465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2M39.952S" table:style-name="ce2">
            <text:p>02:40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2M19.077S" table:style-name="ce2">
            <text:p>02:1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346" table:style-name="ce1">
            <text:p>21346</text:p>
          </table:table-cell>
          <table:table-cell office:value-type="string" table:style-name="ce1">
            <text:p>Success</text:p>
          </table:table-cell>
          <table:table-cell office:value-type="float" office:value="311457" table:style-name="ce1">
            <text:p>311457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2M40.104S" table:style-name="ce2">
            <text:p>02:4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2M40.324S" table:style-name="ce2">
            <text:p>02:4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2M40.108S" table:style-name="ce2">
            <text:p>02:4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2M19.587S" table:style-name="ce2">
            <text:p>02:1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955" table:style-name="ce1">
            <text:p>20955</text:p>
          </table:table-cell>
          <table:table-cell office:value-type="string" table:style-name="ce1">
            <text:p>Success</text:p>
          </table:table-cell>
          <table:table-cell office:value-type="float" office:value="310608" table:style-name="ce1">
            <text:p>310608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2M40.099S" table:style-name="ce2">
            <text:p>02:4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2M40.102S" table:style-name="ce2">
            <text:p>02:4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2M21.654S" table:style-name="ce2">
            <text:p>02:21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904" table:style-name="ce1">
            <text:p>18904</text:p>
          </table:table-cell>
          <table:table-cell office:value-type="string" table:style-name="ce1">
            <text:p>Success</text:p>
          </table:table-cell>
          <table:table-cell office:value-type="float" office:value="316973" table:style-name="ce1">
            <text:p>316973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2M20.133S" table:style-name="ce2">
            <text:p>02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434" table:style-name="ce1">
            <text:p>20434</text:p>
          </table:table-cell>
          <table:table-cell office:value-type="string" table:style-name="ce1">
            <text:p>Success</text:p>
          </table:table-cell>
          <table:table-cell office:value-type="float" office:value="310607" table:style-name="ce1">
            <text:p>31060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2M20.782S" table:style-name="ce2">
            <text:p>02:20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9916" table:style-name="ce1">
            <text:p>19916</text:p>
          </table:table-cell>
          <table:table-cell office:value-type="string" table:style-name="ce1">
            <text:p>Success</text:p>
          </table:table-cell>
          <table:table-cell office:value-type="float" office:value="316971" table:style-name="ce1">
            <text:p>316971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2M40.202S" table:style-name="ce2">
            <text:p>02:40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2M40.181S" table:style-name="ce2">
            <text:p>02:40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2M40.574S" table:style-name="ce2">
            <text:p>02:4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2M20.666S" table:style-name="ce2">
            <text:p>02:20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195" table:style-name="ce1">
            <text:p>20195</text:p>
          </table:table-cell>
          <table:table-cell office:value-type="string" table:style-name="ce1">
            <text:p>Success</text:p>
          </table:table-cell>
          <table:table-cell office:value-type="float" office:value="316971" table:style-name="ce1">
            <text:p>316971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2M40.433S" table:style-name="ce2">
            <text:p>02:4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4507" table:style-name="ce1">
            <text:p>24507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2M20.689S" table:style-name="ce2">
            <text:p>02:20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472" table:style-name="ce1">
            <text:p>20472</text:p>
          </table:table-cell>
          <table:table-cell office:value-type="string" table:style-name="ce1">
            <text:p>Success</text:p>
          </table:table-cell>
          <table:table-cell office:value-type="float" office:value="312728" table:style-name="ce1">
            <text:p>312728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2M40.550S" table:style-name="ce2">
            <text:p>02:40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2M40.568S" table:style-name="ce2">
            <text:p>02:4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2M40.709S" table:style-name="ce2">
            <text:p>02:4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2M40.872S" table:style-name="ce2">
            <text:p>02:40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2M19.771S" table:style-name="ce2">
            <text:p>02:19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591" table:style-name="ce1">
            <text:p>21591</text:p>
          </table:table-cell>
          <table:table-cell office:value-type="string" table:style-name="ce1">
            <text:p>Success</text:p>
          </table:table-cell>
          <table:table-cell office:value-type="float" office:value="314852" table:style-name="ce1">
            <text:p>314852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2M41.172S" table:style-name="ce2">
            <text:p>02:41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4508" table:style-name="ce1">
            <text:p>2450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2M41.379S" table:style-name="ce2">
            <text:p>02:4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4510" table:style-name="ce1">
            <text:p>24510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2M24.034S" table:style-name="ce2">
            <text:p>02:24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974" table:style-name="ce1">
            <text:p>22974</text:p>
          </table:table-cell>
          <table:table-cell office:value-type="string" table:style-name="ce1">
            <text:p>Success</text:p>
          </table:table-cell>
          <table:table-cell office:value-type="float" office:value="350949" table:style-name="ce1">
            <text:p>350949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2M22.052S" table:style-name="ce2">
            <text:p>02:2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5382" table:style-name="ce1">
            <text:p>25382</text:p>
          </table:table-cell>
          <table:table-cell office:value-type="string" table:style-name="ce1">
            <text:p>Success</text:p>
          </table:table-cell>
          <table:table-cell office:value-type="float" office:value="350990" table:style-name="ce1">
            <text:p>350990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2M47.020S" table:style-name="ce2">
            <text:p>02:4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2M47.446S" table:style-name="ce2">
            <text:p>02:4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2M22.764S" table:style-name="ce2">
            <text:p>02:2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5337" table:style-name="ce1">
            <text:p>25337</text:p>
          </table:table-cell>
          <table:table-cell office:value-type="string" table:style-name="ce1">
            <text:p>Success</text:p>
          </table:table-cell>
          <table:table-cell office:value-type="float" office:value="350947" table:style-name="ce1">
            <text:p>35094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2M48.113S" table:style-name="ce2">
            <text:p>02:48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2M26.043S" table:style-name="ce2">
            <text:p>02:2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718" table:style-name="ce1">
            <text:p>22718</text:p>
          </table:table-cell>
          <table:table-cell office:value-type="string" table:style-name="ce1">
            <text:p>Success</text:p>
          </table:table-cell>
          <table:table-cell office:value-type="float" office:value="350972" table:style-name="ce1">
            <text:p>350972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2M48.772S" table:style-name="ce2">
            <text:p>02:4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2M25.486S" table:style-name="ce2">
            <text:p>02:2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621" table:style-name="ce1">
            <text:p>23621</text:p>
          </table:table-cell>
          <table:table-cell office:value-type="string" table:style-name="ce1">
            <text:p>Success</text:p>
          </table:table-cell>
          <table:table-cell office:value-type="float" office:value="350984" table:style-name="ce1">
            <text:p>350984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2M22.411S" table:style-name="ce2">
            <text:p>02:2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6697" table:style-name="ce1">
            <text:p>26697</text:p>
          </table:table-cell>
          <table:table-cell office:value-type="string" table:style-name="ce1">
            <text:p>Success</text:p>
          </table:table-cell>
          <table:table-cell office:value-type="float" office:value="350986" table:style-name="ce1">
            <text:p>35098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2M24.204S" table:style-name="ce2">
            <text:p>02:2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5044" table:style-name="ce1">
            <text:p>25044</text:p>
          </table:table-cell>
          <table:table-cell office:value-type="string" table:style-name="ce1">
            <text:p>Success</text:p>
          </table:table-cell>
          <table:table-cell office:value-type="float" office:value="350985" table:style-name="ce1">
            <text:p>350985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2M25.132S" table:style-name="ce2">
            <text:p>02:2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4164" table:style-name="ce1">
            <text:p>24164</text:p>
          </table:table-cell>
          <table:table-cell office:value-type="string" table:style-name="ce1">
            <text:p>Success</text:p>
          </table:table-cell>
          <table:table-cell office:value-type="float" office:value="350981" table:style-name="ce1">
            <text:p>350981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2M23.789S" table:style-name="ce2">
            <text:p>02:23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5596" table:style-name="ce1">
            <text:p>25596</text:p>
          </table:table-cell>
          <table:table-cell office:value-type="string" table:style-name="ce1">
            <text:p>Success</text:p>
          </table:table-cell>
          <table:table-cell office:value-type="float" office:value="350983" table:style-name="ce1">
            <text:p>350983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2M49.259S" table:style-name="ce2">
            <text:p>02:49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2M49.119S" table:style-name="ce2">
            <text:p>02:4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2M49.120S" table:style-name="ce2">
            <text:p>02:4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2M26.363S" table:style-name="ce2">
            <text:p>02:2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3566" table:style-name="ce1">
            <text:p>23566</text:p>
          </table:table-cell>
          <table:table-cell office:value-type="string" table:style-name="ce1">
            <text:p>Success</text:p>
          </table:table-cell>
          <table:table-cell office:value-type="float" office:value="351010" table:style-name="ce1">
            <text:p>351010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2M24.742S" table:style-name="ce2">
            <text:p>02:24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5336" table:style-name="ce1">
            <text:p>25336</text:p>
          </table:table-cell>
          <table:table-cell office:value-type="string" table:style-name="ce1">
            <text:p>Success</text:p>
          </table:table-cell>
          <table:table-cell office:value-type="float" office:value="351018" table:style-name="ce1">
            <text:p>351018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2M22.245S" table:style-name="ce2">
            <text:p>02:22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897" table:style-name="ce1">
            <text:p>27897</text:p>
          </table:table-cell>
          <table:table-cell office:value-type="string" table:style-name="ce1">
            <text:p>Success</text:p>
          </table:table-cell>
          <table:table-cell office:value-type="float" office:value="351026" table:style-name="ce1">
            <text:p>351026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2M25.996S" table:style-name="ce2">
            <text:p>02:2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159" table:style-name="ce1">
            <text:p>24159</text:p>
          </table:table-cell>
          <table:table-cell office:value-type="string" table:style-name="ce1">
            <text:p>Success</text:p>
          </table:table-cell>
          <table:table-cell office:value-type="float" office:value="351009" table:style-name="ce1">
            <text:p>35100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2M25.230S" table:style-name="ce2">
            <text:p>02:25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999" table:style-name="ce1">
            <text:p>24999</text:p>
          </table:table-cell>
          <table:table-cell office:value-type="string" table:style-name="ce1">
            <text:p>Success</text:p>
          </table:table-cell>
          <table:table-cell office:value-type="float" office:value="351015" table:style-name="ce1">
            <text:p>35101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2M24.555S" table:style-name="ce2">
            <text:p>02:24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678" table:style-name="ce1">
            <text:p>25678</text:p>
          </table:table-cell>
          <table:table-cell office:value-type="string" table:style-name="ce1">
            <text:p>Success</text:p>
          </table:table-cell>
          <table:table-cell office:value-type="float" office:value="351019" table:style-name="ce1">
            <text:p>351019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2M22.471S" table:style-name="ce2">
            <text:p>02:22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7835" table:style-name="ce1">
            <text:p>27835</text:p>
          </table:table-cell>
          <table:table-cell office:value-type="string" table:style-name="ce1">
            <text:p>Success</text:p>
          </table:table-cell>
          <table:table-cell office:value-type="float" office:value="350987" table:style-name="ce1">
            <text:p>350987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2M49.397S" table:style-name="ce2">
            <text:p>02:49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2M22.799S" table:style-name="ce2">
            <text:p>02:22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787" table:style-name="ce1">
            <text:p>27787</text:p>
          </table:table-cell>
          <table:table-cell office:value-type="string" table:style-name="ce1">
            <text:p>Success</text:p>
          </table:table-cell>
          <table:table-cell office:value-type="float" office:value="351025" table:style-name="ce1">
            <text:p>351025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2M49.941S" table:style-name="ce2">
            <text:p>02:4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2M49.309S" table:style-name="ce2">
            <text:p>02:4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2M25.382S" table:style-name="ce2">
            <text:p>02:25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233" table:style-name="ce1">
            <text:p>25233</text:p>
          </table:table-cell>
          <table:table-cell office:value-type="string" table:style-name="ce1">
            <text:p>Success</text:p>
          </table:table-cell>
          <table:table-cell office:value-type="float" office:value="351019" table:style-name="ce1">
            <text:p>35101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2M50.208S" table:style-name="ce2">
            <text:p>02:50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2M50.091S" table:style-name="ce2">
            <text:p>02:5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2M50.238S" table:style-name="ce2">
            <text:p>02:5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2M50.149S" table:style-name="ce2">
            <text:p>02:50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2M22.394S" table:style-name="ce2">
            <text:p>02:22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321" table:style-name="ce1">
            <text:p>28321</text:p>
          </table:table-cell>
          <table:table-cell office:value-type="string" table:style-name="ce1">
            <text:p>Success</text:p>
          </table:table-cell>
          <table:table-cell office:value-type="float" office:value="351026" table:style-name="ce1">
            <text:p>35102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2M23.164S" table:style-name="ce2">
            <text:p>02:23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7551" table:style-name="ce1">
            <text:p>27551</text:p>
          </table:table-cell>
          <table:table-cell office:value-type="string" table:style-name="ce1">
            <text:p>Success</text:p>
          </table:table-cell>
          <table:table-cell office:value-type="float" office:value="351022" table:style-name="ce1">
            <text:p>351022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2M25.274S" table:style-name="ce2">
            <text:p>02:2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454" table:style-name="ce1">
            <text:p>25454</text:p>
          </table:table-cell>
          <table:table-cell office:value-type="string" table:style-name="ce1">
            <text:p>Success</text:p>
          </table:table-cell>
          <table:table-cell office:value-type="float" office:value="351013" table:style-name="ce1">
            <text:p>351013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2M25.914S" table:style-name="ce2">
            <text:p>02:25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814" table:style-name="ce1">
            <text:p>24814</text:p>
          </table:table-cell>
          <table:table-cell office:value-type="string" table:style-name="ce1">
            <text:p>Success</text:p>
          </table:table-cell>
          <table:table-cell office:value-type="float" office:value="351014" table:style-name="ce1">
            <text:p>351014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2M50.234S" table:style-name="ce2">
            <text:p>02:50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2M50.318S" table:style-name="ce2">
            <text:p>02:50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2M25.812S" table:style-name="ce2">
            <text:p>02:25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4926" table:style-name="ce1">
            <text:p>24926</text:p>
          </table:table-cell>
          <table:table-cell office:value-type="string" table:style-name="ce1">
            <text:p>Success</text:p>
          </table:table-cell>
          <table:table-cell office:value-type="float" office:value="351017" table:style-name="ce1">
            <text:p>351017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2M26.104S" table:style-name="ce2">
            <text:p>02:2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662" table:style-name="ce1">
            <text:p>24662</text:p>
          </table:table-cell>
          <table:table-cell office:value-type="string" table:style-name="ce1">
            <text:p>Success</text:p>
          </table:table-cell>
          <table:table-cell office:value-type="float" office:value="351014" table:style-name="ce1">
            <text:p>35101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2M26.287S" table:style-name="ce2">
            <text:p>02:2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482" table:style-name="ce1">
            <text:p>24482</text:p>
          </table:table-cell>
          <table:table-cell office:value-type="string" table:style-name="ce1">
            <text:p>Success</text:p>
          </table:table-cell>
          <table:table-cell office:value-type="float" office:value="351011" table:style-name="ce1">
            <text:p>35101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2M23.111S" table:style-name="ce2">
            <text:p>02:23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661" table:style-name="ce1">
            <text:p>27661</text:p>
          </table:table-cell>
          <table:table-cell office:value-type="string" table:style-name="ce1">
            <text:p>Success</text:p>
          </table:table-cell>
          <table:table-cell office:value-type="float" office:value="351021" table:style-name="ce1">
            <text:p>351021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2M25.805S" table:style-name="ce2">
            <text:p>02:2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064" table:style-name="ce1">
            <text:p>25064</text:p>
          </table:table-cell>
          <table:table-cell office:value-type="string" table:style-name="ce1">
            <text:p>Success</text:p>
          </table:table-cell>
          <table:table-cell office:value-type="float" office:value="350975" table:style-name="ce1">
            <text:p>350975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2M25.368S" table:style-name="ce2">
            <text:p>02:2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5545" table:style-name="ce1">
            <text:p>25545</text:p>
          </table:table-cell>
          <table:table-cell office:value-type="string" table:style-name="ce1">
            <text:p>Success</text:p>
          </table:table-cell>
          <table:table-cell office:value-type="float" office:value="351020" table:style-name="ce1">
            <text:p>351020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2M50.778S" table:style-name="ce2">
            <text:p>02:5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2M23.811S" table:style-name="ce2">
            <text:p>02:2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7126" table:style-name="ce1">
            <text:p>27126</text:p>
          </table:table-cell>
          <table:table-cell office:value-type="string" table:style-name="ce1">
            <text:p>Success</text:p>
          </table:table-cell>
          <table:table-cell office:value-type="float" office:value="351022" table:style-name="ce1">
            <text:p>351022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2M25.847S" table:style-name="ce2">
            <text:p>02:2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5099" table:style-name="ce1">
            <text:p>25099</text:p>
          </table:table-cell>
          <table:table-cell office:value-type="string" table:style-name="ce1">
            <text:p>Success</text:p>
          </table:table-cell>
          <table:table-cell office:value-type="float" office:value="351011" table:style-name="ce1">
            <text:p>35101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2M50.595S" table:style-name="ce2">
            <text:p>02:50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2M26.105S" table:style-name="ce2">
            <text:p>02:26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863" table:style-name="ce1">
            <text:p>24863</text:p>
          </table:table-cell>
          <table:table-cell office:value-type="string" table:style-name="ce1">
            <text:p>Success</text:p>
          </table:table-cell>
          <table:table-cell office:value-type="float" office:value="351013" table:style-name="ce1">
            <text:p>351013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2M21.855S" table:style-name="ce2">
            <text:p>02:21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119" table:style-name="ce1">
            <text:p>29119</text:p>
          </table:table-cell>
          <table:table-cell office:value-type="string" table:style-name="ce1">
            <text:p>Success</text:p>
          </table:table-cell>
          <table:table-cell office:value-type="float" office:value="351027" table:style-name="ce1">
            <text:p>351027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2M50.745S" table:style-name="ce2">
            <text:p>02:5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2M50.751S" table:style-name="ce2">
            <text:p>02:5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2M23.825S" table:style-name="ce2">
            <text:p>02:23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7181" table:style-name="ce1">
            <text:p>27181</text:p>
          </table:table-cell>
          <table:table-cell office:value-type="string" table:style-name="ce1">
            <text:p>Success</text:p>
          </table:table-cell>
          <table:table-cell office:value-type="float" office:value="351023" table:style-name="ce1">
            <text:p>351023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2M22.939S" table:style-name="ce2">
            <text:p>02:22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085" table:style-name="ce1">
            <text:p>28085</text:p>
          </table:table-cell>
          <table:table-cell office:value-type="string" table:style-name="ce1">
            <text:p>Success</text:p>
          </table:table-cell>
          <table:table-cell office:value-type="float" office:value="351024" table:style-name="ce1">
            <text:p>351024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2M50.776S" table:style-name="ce2">
            <text:p>02:5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2M50.750S" table:style-name="ce2">
            <text:p>02:50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2M50.625S" table:style-name="ce2">
            <text:p>02:5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2M50.975S" table:style-name="ce2">
            <text:p>02:5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2M24.343S" table:style-name="ce2">
            <text:p>02:24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6889" table:style-name="ce1">
            <text:p>26889</text:p>
          </table:table-cell>
          <table:table-cell office:value-type="string" table:style-name="ce1">
            <text:p>Success</text:p>
          </table:table-cell>
          <table:table-cell office:value-type="float" office:value="351020" table:style-name="ce1">
            <text:p>351020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2M50.921S" table:style-name="ce2">
            <text:p>02:50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2M50.945S" table:style-name="ce2">
            <text:p>02:5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2M50.771S" table:style-name="ce2">
            <text:p>02:5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2M50.752S" table:style-name="ce2">
            <text:p>02:50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2M50.953S" table:style-name="ce2">
            <text:p>02:51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2M50.876S" table:style-name="ce2">
            <text:p>02:5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2M25.683S" table:style-name="ce2">
            <text:p>02:2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658" table:style-name="ce1">
            <text:p>25658</text:p>
          </table:table-cell>
          <table:table-cell office:value-type="string" table:style-name="ce1">
            <text:p>Success</text:p>
          </table:table-cell>
          <table:table-cell office:value-type="float" office:value="351012" table:style-name="ce1">
            <text:p>351012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2M25.127S" table:style-name="ce2">
            <text:p>02:2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239" table:style-name="ce1">
            <text:p>26239</text:p>
          </table:table-cell>
          <table:table-cell office:value-type="string" table:style-name="ce1">
            <text:p>Success</text:p>
          </table:table-cell>
          <table:table-cell office:value-type="float" office:value="351014" table:style-name="ce1">
            <text:p>351014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2M50.980S" table:style-name="ce2">
            <text:p>02:51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2M51.029S" table:style-name="ce2">
            <text:p>02:5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2M51.012S" table:style-name="ce2">
            <text:p>02:51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2M23.504S" table:style-name="ce2">
            <text:p>02:2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966" table:style-name="ce1">
            <text:p>27966</text:p>
          </table:table-cell>
          <table:table-cell office:value-type="string" table:style-name="ce1">
            <text:p>Success</text:p>
          </table:table-cell>
          <table:table-cell office:value-type="float" office:value="351022" table:style-name="ce1">
            <text:p>351022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2M50.752S" table:style-name="ce2">
            <text:p>02:5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2M51.255S" table:style-name="ce2">
            <text:p>02:5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2M51.352S" table:style-name="ce2">
            <text:p>02:5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2M21.790S" table:style-name="ce2">
            <text:p>02:21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9751" table:style-name="ce1">
            <text:p>29751</text:p>
          </table:table-cell>
          <table:table-cell office:value-type="string" table:style-name="ce1">
            <text:p>Success</text:p>
          </table:table-cell>
          <table:table-cell office:value-type="float" office:value="351028" table:style-name="ce1">
            <text:p>351028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2M25.309S" table:style-name="ce2">
            <text:p>02:2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304" table:style-name="ce1">
            <text:p>26304</text:p>
          </table:table-cell>
          <table:table-cell office:value-type="string" table:style-name="ce1">
            <text:p>Success</text:p>
          </table:table-cell>
          <table:table-cell office:value-type="float" office:value="351020" table:style-name="ce1">
            <text:p>351020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2M51.378S" table:style-name="ce2">
            <text:p>02:5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2M51.475S" table:style-name="ce2">
            <text:p>02:51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2M51.586S" table:style-name="ce2">
            <text:p>02:51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2M26.014S" table:style-name="ce2">
            <text:p>02:2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5736" table:style-name="ce1">
            <text:p>25736</text:p>
          </table:table-cell>
          <table:table-cell office:value-type="string" table:style-name="ce1">
            <text:p>Success</text:p>
          </table:table-cell>
          <table:table-cell office:value-type="float" office:value="351014" table:style-name="ce1">
            <text:p>35101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2M51.619S" table:style-name="ce2">
            <text:p>02:5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2M51.756S" table:style-name="ce2">
            <text:p>02:5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2M40.728S" table:style-name="ce2">
            <text:p>02:40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3832" table:style-name="ce1">
            <text:p>23832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2M41.365S" table:style-name="ce2">
            <text:p>02:41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3206" table:style-name="ce1">
            <text:p>2320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2M50.601S" table:style-name="ce2">
            <text:p>02:5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992" table:style-name="ce1">
            <text:p>13992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2M50.694S" table:style-name="ce2">
            <text:p>02:50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906" table:style-name="ce1">
            <text:p>1390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2M50.397S" table:style-name="ce2">
            <text:p>02:5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231" table:style-name="ce1">
            <text:p>14231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2M40.197S" table:style-name="ce2">
            <text:p>02:4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435" table:style-name="ce1">
            <text:p>24435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2M51.008S" table:style-name="ce2">
            <text:p>02:51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655" table:style-name="ce1">
            <text:p>13655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2M40.362S" table:style-name="ce2">
            <text:p>02:40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419" table:style-name="ce1">
            <text:p>24419</text:p>
          </table:table-cell>
          <table:table-cell office:value-type="string" table:style-name="ce1">
            <text:p>Success</text:p>
          </table:table-cell>
          <table:table-cell office:value-type="float" office:value="84497" table:style-name="ce1">
            <text:p>84497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2M40.560S" table:style-name="ce2">
            <text:p>02:40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251" table:style-name="ce1">
            <text:p>24251</text:p>
          </table:table-cell>
          <table:table-cell office:value-type="string" table:style-name="ce1">
            <text:p>Success</text:p>
          </table:table-cell>
          <table:table-cell office:value-type="float" office:value="84518" table:style-name="ce1">
            <text:p>84518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2M40.184S" table:style-name="ce2">
            <text:p>02:40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626" table:style-name="ce1">
            <text:p>24626</text:p>
          </table:table-cell>
          <table:table-cell office:value-type="string" table:style-name="ce1">
            <text:p>Success</text:p>
          </table:table-cell>
          <table:table-cell office:value-type="float" office:value="84513" table:style-name="ce1">
            <text:p>84513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2M51.283S" table:style-name="ce2">
            <text:p>02:5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531" table:style-name="ce1">
            <text:p>13531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2M40.553S" table:style-name="ce2">
            <text:p>02:4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4265" table:style-name="ce1">
            <text:p>24265</text:p>
          </table:table-cell>
          <table:table-cell office:value-type="string" table:style-name="ce1">
            <text:p>Success</text:p>
          </table:table-cell>
          <table:table-cell office:value-type="float" office:value="84518" table:style-name="ce1">
            <text:p>84518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2M40.766S" table:style-name="ce2">
            <text:p>02:4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4057" table:style-name="ce1">
            <text:p>24057</text:p>
          </table:table-cell>
          <table:table-cell office:value-type="string" table:style-name="ce1">
            <text:p>Success</text:p>
          </table:table-cell>
          <table:table-cell office:value-type="float" office:value="84518" table:style-name="ce1">
            <text:p>84518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2M40.541S" table:style-name="ce2">
            <text:p>02:40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286" table:style-name="ce1">
            <text:p>24286</text:p>
          </table:table-cell>
          <table:table-cell office:value-type="string" table:style-name="ce1">
            <text:p>Success</text:p>
          </table:table-cell>
          <table:table-cell office:value-type="float" office:value="84518" table:style-name="ce1">
            <text:p>84518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2M51.732S" table:style-name="ce2">
            <text:p>02:51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100" table:style-name="ce1">
            <text:p>1310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2M40.190S" table:style-name="ce2">
            <text:p>02:40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649" table:style-name="ce1">
            <text:p>24649</text:p>
          </table:table-cell>
          <table:table-cell office:value-type="string" table:style-name="ce1">
            <text:p>Success</text:p>
          </table:table-cell>
          <table:table-cell office:value-type="float" office:value="84517" table:style-name="ce1">
            <text:p>84517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2M51.813S" table:style-name="ce2">
            <text:p>02:5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035" table:style-name="ce1">
            <text:p>13035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2M51.515S" table:style-name="ce2">
            <text:p>02:5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337" table:style-name="ce1">
            <text:p>13337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2M51.275S" table:style-name="ce2">
            <text:p>02:51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580" table:style-name="ce1">
            <text:p>1358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2M51.179S" table:style-name="ce2">
            <text:p>02:51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3678" table:style-name="ce1">
            <text:p>13678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2M50.938S" table:style-name="ce2">
            <text:p>02:50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926" table:style-name="ce1">
            <text:p>1392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2M51.782S" table:style-name="ce2">
            <text:p>02:51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2M51.430S" table:style-name="ce2">
            <text:p>02:5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439" table:style-name="ce1">
            <text:p>13439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2M40.537S" table:style-name="ce2">
            <text:p>02:40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336" table:style-name="ce1">
            <text:p>2433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2M50.748S" table:style-name="ce2">
            <text:p>02:50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126" table:style-name="ce1">
            <text:p>1412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2M51.243S" table:style-name="ce2">
            <text:p>02:51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640" table:style-name="ce1">
            <text:p>1364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2M47.841S" table:style-name="ce2">
            <text:p>02:47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048" table:style-name="ce1">
            <text:p>17048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2M41.126S" table:style-name="ce2">
            <text:p>02:41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763" table:style-name="ce1">
            <text:p>23763</text:p>
          </table:table-cell>
          <table:table-cell office:value-type="string" table:style-name="ce1">
            <text:p>Success</text:p>
          </table:table-cell>
          <table:table-cell office:value-type="float" office:value="84517" table:style-name="ce1">
            <text:p>84517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2M51.396S" table:style-name="ce2">
            <text:p>02:51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499" table:style-name="ce1">
            <text:p>13499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2M50.995S" table:style-name="ce2">
            <text:p>02:5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913" table:style-name="ce1">
            <text:p>13913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2M50.956S" table:style-name="ce2">
            <text:p>02:5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953" table:style-name="ce1">
            <text:p>13953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2M51.544S" table:style-name="ce2">
            <text:p>02:5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365" table:style-name="ce1">
            <text:p>13365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2M42.079S" table:style-name="ce2">
            <text:p>02:4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833" table:style-name="ce1">
            <text:p>22833</text:p>
          </table:table-cell>
          <table:table-cell office:value-type="string" table:style-name="ce1">
            <text:p>Success</text:p>
          </table:table-cell>
          <table:table-cell office:value-type="float" office:value="84503" table:style-name="ce1">
            <text:p>84503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2M50.634S" table:style-name="ce2">
            <text:p>02:50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280" table:style-name="ce1">
            <text:p>1428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2M51.649S" table:style-name="ce2">
            <text:p>02:5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266" table:style-name="ce1">
            <text:p>1326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2M50.605S" table:style-name="ce2">
            <text:p>02:50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314" table:style-name="ce1">
            <text:p>14314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2M51.291S" table:style-name="ce2">
            <text:p>02:51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630" table:style-name="ce1">
            <text:p>1363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2M49.487S" table:style-name="ce2">
            <text:p>02:49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437" table:style-name="ce1">
            <text:p>15437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2M40.534S" table:style-name="ce2">
            <text:p>02:4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392" table:style-name="ce1">
            <text:p>24392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2M51.307S" table:style-name="ce2">
            <text:p>02:5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622" table:style-name="ce1">
            <text:p>13622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2M51.392S" table:style-name="ce2">
            <text:p>02:51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536" table:style-name="ce1">
            <text:p>1353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2M48.384S" table:style-name="ce2">
            <text:p>02:4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548" table:style-name="ce1">
            <text:p>16548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2M51.255S" table:style-name="ce2">
            <text:p>02:51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678" table:style-name="ce1">
            <text:p>13678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2M50.633S" table:style-name="ce2">
            <text:p>02:5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310" table:style-name="ce1">
            <text:p>1431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2M41.282S" table:style-name="ce2">
            <text:p>02:41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661" table:style-name="ce1">
            <text:p>23661</text:p>
          </table:table-cell>
          <table:table-cell office:value-type="string" table:style-name="ce1">
            <text:p>Success</text:p>
          </table:table-cell>
          <table:table-cell office:value-type="float" office:value="84511" table:style-name="ce1">
            <text:p>84511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2M42.081S" table:style-name="ce2">
            <text:p>02:42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873" table:style-name="ce1">
            <text:p>22873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2M41.356S" table:style-name="ce2">
            <text:p>02:41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598" table:style-name="ce1">
            <text:p>23598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2M49.066S" table:style-name="ce2">
            <text:p>02:4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937" table:style-name="ce1">
            <text:p>15937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2M49.536S" table:style-name="ce2">
            <text:p>02:49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469" table:style-name="ce1">
            <text:p>15469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2M51.486S" table:style-name="ce2">
            <text:p>02:51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520" table:style-name="ce1">
            <text:p>1352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2M40.796S" table:style-name="ce2">
            <text:p>02:4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218" table:style-name="ce1">
            <text:p>24218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2M41.290S" table:style-name="ce2">
            <text:p>02:4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725" table:style-name="ce1">
            <text:p>23725</text:p>
          </table:table-cell>
          <table:table-cell office:value-type="string" table:style-name="ce1">
            <text:p>Success</text:p>
          </table:table-cell>
          <table:table-cell office:value-type="float" office:value="84517" table:style-name="ce1">
            <text:p>8451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2M50.747S" table:style-name="ce2">
            <text:p>02:5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275" table:style-name="ce1">
            <text:p>14275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2M50.696S" table:style-name="ce2">
            <text:p>02:50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350" table:style-name="ce1">
            <text:p>14350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2M51.302S" table:style-name="ce2">
            <text:p>02:51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748" table:style-name="ce1">
            <text:p>13748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2M49.506S" table:style-name="ce2">
            <text:p>02:49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554" table:style-name="ce1">
            <text:p>15554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2M51.036S" table:style-name="ce2">
            <text:p>02:5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026" table:style-name="ce1">
            <text:p>14026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2M47.483S" table:style-name="ce2">
            <text:p>02:4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583" table:style-name="ce1">
            <text:p>17583</text:p>
          </table:table-cell>
          <table:table-cell office:value-type="string" table:style-name="ce1">
            <text:p>Success</text:p>
          </table:table-cell>
          <table:table-cell office:value-type="float" office:value="84519" table:style-name="ce1">
            <text:p>8451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2M51.672S" table:style-name="ce2">
            <text:p>02:5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395" table:style-name="ce1">
            <text:p>13395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2M51.237S" table:style-name="ce2">
            <text:p>02:5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832" table:style-name="ce1">
            <text:p>13832</text:p>
          </table:table-cell>
          <table:table-cell office:value-type="string" table:style-name="ce1">
            <text:p>Success</text:p>
          </table:table-cell>
          <table:table-cell office:value-type="float" office:value="84515" table:style-name="ce1">
            <text:p>84515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3M4.817S" table:style-name="ce2">
            <text:p>03:0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205" table:style-name="ce1">
            <text:p>420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3M4.908S" table:style-name="ce2">
            <text:p>03:0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121" table:style-name="ce1">
            <text:p>4121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3M4.563S" table:style-name="ce2">
            <text:p>03:04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12" table:style-name="ce1">
            <text:p>451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3M4.785S" table:style-name="ce2">
            <text:p>03:0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13" table:style-name="ce1">
            <text:p>4313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3M5.062S" table:style-name="ce2">
            <text:p>03:0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055" table:style-name="ce1">
            <text:p>405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3M4.836S" table:style-name="ce2">
            <text:p>03:0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284" table:style-name="ce1">
            <text:p>428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3M4.636S" table:style-name="ce2">
            <text:p>03:0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03" table:style-name="ce1">
            <text:p>4503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3M4.866S" table:style-name="ce2">
            <text:p>03:04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46" table:style-name="ce1">
            <text:p>4346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3M4.822S" table:style-name="ce2">
            <text:p>03:0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12" table:style-name="ce1">
            <text:p>4412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3M4.911S" table:style-name="ce2">
            <text:p>03:04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397" table:style-name="ce1">
            <text:p>439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3M4.831S" table:style-name="ce2">
            <text:p>03:0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83" table:style-name="ce1">
            <text:p>4483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3M5.009S" table:style-name="ce2">
            <text:p>03:0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16" table:style-name="ce1">
            <text:p>4316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3M4.595S" table:style-name="ce2">
            <text:p>03:0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37" table:style-name="ce1">
            <text:p>473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3M4.854S" table:style-name="ce2">
            <text:p>03:0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10" table:style-name="ce1">
            <text:p>451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3M4.956S" table:style-name="ce2">
            <text:p>03:0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17" table:style-name="ce1">
            <text:p>441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3M4.911S" table:style-name="ce2">
            <text:p>03:04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73" table:style-name="ce1">
            <text:p>4473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3M4.890S" table:style-name="ce2">
            <text:p>03:0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63" table:style-name="ce1">
            <text:p>4563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3M4.886S" table:style-name="ce2">
            <text:p>03:04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79" table:style-name="ce1">
            <text:p>457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3M4.666S" table:style-name="ce2">
            <text:p>03:04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32" table:style-name="ce1">
            <text:p>483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3M4.826S" table:style-name="ce2">
            <text:p>03:0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73" table:style-name="ce1">
            <text:p>4673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3M5.010S" table:style-name="ce2">
            <text:p>03:0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92" table:style-name="ce1">
            <text:p>449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3M4.868S" table:style-name="ce2">
            <text:p>03:0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35" table:style-name="ce1">
            <text:p>463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3M4.917S" table:style-name="ce2">
            <text:p>03:0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3M4.945S" table:style-name="ce2">
            <text:p>03:0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69" table:style-name="ce1">
            <text:p>456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3M5.023S" table:style-name="ce2">
            <text:p>03:05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3M4.878S" table:style-name="ce2">
            <text:p>03:0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69" table:style-name="ce1">
            <text:p>466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3M4.897S" table:style-name="ce2">
            <text:p>03:04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51" table:style-name="ce1">
            <text:p>4651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3M4.892S" table:style-name="ce2">
            <text:p>03:0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57" table:style-name="ce1">
            <text:p>4657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3M4.632S" table:style-name="ce2">
            <text:p>03:0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18" table:style-name="ce1">
            <text:p>491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3M4.815S" table:style-name="ce2">
            <text:p>03:0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85" table:style-name="ce1">
            <text:p>4785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3M4.851S" table:style-name="ce2">
            <text:p>03:04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64" table:style-name="ce1">
            <text:p>476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3M4.923S" table:style-name="ce2">
            <text:p>03:0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3M4.573S" table:style-name="ce2">
            <text:p>03:0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64" table:style-name="ce1">
            <text:p>506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3M5.069S" table:style-name="ce2">
            <text:p>03:0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594" table:style-name="ce1">
            <text:p>459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3M4.818S" table:style-name="ce2">
            <text:p>03:04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45" table:style-name="ce1">
            <text:p>4845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3M5.005S" table:style-name="ce2">
            <text:p>03:0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3M5.017S" table:style-name="ce2">
            <text:p>03:0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53" table:style-name="ce1">
            <text:p>4653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3M4.876S" table:style-name="ce2">
            <text:p>03:0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30" table:style-name="ce1">
            <text:p>483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3M4.934S" table:style-name="ce2">
            <text:p>03:0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79" table:style-name="ce1">
            <text:p>477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3M5.068S" table:style-name="ce2">
            <text:p>03:0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70" table:style-name="ce1">
            <text:p>467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3M5.048S" table:style-name="ce2">
            <text:p>03:0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44" table:style-name="ce1">
            <text:p>474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3M4.915S" table:style-name="ce2">
            <text:p>03:04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79" table:style-name="ce1">
            <text:p>487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3M4.927S" table:style-name="ce2">
            <text:p>03:0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85" table:style-name="ce1">
            <text:p>488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3M4.926S" table:style-name="ce2">
            <text:p>03:0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52" table:style-name="ce1">
            <text:p>495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3M4.857S" table:style-name="ce2">
            <text:p>03:0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55" table:style-name="ce1">
            <text:p>5055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3M4.604S" table:style-name="ce2">
            <text:p>03:04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317" table:style-name="ce1">
            <text:p>531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3M4.845S" table:style-name="ce2">
            <text:p>03:0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78" table:style-name="ce1">
            <text:p>5078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3M4.872S" table:style-name="ce2">
            <text:p>03:04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59" table:style-name="ce1">
            <text:p>505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3M5.017S" table:style-name="ce2">
            <text:p>03:0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28" table:style-name="ce1">
            <text:p>492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3M4.931S" table:style-name="ce2">
            <text:p>03:0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29" table:style-name="ce1">
            <text:p>5029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3M5.052S" table:style-name="ce2">
            <text:p>03:0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17" table:style-name="ce1">
            <text:p>4917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3M4.935S" table:style-name="ce2">
            <text:p>03:04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38" table:style-name="ce1">
            <text:p>5038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3M5.066S" table:style-name="ce2">
            <text:p>03:0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30" table:style-name="ce1">
            <text:p>493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3M5.064S" table:style-name="ce2">
            <text:p>03:05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46" table:style-name="ce1">
            <text:p>4946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3M4.863S" table:style-name="ce2">
            <text:p>03:0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151" table:style-name="ce1">
            <text:p>5151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3M4.956S" table:style-name="ce2">
            <text:p>03:05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62" table:style-name="ce1">
            <text:p>506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3M4.946S" table:style-name="ce2">
            <text:p>03:04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3M4.920S" table:style-name="ce2">
            <text:p>03:0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02" table:style-name="ce1">
            <text:p>5102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3M4.913S" table:style-name="ce2">
            <text:p>03:0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23" table:style-name="ce1">
            <text:p>5123</text:p>
          </table:table-cell>
          <table:table-cell office:value-type="string" table:style-name="ce1">
            <text:p>Success</text:p>
          </table:table-cell>
          <table:table-cell office:value-type="float" office:value="44029" table:style-name="ce1">
            <text:p>44029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3M4.932S" table:style-name="ce2">
            <text:p>03:0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20" table:style-name="ce1">
            <text:p>5120</text:p>
          </table:table-cell>
          <table:table-cell office:value-type="string" table:style-name="ce1">
            <text:p>Success</text:p>
          </table:table-cell>
          <table:table-cell office:value-type="float" office:value="44027" table:style-name="ce1">
            <text:p>44027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3M9.933S" table:style-name="ce2">
            <text:p>03:0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48347" table:style-name="ce1">
            <text:p>48347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3M11.272S" table:style-name="ce2">
            <text:p>03:11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44167" table:style-name="ce1">
            <text:p>4416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3M11.779S" table:style-name="ce2">
            <text:p>03:1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3348" table:style-name="ce1">
            <text:p>3348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3M12.148S" table:style-name="ce2">
            <text:p>03:1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3M12.371S" table:style-name="ce2">
            <text:p>03:1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3M12.573S" table:style-name="ce2">
            <text:p>03:1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3M9.119S" table:style-name="ce2">
            <text:p>03:0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926" table:style-name="ce1">
            <text:p>3926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3M12.836S" table:style-name="ce2">
            <text:p>03:1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3M13.047S" table:style-name="ce2">
            <text:p>03:1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5460" table:style-name="ce1">
            <text:p>5460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3M10.013S" table:style-name="ce2">
            <text:p>03:1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3M13.080S" table:style-name="ce2">
            <text:p>03:13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44159" table:style-name="ce1">
            <text:p>44159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3M9.716S" table:style-name="ce2">
            <text:p>03:0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64" table:style-name="ce1">
            <text:p>3564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3M13.237S" table:style-name="ce2">
            <text:p>03:13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7577" table:style-name="ce1">
            <text:p>7577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3M13.281S" table:style-name="ce2">
            <text:p>03:1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3M13.425S" table:style-name="ce2">
            <text:p>03:13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9693" table:style-name="ce1">
            <text:p>9693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3M9.963S" table:style-name="ce2">
            <text:p>03:1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3M9.216S" table:style-name="ce2">
            <text:p>03:0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365" table:style-name="ce1">
            <text:p>4365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3M13.254S" table:style-name="ce2">
            <text:p>03:13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3M13.567S" table:style-name="ce2">
            <text:p>03:13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3M10.056S" table:style-name="ce2">
            <text:p>03:1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660" table:style-name="ce1">
            <text:p>3660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3M9.332S" table:style-name="ce2">
            <text:p>03:0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399" table:style-name="ce1">
            <text:p>4399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3M13.604S" table:style-name="ce2">
            <text:p>03:1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9709" table:style-name="ce1">
            <text:p>9709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3M9.123S" table:style-name="ce2">
            <text:p>03:0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771" table:style-name="ce1">
            <text:p>4771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3M9.318S" table:style-name="ce2">
            <text:p>03:0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78" table:style-name="ce1">
            <text:p>4578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3M9.502S" table:style-name="ce2">
            <text:p>03:09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401" table:style-name="ce1">
            <text:p>4401</text:p>
          </table:table-cell>
          <table:table-cell office:value-type="string" table:style-name="ce1">
            <text:p>Success</text:p>
          </table:table-cell>
          <table:table-cell office:value-type="float" office:value="47482" table:style-name="ce1">
            <text:p>47482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3M13.683S" table:style-name="ce2">
            <text:p>03:13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11810" table:style-name="ce1">
            <text:p>11810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3M13.370S" table:style-name="ce2">
            <text:p>03:13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3M9.079S" table:style-name="ce2">
            <text:p>03:0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3M13.733S" table:style-name="ce2">
            <text:p>03:1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13926" table:style-name="ce1">
            <text:p>13926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3M13.561S" table:style-name="ce2">
            <text:p>03:13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3M9.924S" table:style-name="ce2">
            <text:p>03:0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51" table:style-name="ce1">
            <text:p>4451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3M13.718S" table:style-name="ce2">
            <text:p>03:1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3M9.239S" table:style-name="ce2">
            <text:p>03:0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159" table:style-name="ce1">
            <text:p>5159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3M13.154S" table:style-name="ce2">
            <text:p>03:1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Success</text:p>
          </table:table-cell>
          <table:table-cell office:value-type="float" office:value="64841" table:style-name="ce1">
            <text:p>64841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3M9.742S" table:style-name="ce2">
            <text:p>03:09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658" table:style-name="ce1">
            <text:p>465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3M13.905S" table:style-name="ce2">
            <text:p>03:1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16025" table:style-name="ce1">
            <text:p>16025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3M13.968S" table:style-name="ce2">
            <text:p>03:14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18159" table:style-name="ce1">
            <text:p>18159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3M13.896S" table:style-name="ce2">
            <text:p>03:1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18159" table:style-name="ce1">
            <text:p>18159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3M13.583S" table:style-name="ce2">
            <text:p>03:1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3M13.898S" table:style-name="ce2">
            <text:p>03:1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3M9.926S" table:style-name="ce2">
            <text:p>03:09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3M14.082S" table:style-name="ce2">
            <text:p>03:14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20276" table:style-name="ce1">
            <text:p>20276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3M14.377S" table:style-name="ce2">
            <text:p>03:1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3M14.400S" table:style-name="ce2">
            <text:p>03:1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4511" table:style-name="ce1">
            <text:p>24511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3M9.669S" table:style-name="ce2">
            <text:p>03:0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3M14.388S" table:style-name="ce2">
            <text:p>03:1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26629" table:style-name="ce1">
            <text:p>26629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3M9.457S" table:style-name="ce2">
            <text:p>03:0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82" table:style-name="ce1">
            <text:p>5682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3M9.916S" table:style-name="ce2">
            <text:p>03:09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338" table:style-name="ce1">
            <text:p>533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3M15.100S" table:style-name="ce2">
            <text:p>03:1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3M14.398S" table:style-name="ce2">
            <text:p>03:14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3M9.388S" table:style-name="ce2">
            <text:p>03:09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34" table:style-name="ce1">
            <text:p>6034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3M14.644S" table:style-name="ce2">
            <text:p>03:1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28748" table:style-name="ce1">
            <text:p>28748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3M9.468S" table:style-name="ce2">
            <text:p>03:0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83" table:style-name="ce1">
            <text:p>598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3M9.973S" table:style-name="ce2">
            <text:p>03:10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553" table:style-name="ce1">
            <text:p>555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3M9.816S" table:style-name="ce2">
            <text:p>03:0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65" table:style-name="ce1">
            <text:p>5765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3M9.033S" table:style-name="ce2">
            <text:p>03:0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549" table:style-name="ce1">
            <text:p>6549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3M9.500S" table:style-name="ce2">
            <text:p>03:09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097" table:style-name="ce1">
            <text:p>6097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3M14.282S" table:style-name="ce2">
            <text:p>03:1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3M14.772S" table:style-name="ce2">
            <text:p>03:1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30864" table:style-name="ce1">
            <text:p>30864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3M9.619S" table:style-name="ce2">
            <text:p>03:09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139" table:style-name="ce1">
            <text:p>6139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3M9.377S" table:style-name="ce2">
            <text:p>03:09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384" table:style-name="ce1">
            <text:p>6384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3M15.100S" table:style-name="ce2">
            <text:p>03:1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3M13.922S" table:style-name="ce2">
            <text:p>03:13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3M9.673S" table:style-name="ce2">
            <text:p>03:0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90" table:style-name="ce1">
            <text:p>6190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3M10.020S" table:style-name="ce2">
            <text:p>03:1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938" table:style-name="ce1">
            <text:p>5938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3M9.548S" table:style-name="ce2">
            <text:p>03:09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495" table:style-name="ce1">
            <text:p>6495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3M9.667S" table:style-name="ce2">
            <text:p>03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396" table:style-name="ce1">
            <text:p>6396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3M9.796S" table:style-name="ce2">
            <text:p>03:0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343" table:style-name="ce1">
            <text:p>634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3M9.103S" table:style-name="ce2">
            <text:p>03:09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185" table:style-name="ce1">
            <text:p>7185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3M15.959S" table:style-name="ce2">
            <text:p>03:1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3M9.977S" table:style-name="ce2">
            <text:p>03:1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356" table:style-name="ce1">
            <text:p>6356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3M9.667S" table:style-name="ce2">
            <text:p>03:0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714" table:style-name="ce1">
            <text:p>6714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3M9.626S" table:style-name="ce2">
            <text:p>03:0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844" table:style-name="ce1">
            <text:p>6844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3M9.336S" table:style-name="ce2">
            <text:p>03:0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169" table:style-name="ce1">
            <text:p>7169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3M10.039S" table:style-name="ce2">
            <text:p>03:1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522" table:style-name="ce1">
            <text:p>6522</text:p>
          </table:table-cell>
          <table:table-cell office:value-type="string" table:style-name="ce1">
            <text:p>Success</text:p>
          </table:table-cell>
          <table:table-cell office:value-type="float" office:value="47504" table:style-name="ce1">
            <text:p>47504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3M16.066S" table:style-name="ce2">
            <text:p>03:1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3M15.598S" table:style-name="ce2">
            <text:p>03:15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3M10.000S" table:style-name="ce2">
            <text:p>03:1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718" table:style-name="ce1">
            <text:p>6718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3M10.027S" table:style-name="ce2">
            <text:p>03:1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691" table:style-name="ce1">
            <text:p>6691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3M16.291S" table:style-name="ce2">
            <text:p>03:1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3M9.601S" table:style-name="ce2">
            <text:p>03:0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153" table:style-name="ce1">
            <text:p>7153</text:p>
          </table:table-cell>
          <table:table-cell office:value-type="string" table:style-name="ce1">
            <text:p>Success</text:p>
          </table:table-cell>
          <table:table-cell office:value-type="float" office:value="47496" table:style-name="ce1">
            <text:p>47496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3M10.018S" table:style-name="ce2">
            <text:p>03:1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758" table:style-name="ce1">
            <text:p>675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3M15.866S" table:style-name="ce2">
            <text:p>03:1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3M9.508S" table:style-name="ce2">
            <text:p>03:09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413" table:style-name="ce1">
            <text:p>741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3M14.958S" table:style-name="ce2">
            <text:p>03:15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Success</text:p>
          </table:table-cell>
          <table:table-cell office:value-type="float" office:value="32983" table:style-name="ce1">
            <text:p>32983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3M10.022S" table:style-name="ce2">
            <text:p>03:1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971" table:style-name="ce1">
            <text:p>6971</text:p>
          </table:table-cell>
          <table:table-cell office:value-type="string" table:style-name="ce1">
            <text:p>Success</text:p>
          </table:table-cell>
          <table:table-cell office:value-type="float" office:value="47495" table:style-name="ce1">
            <text:p>47495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3M9.641S" table:style-name="ce2">
            <text:p>03:0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407" table:style-name="ce1">
            <text:p>7407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3M9.553S" table:style-name="ce2">
            <text:p>03:09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499" table:style-name="ce1">
            <text:p>7499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3M16.142S" table:style-name="ce2">
            <text:p>03:1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3M9.948S" table:style-name="ce2">
            <text:p>03:0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171" table:style-name="ce1">
            <text:p>7171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3M16.506S" table:style-name="ce2">
            <text:p>03:16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3M13.869S" table:style-name="ce2">
            <text:p>03:1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311" table:style-name="ce1">
            <text:p>33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3M9.506S" table:style-name="ce2">
            <text:p>03:09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694" table:style-name="ce1">
            <text:p>7694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3M9.798S" table:style-name="ce2">
            <text:p>03:09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408" table:style-name="ce1">
            <text:p>740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3M16.719S" table:style-name="ce2">
            <text:p>03:16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3M9.504S" table:style-name="ce2">
            <text:p>03:09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785" table:style-name="ce1">
            <text:p>7785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3M9.024S" table:style-name="ce2">
            <text:p>03:0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266" table:style-name="ce1">
            <text:p>8266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3M9.311S" table:style-name="ce2">
            <text:p>03:0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173" table:style-name="ce1">
            <text:p>8173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3M9.552S" table:style-name="ce2">
            <text:p>03:0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940" table:style-name="ce1">
            <text:p>7940</text:p>
          </table:table-cell>
          <table:table-cell office:value-type="string" table:style-name="ce1">
            <text:p>Success</text:p>
          </table:table-cell>
          <table:table-cell office:value-type="float" office:value="47500" table:style-name="ce1">
            <text:p>47500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3M16.922S" table:style-name="ce2">
            <text:p>03:1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3M9.880S" table:style-name="ce2">
            <text:p>03:0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655" table:style-name="ce1">
            <text:p>7655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3M9.710S" table:style-name="ce2">
            <text:p>03:0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927" table:style-name="ce1">
            <text:p>7927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3M9.547S" table:style-name="ce2">
            <text:p>03:09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104" table:style-name="ce1">
            <text:p>8104</text:p>
          </table:table-cell>
          <table:table-cell office:value-type="string" table:style-name="ce1">
            <text:p>Success</text:p>
          </table:table-cell>
          <table:table-cell office:value-type="float" office:value="47503" table:style-name="ce1">
            <text:p>47503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3M9.550S" table:style-name="ce2">
            <text:p>03:0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111" table:style-name="ce1">
            <text:p>8111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3M17.293S" table:style-name="ce2">
            <text:p>03:1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3M9.517S" table:style-name="ce2">
            <text:p>03:0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158" table:style-name="ce1">
            <text:p>815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3M16.946S" table:style-name="ce2">
            <text:p>03:16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3M17.202S" table:style-name="ce2">
            <text:p>03:1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3M9.368S" table:style-name="ce2">
            <text:p>03:09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398" table:style-name="ce1">
            <text:p>839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3M9.140S" table:style-name="ce2">
            <text:p>03:0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628" table:style-name="ce1">
            <text:p>8628</text:p>
          </table:table-cell>
          <table:table-cell office:value-type="string" table:style-name="ce1">
            <text:p>Success</text:p>
          </table:table-cell>
          <table:table-cell office:value-type="float" office:value="47499" table:style-name="ce1">
            <text:p>47499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3M15.125S" table:style-name="ce2">
            <text:p>03:15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Success</text:p>
          </table:table-cell>
          <table:table-cell office:value-type="float" office:value="37229" table:style-name="ce1">
            <text:p>37229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3M15.258S" table:style-name="ce2">
            <text:p>03:1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Success</text:p>
          </table:table-cell>
          <table:table-cell office:value-type="float" office:value="39348" table:style-name="ce1">
            <text:p>3934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3M15.140S" table:style-name="ce2">
            <text:p>03:15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37233" table:style-name="ce1">
            <text:p>37233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3M17.484S" table:style-name="ce2">
            <text:p>03:1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3M17.829S" table:style-name="ce2">
            <text:p>03:1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3M17.639S" table:style-name="ce2">
            <text:p>03:1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3M17.941S" table:style-name="ce2">
            <text:p>03:17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3M17.955S" table:style-name="ce2">
            <text:p>03:1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3M15.848S" table:style-name="ce2">
            <text:p>03:1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3M15.453S" table:style-name="ce2">
            <text:p>03:15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98" table:style-name="ce1">
            <text:p>3298</text:p>
          </table:table-cell>
          <table:table-cell office:value-type="string" table:style-name="ce1">
            <text:p>Success</text:p>
          </table:table-cell>
          <table:table-cell office:value-type="float" office:value="45712" table:style-name="ce1">
            <text:p>45712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3M15.424S" table:style-name="ce2">
            <text:p>03:1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426" table:style-name="ce1">
            <text:p>3426</text:p>
          </table:table-cell>
          <table:table-cell office:value-type="string" table:style-name="ce1">
            <text:p>Success</text:p>
          </table:table-cell>
          <table:table-cell office:value-type="float" office:value="45715" table:style-name="ce1">
            <text:p>45715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3M18.754S" table:style-name="ce2">
            <text:p>03:1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3M15.303S" table:style-name="ce2">
            <text:p>03:1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790" table:style-name="ce1">
            <text:p>3790</text:p>
          </table:table-cell>
          <table:table-cell office:value-type="string" table:style-name="ce1">
            <text:p>Success</text:p>
          </table:table-cell>
          <table:table-cell office:value-type="float" office:value="45725" table:style-name="ce1">
            <text:p>45725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3M15.754S" table:style-name="ce2">
            <text:p>03:15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54" table:style-name="ce1">
            <text:p>3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3M15.340S" table:style-name="ce2">
            <text:p>03:1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202" table:style-name="ce1">
            <text:p>4202</text:p>
          </table:table-cell>
          <table:table-cell office:value-type="string" table:style-name="ce1">
            <text:p>Success</text:p>
          </table:table-cell>
          <table:table-cell office:value-type="float" office:value="45720" table:style-name="ce1">
            <text:p>45720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3M15.529S" table:style-name="ce2">
            <text:p>03:15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22" table:style-name="ce1">
            <text:p>4022</text:p>
          </table:table-cell>
          <table:table-cell office:value-type="string" table:style-name="ce1">
            <text:p>Success</text:p>
          </table:table-cell>
          <table:table-cell office:value-type="float" office:value="47838" table:style-name="ce1">
            <text:p>4783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3M15.426S" table:style-name="ce2">
            <text:p>03:15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447" table:style-name="ce1">
            <text:p>4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3M15.583S" table:style-name="ce2">
            <text:p>03:1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465" table:style-name="ce1">
            <text:p>4465</text:p>
          </table:table-cell>
          <table:table-cell office:value-type="string" table:style-name="ce1">
            <text:p>Success</text:p>
          </table:table-cell>
          <table:table-cell office:value-type="float" office:value="52079" table:style-name="ce1">
            <text:p>52079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3M15.587S" table:style-name="ce2">
            <text:p>03:15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461" table:style-name="ce1">
            <text:p>4461</text:p>
          </table:table-cell>
          <table:table-cell office:value-type="string" table:style-name="ce1">
            <text:p>Success</text:p>
          </table:table-cell>
          <table:table-cell office:value-type="float" office:value="52080" table:style-name="ce1">
            <text:p>52080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3M20.049S" table:style-name="ce2">
            <text:p>03:2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3M15.659S" table:style-name="ce2">
            <text:p>03:1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760" table:style-name="ce1">
            <text:p>4760</text:p>
          </table:table-cell>
          <table:table-cell office:value-type="string" table:style-name="ce1">
            <text:p>Success</text:p>
          </table:table-cell>
          <table:table-cell office:value-type="float" office:value="52096" table:style-name="ce1">
            <text:p>52096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3M15.760S" table:style-name="ce2">
            <text:p>03:1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89" table:style-name="ce1">
            <text:p>4789</text:p>
          </table:table-cell>
          <table:table-cell office:value-type="string" table:style-name="ce1">
            <text:p>Success</text:p>
          </table:table-cell>
          <table:table-cell office:value-type="float" office:value="56318" table:style-name="ce1">
            <text:p>5631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3M15.126S" table:style-name="ce2">
            <text:p>03:1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729" table:style-name="ce1">
            <text:p>57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3M15.846S" table:style-name="ce2">
            <text:p>03:1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015" table:style-name="ce1">
            <text:p>5015</text:p>
          </table:table-cell>
          <table:table-cell office:value-type="string" table:style-name="ce1">
            <text:p>Success</text:p>
          </table:table-cell>
          <table:table-cell office:value-type="float" office:value="56332" table:style-name="ce1">
            <text:p>56332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3M14.995S" table:style-name="ce2">
            <text:p>03:1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009" table:style-name="ce1">
            <text:p>6009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3M14.618S" table:style-name="ce2">
            <text:p>03:1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460" table:style-name="ce1">
            <text:p>6460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3M15.762S" table:style-name="ce2">
            <text:p>03:1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350" table:style-name="ce1">
            <text:p>5350</text:p>
          </table:table-cell>
          <table:table-cell office:value-type="string" table:style-name="ce1">
            <text:p>Success</text:p>
          </table:table-cell>
          <table:table-cell office:value-type="float" office:value="56321" table:style-name="ce1">
            <text:p>56321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3M16.046S" table:style-name="ce2">
            <text:p>03:1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201" table:style-name="ce1">
            <text:p>5201</text:p>
          </table:table-cell>
          <table:table-cell office:value-type="string" table:style-name="ce1">
            <text:p>Success</text:p>
          </table:table-cell>
          <table:table-cell office:value-type="float" office:value="58442" table:style-name="ce1">
            <text:p>58442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3M21.114S" table:style-name="ce2">
            <text:p>03:21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3M16.316S" table:style-name="ce2">
            <text:p>03:1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62" table:style-name="ce1">
            <text:p>5262</text:p>
          </table:table-cell>
          <table:table-cell office:value-type="string" table:style-name="ce1">
            <text:p>Success</text:p>
          </table:table-cell>
          <table:table-cell office:value-type="float" office:value="60563" table:style-name="ce1">
            <text:p>60563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3M16.472S" table:style-name="ce2">
            <text:p>03:16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590" table:style-name="ce1">
            <text:p>5590</text:p>
          </table:table-cell>
          <table:table-cell office:value-type="string" table:style-name="ce1">
            <text:p>Success</text:p>
          </table:table-cell>
          <table:table-cell office:value-type="float" office:value="64803" table:style-name="ce1">
            <text:p>64803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3M16.335S" table:style-name="ce2">
            <text:p>03:1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772" table:style-name="ce1">
            <text:p>5772</text:p>
          </table:table-cell>
          <table:table-cell office:value-type="string" table:style-name="ce1">
            <text:p>Success</text:p>
          </table:table-cell>
          <table:table-cell office:value-type="float" office:value="64803" table:style-name="ce1">
            <text:p>64803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3M22.066S" table:style-name="ce2">
            <text:p>03:2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3M16.383S" table:style-name="ce2">
            <text:p>03:1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24" table:style-name="ce1">
            <text:p>6024</text:p>
          </table:table-cell>
          <table:table-cell office:value-type="string" table:style-name="ce1">
            <text:p>Success</text:p>
          </table:table-cell>
          <table:table-cell office:value-type="float" office:value="69044" table:style-name="ce1">
            <text:p>69044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3M16.563S" table:style-name="ce2">
            <text:p>03:1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848" table:style-name="ce1">
            <text:p>5848</text:p>
          </table:table-cell>
          <table:table-cell office:value-type="string" table:style-name="ce1">
            <text:p>Success</text:p>
          </table:table-cell>
          <table:table-cell office:value-type="float" office:value="69044" table:style-name="ce1">
            <text:p>69044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3M14.590S" table:style-name="ce2">
            <text:p>03:1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863" table:style-name="ce1">
            <text:p>78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3M22.410S" table:style-name="ce2">
            <text:p>03:22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3M22.413S" table:style-name="ce2">
            <text:p>03:2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43324" table:style-name="ce1">
            <text:p>43324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3M14.559S" table:style-name="ce2">
            <text:p>03:1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079" table:style-name="ce1">
            <text:p>8079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3M16.688S" table:style-name="ce2">
            <text:p>03:16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329" table:style-name="ce1">
            <text:p>6329</text:p>
          </table:table-cell>
          <table:table-cell office:value-type="string" table:style-name="ce1">
            <text:p>Success</text:p>
          </table:table-cell>
          <table:table-cell office:value-type="float" office:value="75406" table:style-name="ce1">
            <text:p>75406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3M16.735S" table:style-name="ce2">
            <text:p>03:1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516" table:style-name="ce1">
            <text:p>6516</text:p>
          </table:table-cell>
          <table:table-cell office:value-type="string" table:style-name="ce1">
            <text:p>Success</text:p>
          </table:table-cell>
          <table:table-cell office:value-type="float" office:value="77525" table:style-name="ce1">
            <text:p>77525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3M14.399S" table:style-name="ce2">
            <text:p>03:1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909" table:style-name="ce1">
            <text:p>89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3M16.596S" table:style-name="ce2">
            <text:p>03:1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713" table:style-name="ce1">
            <text:p>6713</text:p>
          </table:table-cell>
          <table:table-cell office:value-type="string" table:style-name="ce1">
            <text:p>Success</text:p>
          </table:table-cell>
          <table:table-cell office:value-type="float" office:value="77527" table:style-name="ce1">
            <text:p>77527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3M16.720S" table:style-name="ce2">
            <text:p>03:16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813" table:style-name="ce1">
            <text:p>6813</text:p>
          </table:table-cell>
          <table:table-cell office:value-type="string" table:style-name="ce1">
            <text:p>Success</text:p>
          </table:table-cell>
          <table:table-cell office:value-type="float" office:value="81767" table:style-name="ce1">
            <text:p>8176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3M16.755S" table:style-name="ce2">
            <text:p>03:16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820" table:style-name="ce1">
            <text:p>6820</text:p>
          </table:table-cell>
          <table:table-cell office:value-type="string" table:style-name="ce1">
            <text:p>Success</text:p>
          </table:table-cell>
          <table:table-cell office:value-type="float" office:value="81766" table:style-name="ce1">
            <text:p>81766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3M16.870S" table:style-name="ce2">
            <text:p>03:16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834" table:style-name="ce1">
            <text:p>6834</text:p>
          </table:table-cell>
          <table:table-cell office:value-type="string" table:style-name="ce1">
            <text:p>Success</text:p>
          </table:table-cell>
          <table:table-cell office:value-type="float" office:value="83888" table:style-name="ce1">
            <text:p>83888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3M23.536S" table:style-name="ce2">
            <text:p>03:2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3M16.777S" table:style-name="ce2">
            <text:p>03:1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049" table:style-name="ce1">
            <text:p>7049</text:p>
          </table:table-cell>
          <table:table-cell office:value-type="string" table:style-name="ce1">
            <text:p>Success</text:p>
          </table:table-cell>
          <table:table-cell office:value-type="float" office:value="83887" table:style-name="ce1">
            <text:p>83887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3M17.054S" table:style-name="ce2">
            <text:p>03:17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991" table:style-name="ce1">
            <text:p>6991</text:p>
          </table:table-cell>
          <table:table-cell office:value-type="string" table:style-name="ce1">
            <text:p>Success</text:p>
          </table:table-cell>
          <table:table-cell office:value-type="float" office:value="88127" table:style-name="ce1">
            <text:p>88127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3M14.375S" table:style-name="ce2">
            <text:p>03:1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3M24.048S" table:style-name="ce2">
            <text:p>03:24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3M16.996S" table:style-name="ce2">
            <text:p>03:17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436" table:style-name="ce1">
            <text:p>7436</text:p>
          </table:table-cell>
          <table:table-cell office:value-type="string" table:style-name="ce1">
            <text:p>Success</text:p>
          </table:table-cell>
          <table:table-cell office:value-type="float" office:value="94488" table:style-name="ce1">
            <text:p>94488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3M17.051S" table:style-name="ce2">
            <text:p>03:17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461" table:style-name="ce1">
            <text:p>7461</text:p>
          </table:table-cell>
          <table:table-cell office:value-type="string" table:style-name="ce1">
            <text:p>Success</text:p>
          </table:table-cell>
          <table:table-cell office:value-type="float" office:value="94487" table:style-name="ce1">
            <text:p>94487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3M23.828S" table:style-name="ce2">
            <text:p>03:2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3M24.432S" table:style-name="ce2">
            <text:p>03:2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3M17.121S" table:style-name="ce2">
            <text:p>03:17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528" table:style-name="ce1">
            <text:p>7528</text:p>
          </table:table-cell>
          <table:table-cell office:value-type="string" table:style-name="ce1">
            <text:p>Success</text:p>
          </table:table-cell>
          <table:table-cell office:value-type="float" office:value="94487" table:style-name="ce1">
            <text:p>94487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3M17.123S" table:style-name="ce2">
            <text:p>03:1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640" table:style-name="ce1">
            <text:p>7640</text:p>
          </table:table-cell>
          <table:table-cell office:value-type="string" table:style-name="ce1">
            <text:p>Success</text:p>
          </table:table-cell>
          <table:table-cell office:value-type="float" office:value="96608" table:style-name="ce1">
            <text:p>96608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3M17.065S" table:style-name="ce2">
            <text:p>03:1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900" table:style-name="ce1">
            <text:p>7900</text:p>
          </table:table-cell>
          <table:table-cell office:value-type="string" table:style-name="ce1">
            <text:p>Success</text:p>
          </table:table-cell>
          <table:table-cell office:value-type="float" office:value="98729" table:style-name="ce1">
            <text:p>98729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3M23.707S" table:style-name="ce2">
            <text:p>03:2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3M17.207S" table:style-name="ce2">
            <text:p>03:1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850" table:style-name="ce1">
            <text:p>7850</text:p>
          </table:table-cell>
          <table:table-cell office:value-type="string" table:style-name="ce1">
            <text:p>Success</text:p>
          </table:table-cell>
          <table:table-cell office:value-type="float" office:value="100848" table:style-name="ce1">
            <text:p>10084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3M17.289S" table:style-name="ce2">
            <text:p>03:1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837" table:style-name="ce1">
            <text:p>7837</text:p>
          </table:table-cell>
          <table:table-cell office:value-type="string" table:style-name="ce1">
            <text:p>Success</text:p>
          </table:table-cell>
          <table:table-cell office:value-type="float" office:value="100849" table:style-name="ce1">
            <text:p>100849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3M23.578S" table:style-name="ce2">
            <text:p>03:2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58220" table:style-name="ce1">
            <text:p>58220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3M17.291S" table:style-name="ce2">
            <text:p>03:1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874" table:style-name="ce1">
            <text:p>7874</text:p>
          </table:table-cell>
          <table:table-cell office:value-type="string" table:style-name="ce1">
            <text:p>Success</text:p>
          </table:table-cell>
          <table:table-cell office:value-type="float" office:value="102970" table:style-name="ce1">
            <text:p>10297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3M17.493S" table:style-name="ce2">
            <text:p>03:1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979" table:style-name="ce1">
            <text:p>7979</text:p>
          </table:table-cell>
          <table:table-cell office:value-type="string" table:style-name="ce1">
            <text:p>Success</text:p>
          </table:table-cell>
          <table:table-cell office:value-type="float" office:value="107209" table:style-name="ce1">
            <text:p>107209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3M17.515S" table:style-name="ce2">
            <text:p>03:1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972" table:style-name="ce1">
            <text:p>7972</text:p>
          </table:table-cell>
          <table:table-cell office:value-type="string" table:style-name="ce1">
            <text:p>Success</text:p>
          </table:table-cell>
          <table:table-cell office:value-type="float" office:value="107207" table:style-name="ce1">
            <text:p>10720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3M25.474S" table:style-name="ce2">
            <text:p>03:25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3320" table:style-name="ce1">
            <text:p>43320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3M17.652S" table:style-name="ce2">
            <text:p>03:17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Success</text:p>
          </table:table-cell>
          <table:table-cell office:value-type="float" office:value="109330" table:style-name="ce1">
            <text:p>109330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3M23.309S" table:style-name="ce2">
            <text:p>03:2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432" table:style-name="ce1">
            <text:p>24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3M25.665S" table:style-name="ce2">
            <text:p>03:2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3323" table:style-name="ce1">
            <text:p>43323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3M17.537S" table:style-name="ce2">
            <text:p>03:17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599" table:style-name="ce1">
            <text:p>8599</text:p>
          </table:table-cell>
          <table:table-cell office:value-type="string" table:style-name="ce1">
            <text:p>Success</text:p>
          </table:table-cell>
          <table:table-cell office:value-type="float" office:value="113569" table:style-name="ce1">
            <text:p>113569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3M17.677S" table:style-name="ce2">
            <text:p>03:1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537" table:style-name="ce1">
            <text:p>8537</text:p>
          </table:table-cell>
          <table:table-cell office:value-type="string" table:style-name="ce1">
            <text:p>Success</text:p>
          </table:table-cell>
          <table:table-cell office:value-type="float" office:value="115690" table:style-name="ce1">
            <text:p>115690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3M17.664S" table:style-name="ce2">
            <text:p>03:1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636" table:style-name="ce1">
            <text:p>8636</text:p>
          </table:table-cell>
          <table:table-cell office:value-type="string" table:style-name="ce1">
            <text:p>Success</text:p>
          </table:table-cell>
          <table:table-cell office:value-type="float" office:value="119931" table:style-name="ce1">
            <text:p>11993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3M17.662S" table:style-name="ce2">
            <text:p>03:1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652" table:style-name="ce1">
            <text:p>8652</text:p>
          </table:table-cell>
          <table:table-cell office:value-type="string" table:style-name="ce1">
            <text:p>Success</text:p>
          </table:table-cell>
          <table:table-cell office:value-type="float" office:value="117810" table:style-name="ce1">
            <text:p>117810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3M17.766S" table:style-name="ce2">
            <text:p>03:1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645" table:style-name="ce1">
            <text:p>8645</text:p>
          </table:table-cell>
          <table:table-cell office:value-type="string" table:style-name="ce1">
            <text:p>Success</text:p>
          </table:table-cell>
          <table:table-cell office:value-type="float" office:value="124170" table:style-name="ce1">
            <text:p>124170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3M26.317S" table:style-name="ce2">
            <text:p>03:2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3M17.768S" table:style-name="ce2">
            <text:p>03:17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730" table:style-name="ce1">
            <text:p>8730</text:p>
          </table:table-cell>
          <table:table-cell office:value-type="string" table:style-name="ce1">
            <text:p>Success</text:p>
          </table:table-cell>
          <table:table-cell office:value-type="float" office:value="122050" table:style-name="ce1">
            <text:p>122050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3M23.312S" table:style-name="ce2">
            <text:p>03:2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3M17.997S" table:style-name="ce2">
            <text:p>03:1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33" table:style-name="ce1">
            <text:p>8633</text:p>
          </table:table-cell>
          <table:table-cell office:value-type="string" table:style-name="ce1">
            <text:p>Success</text:p>
          </table:table-cell>
          <table:table-cell office:value-type="float" office:value="126291" table:style-name="ce1">
            <text:p>126291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3M26.500S" table:style-name="ce2">
            <text:p>03:2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3M17.770S" table:style-name="ce2">
            <text:p>03:17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969" table:style-name="ce1">
            <text:p>8969</text:p>
          </table:table-cell>
          <table:table-cell office:value-type="string" table:style-name="ce1">
            <text:p>Success</text:p>
          </table:table-cell>
          <table:table-cell office:value-type="float" office:value="124171" table:style-name="ce1">
            <text:p>124171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3M18.277S" table:style-name="ce2">
            <text:p>03:18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559" table:style-name="ce1">
            <text:p>8559</text:p>
          </table:table-cell>
          <table:table-cell office:value-type="string" table:style-name="ce1">
            <text:p>Success</text:p>
          </table:table-cell>
          <table:table-cell office:value-type="float" office:value="128411" table:style-name="ce1">
            <text:p>128411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3M18.265S" table:style-name="ce2">
            <text:p>03:1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666" table:style-name="ce1">
            <text:p>8666</text:p>
          </table:table-cell>
          <table:table-cell office:value-type="string" table:style-name="ce1">
            <text:p>Success</text:p>
          </table:table-cell>
          <table:table-cell office:value-type="float" office:value="126350" table:style-name="ce1">
            <text:p>126350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3M18.277S" table:style-name="ce2">
            <text:p>03:1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729" table:style-name="ce1">
            <text:p>8729</text:p>
          </table:table-cell>
          <table:table-cell office:value-type="string" table:style-name="ce1">
            <text:p>Success</text:p>
          </table:table-cell>
          <table:table-cell office:value-type="float" office:value="128468" table:style-name="ce1">
            <text:p>12846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3M26.412S" table:style-name="ce2">
            <text:p>03:2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3M18.392S" table:style-name="ce2">
            <text:p>03:1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671" table:style-name="ce1">
            <text:p>8671</text:p>
          </table:table-cell>
          <table:table-cell office:value-type="string" table:style-name="ce1">
            <text:p>Success</text:p>
          </table:table-cell>
          <table:table-cell office:value-type="float" office:value="128478" table:style-name="ce1">
            <text:p>12847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3M26.740S" table:style-name="ce2">
            <text:p>03:2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43319" table:style-name="ce1">
            <text:p>43319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3M19.014S" table:style-name="ce2">
            <text:p>03:1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158" table:style-name="ce1">
            <text:p>8158</text:p>
          </table:table-cell>
          <table:table-cell office:value-type="string" table:style-name="ce1">
            <text:p>Success</text:p>
          </table:table-cell>
          <table:table-cell office:value-type="float" office:value="128473" table:style-name="ce1">
            <text:p>128473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3M20.190S" table:style-name="ce2">
            <text:p>03:2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328" table:style-name="ce1">
            <text:p>7328</text:p>
          </table:table-cell>
          <table:table-cell office:value-type="string" table:style-name="ce1">
            <text:p>Success</text:p>
          </table:table-cell>
          <table:table-cell office:value-type="float" office:value="128487" table:style-name="ce1">
            <text:p>128487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3M23.255S" table:style-name="ce2">
            <text:p>03:2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51" table:style-name="ce1">
            <text:p>4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3M21.461S" table:style-name="ce2">
            <text:p>03:21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467" table:style-name="ce1">
            <text:p>6467</text:p>
          </table:table-cell>
          <table:table-cell office:value-type="string" table:style-name="ce1">
            <text:p>Success</text:p>
          </table:table-cell>
          <table:table-cell office:value-type="float" office:value="128496" table:style-name="ce1">
            <text:p>128496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3M22.385S" table:style-name="ce2">
            <text:p>03:22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654" table:style-name="ce1">
            <text:p>5654</text:p>
          </table:table-cell>
          <table:table-cell office:value-type="string" table:style-name="ce1">
            <text:p>Success</text:p>
          </table:table-cell>
          <table:table-cell office:value-type="float" office:value="128492" table:style-name="ce1">
            <text:p>128492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3M22.640S" table:style-name="ce2">
            <text:p>03:2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569" table:style-name="ce1">
            <text:p>5569</text:p>
          </table:table-cell>
          <table:table-cell office:value-type="string" table:style-name="ce1">
            <text:p>Success</text:p>
          </table:table-cell>
          <table:table-cell office:value-type="float" office:value="128496" table:style-name="ce1">
            <text:p>128496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3M22.632S" table:style-name="ce2">
            <text:p>03:2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632" table:style-name="ce1">
            <text:p>5632</text:p>
          </table:table-cell>
          <table:table-cell office:value-type="string" table:style-name="ce1">
            <text:p>Success</text:p>
          </table:table-cell>
          <table:table-cell office:value-type="float" office:value="128496" table:style-name="ce1">
            <text:p>128496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3M23.726S" table:style-name="ce2">
            <text:p>03:2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603" table:style-name="ce1">
            <text:p>4603</text:p>
          </table:table-cell>
          <table:table-cell office:value-type="string" table:style-name="ce1">
            <text:p>Success</text:p>
          </table:table-cell>
          <table:table-cell office:value-type="float" office:value="128499" table:style-name="ce1">
            <text:p>128499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3M23.020S" table:style-name="ce2">
            <text:p>03:2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353" table:style-name="ce1">
            <text:p>53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3M24.635S" table:style-name="ce2">
            <text:p>03:2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Success</text:p>
          </table:table-cell>
          <table:table-cell office:value-type="float" office:value="128507" table:style-name="ce1">
            <text:p>128507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3M22.642S" table:style-name="ce2">
            <text:p>03:2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971" table:style-name="ce1">
            <text:p>59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3M25.657S" table:style-name="ce2">
            <text:p>03:2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128503" table:style-name="ce1">
            <text:p>128503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3M22.453S" table:style-name="ce2">
            <text:p>03:2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374" table:style-name="ce1">
            <text:p>6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3M25.890S" table:style-name="ce2">
            <text:p>03:25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23" table:style-name="ce1">
            <text:p>3023</text:p>
          </table:table-cell>
          <table:table-cell office:value-type="string" table:style-name="ce1">
            <text:p>Success</text:p>
          </table:table-cell>
          <table:table-cell office:value-type="float" office:value="128501" table:style-name="ce1">
            <text:p>128501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3M22.110S" table:style-name="ce2">
            <text:p>03:2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816" table:style-name="ce1">
            <text:p>6816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3M26.460S" table:style-name="ce2">
            <text:p>03:2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128508" table:style-name="ce1">
            <text:p>12850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3M21.581S" table:style-name="ce2">
            <text:p>03:2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447" table:style-name="ce1">
            <text:p>7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3M27.094S" table:style-name="ce2">
            <text:p>03:27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128521" table:style-name="ce1">
            <text:p>128521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3M21.251S" table:style-name="ce2">
            <text:p>03:2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787" table:style-name="ce1">
            <text:p>7787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3M26.730S" table:style-name="ce2">
            <text:p>03:2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28" table:style-name="ce1">
            <text:p>2328</text:p>
          </table:table-cell>
          <table:table-cell office:value-type="string" table:style-name="ce1">
            <text:p>Success</text:p>
          </table:table-cell>
          <table:table-cell office:value-type="float" office:value="128508" table:style-name="ce1">
            <text:p>128508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3M21.081S" table:style-name="ce2">
            <text:p>03:2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059" table:style-name="ce1">
            <text:p>80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3M21.007S" table:style-name="ce2">
            <text:p>03:21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262" table:style-name="ce1">
            <text:p>8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3M20.857S" table:style-name="ce2">
            <text:p>03:2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545" table:style-name="ce1">
            <text:p>85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3M20.863S" table:style-name="ce2">
            <text:p>03:2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689" table:style-name="ce1">
            <text:p>8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3M20.551S" table:style-name="ce2">
            <text:p>03:2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041" table:style-name="ce1">
            <text:p>9041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3M20.420S" table:style-name="ce2">
            <text:p>03:20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241" table:style-name="ce1">
            <text:p>92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3M20.049S" table:style-name="ce2">
            <text:p>03:2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698" table:style-name="ce1">
            <text:p>9698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3M19.876S" table:style-name="ce2">
            <text:p>03:19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930" table:style-name="ce1">
            <text:p>9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3M19.543S" table:style-name="ce2">
            <text:p>03:19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396" table:style-name="ce1">
            <text:p>10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3M19.553S" table:style-name="ce2">
            <text:p>03:19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436" table:style-name="ce1">
            <text:p>10436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3M19.310S" table:style-name="ce2">
            <text:p>03:1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801" table:style-name="ce1">
            <text:p>108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3M19.096S" table:style-name="ce2">
            <text:p>03:1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154" table:style-name="ce1">
            <text:p>1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3M18.851S" table:style-name="ce2">
            <text:p>03:18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424" table:style-name="ce1">
            <text:p>11424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3M18.438S" table:style-name="ce2">
            <text:p>03:1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953" table:style-name="ce1">
            <text:p>119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3M17.699S" table:style-name="ce2">
            <text:p>03:17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828" table:style-name="ce1">
            <text:p>12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3M17.182S" table:style-name="ce2">
            <text:p>03:1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469" table:style-name="ce1">
            <text:p>13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3M30.529S" table:style-name="ce2">
            <text:p>03:30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3M30.392S" table:style-name="ce2">
            <text:p>03:30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3M30.883S" table:style-name="ce2">
            <text:p>03:3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3M30.277S" table:style-name="ce2">
            <text:p>03:3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3M30.252S" table:style-name="ce2">
            <text:p>03:3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3M30.114S" table:style-name="ce2">
            <text:p>03:3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3M29.991S" table:style-name="ce2">
            <text:p>03:30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3M29.941S" table:style-name="ce2">
            <text:p>03:29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3M29.808S" table:style-name="ce2">
            <text:p>03:29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3M29.749S" table:style-name="ce2">
            <text:p>03:29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049" table:style-name="ce1">
            <text:p>20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3M29.665S" table:style-name="ce2">
            <text:p>03:2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3M29.594S" table:style-name="ce2">
            <text:p>03:29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55" table:style-name="ce1">
            <text:p>24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3M29.554S" table:style-name="ce2">
            <text:p>03:2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3M29.405S" table:style-name="ce2">
            <text:p>03:2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3M29.270S" table:style-name="ce2">
            <text:p>03:2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3M29.143S" table:style-name="ce2">
            <text:p>03:2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29" table:style-name="ce1">
            <text:p>3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3M29.059S" table:style-name="ce2">
            <text:p>03:29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626" table:style-name="ce1">
            <text:p>36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3M29.037S" table:style-name="ce2">
            <text:p>03:29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783" table:style-name="ce1">
            <text:p>37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3M29.039S" table:style-name="ce2">
            <text:p>03:2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95" table:style-name="ce1">
            <text:p>38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3M29.030S" table:style-name="ce2">
            <text:p>03:2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3M28.930S" table:style-name="ce2">
            <text:p>03:2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290" table:style-name="ce1">
            <text:p>4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3M28.927S" table:style-name="ce2">
            <text:p>03:28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23" table:style-name="ce1">
            <text:p>4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3M28.916S" table:style-name="ce2">
            <text:p>03:2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544" table:style-name="ce1">
            <text:p>45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3M28.822S" table:style-name="ce2">
            <text:p>03:2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764" table:style-name="ce1">
            <text:p>47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3M28.829S" table:style-name="ce2">
            <text:p>03:28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887" table:style-name="ce1">
            <text:p>48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3M28.615S" table:style-name="ce2">
            <text:p>03:28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242" table:style-name="ce1">
            <text:p>52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3M28.589S" table:style-name="ce2">
            <text:p>03:28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393" table:style-name="ce1">
            <text:p>5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3M28.376S" table:style-name="ce2">
            <text:p>03:28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723" table:style-name="ce1">
            <text:p>57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3M28.332S" table:style-name="ce2">
            <text:p>03:2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886" table:style-name="ce1">
            <text:p>58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3M28.266S" table:style-name="ce2">
            <text:p>03:2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83" table:style-name="ce1">
            <text:p>60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3M28.211S" table:style-name="ce2">
            <text:p>03:2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269" table:style-name="ce1">
            <text:p>6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3M28.041S" table:style-name="ce2">
            <text:p>03:28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70" table:style-name="ce1">
            <text:p>65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3M27.931S" table:style-name="ce2">
            <text:p>03:2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792" table:style-name="ce1">
            <text:p>67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3M27.807S" table:style-name="ce2">
            <text:p>03:2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046" table:style-name="ce1">
            <text:p>70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3M27.521S" table:style-name="ce2">
            <text:p>03:2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515" table:style-name="ce1">
            <text:p>75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3M27.174S" table:style-name="ce2">
            <text:p>03:2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018" table:style-name="ce1">
            <text:p>80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3M27.066S" table:style-name="ce2">
            <text:p>03:27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3M27.058S" table:style-name="ce2">
            <text:p>03:2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375" table:style-name="ce1">
            <text:p>83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3M27.010S" table:style-name="ce2">
            <text:p>03:2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25" table:style-name="ce1">
            <text:p>85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3M26.932S" table:style-name="ce2">
            <text:p>03:26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733" table:style-name="ce1">
            <text:p>87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3M26.839S" table:style-name="ce2">
            <text:p>03:26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954" table:style-name="ce1">
            <text:p>89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3M26.632S" table:style-name="ce2">
            <text:p>03:2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304" table:style-name="ce1">
            <text:p>93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3M26.505S" table:style-name="ce2">
            <text:p>03:2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568" table:style-name="ce1">
            <text:p>9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3M26.303S" table:style-name="ce2">
            <text:p>03:2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880" table:style-name="ce1">
            <text:p>98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3M26.217S" table:style-name="ce2">
            <text:p>03:26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051" table:style-name="ce1">
            <text:p>10051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3M26.139S" table:style-name="ce2">
            <text:p>03:26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131" table:style-name="ce1">
            <text:p>10131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3M25.744S" table:style-name="ce2">
            <text:p>03:25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591" table:style-name="ce1">
            <text:p>105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3M25.489S" table:style-name="ce2">
            <text:p>03:25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987" table:style-name="ce1">
            <text:p>109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3M25.167S" table:style-name="ce2">
            <text:p>03:25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359" table:style-name="ce1">
            <text:p>11359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3M25.151S" table:style-name="ce2">
            <text:p>03:25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458" table:style-name="ce1">
            <text:p>11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3M25.128S" table:style-name="ce2">
            <text:p>03:2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613" table:style-name="ce1">
            <text:p>116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3M24.969S" table:style-name="ce2">
            <text:p>03:2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915" table:style-name="ce1">
            <text:p>119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3M25.058S" table:style-name="ce2">
            <text:p>03:25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857" table:style-name="ce1">
            <text:p>11857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3M25.013S" table:style-name="ce2">
            <text:p>03:2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973" table:style-name="ce1">
            <text:p>11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3M24.763S" table:style-name="ce2">
            <text:p>03:2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354" table:style-name="ce1">
            <text:p>12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3M24.650S" table:style-name="ce2">
            <text:p>03:2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495" table:style-name="ce1">
            <text:p>12495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3M24.578S" table:style-name="ce2">
            <text:p>03:2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679" table:style-name="ce1">
            <text:p>12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3M24.513S" table:style-name="ce2">
            <text:p>03:2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774" table:style-name="ce1">
            <text:p>12774</text:p>
          </table:table-cell>
          <table:table-cell office:value-type="string" table:style-name="ce1">
            <text:p>Success</text:p>
          </table:table-cell>
          <table:table-cell office:value-type="float" office:value="58219" table:style-name="ce1">
            <text:p>58219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3M24.430S" table:style-name="ce2">
            <text:p>03:2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963" table:style-name="ce1">
            <text:p>129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3M24.148S" table:style-name="ce2">
            <text:p>03:2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374" table:style-name="ce1">
            <text:p>13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3M37.397S" table:style-name="ce2">
            <text:p>03:3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3M37.291S" table:style-name="ce2">
            <text:p>03:3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3M37.260S" table:style-name="ce2">
            <text:p>03:3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3M37.148S" table:style-name="ce2">
            <text:p>03:37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3M37.120S" table:style-name="ce2">
            <text:p>03:3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3M36.989S" table:style-name="ce2">
            <text:p>03:3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3M36.918S" table:style-name="ce2">
            <text:p>03:3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3M36.886S" table:style-name="ce2">
            <text:p>03:3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3M36.742S" table:style-name="ce2">
            <text:p>03:36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3M36.611S" table:style-name="ce2">
            <text:p>03:36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3M36.527S" table:style-name="ce2">
            <text:p>03:36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3M36.480S" table:style-name="ce2">
            <text:p>03:3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68" table:style-name="ce1">
            <text:p>2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3M36.337S" table:style-name="ce2">
            <text:p>03:3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817" table:style-name="ce1">
            <text:p>2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3M36.272S" table:style-name="ce2">
            <text:p>03:3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3M36.270S" table:style-name="ce2">
            <text:p>03:3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52" table:style-name="ce1">
            <text:p>31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3M36.185S" table:style-name="ce2">
            <text:p>03:3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3M36.076S" table:style-name="ce2">
            <text:p>03:3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3M35.937S" table:style-name="ce2">
            <text:p>03:3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3M35.795S" table:style-name="ce2">
            <text:p>03:3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3M35.667S" table:style-name="ce2">
            <text:p>03:3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410" table:style-name="ce1">
            <text:p>4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3M35.539S" table:style-name="ce2">
            <text:p>03:35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661" table:style-name="ce1">
            <text:p>46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3M35.436S" table:style-name="ce2">
            <text:p>03:3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890" table:style-name="ce1">
            <text:p>4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3M35.302S" table:style-name="ce2">
            <text:p>03:35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157" table:style-name="ce1">
            <text:p>51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3M35.194S" table:style-name="ce2">
            <text:p>03:35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375" table:style-name="ce1">
            <text:p>53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3M35.038S" table:style-name="ce2">
            <text:p>03:35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661" table:style-name="ce1">
            <text:p>56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3M34.854S" table:style-name="ce2">
            <text:p>03:3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969" table:style-name="ce1">
            <text:p>59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3M34.725S" table:style-name="ce2">
            <text:p>03:3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234" table:style-name="ce1">
            <text:p>62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3M34.613S" table:style-name="ce2">
            <text:p>03:3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495" table:style-name="ce1">
            <text:p>64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3M34.483S" table:style-name="ce2">
            <text:p>03:34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746" table:style-name="ce1">
            <text:p>67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3M34.351S" table:style-name="ce2">
            <text:p>03:3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019" table:style-name="ce1">
            <text:p>70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3M34.219S" table:style-name="ce2">
            <text:p>03:3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272" table:style-name="ce1">
            <text:p>7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3M34.101S" table:style-name="ce2">
            <text:p>03:3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532" table:style-name="ce1">
            <text:p>7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3M33.986S" table:style-name="ce2">
            <text:p>03:3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745" table:style-name="ce1">
            <text:p>77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3M33.859S" table:style-name="ce2">
            <text:p>03:3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005" table:style-name="ce1">
            <text:p>80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3M33.717S" table:style-name="ce2">
            <text:p>03:3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281" table:style-name="ce1">
            <text:p>8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3M33.588S" table:style-name="ce2">
            <text:p>03:3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537" table:style-name="ce1">
            <text:p>85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3M33.463S" table:style-name="ce2">
            <text:p>03:3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791" table:style-name="ce1">
            <text:p>87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3M33.352S" table:style-name="ce2">
            <text:p>03:33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013" table:style-name="ce1">
            <text:p>90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3M33.221S" table:style-name="ce2">
            <text:p>03:3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268" table:style-name="ce1">
            <text:p>9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3M33.069S" table:style-name="ce2">
            <text:p>03:3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557" table:style-name="ce1">
            <text:p>95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3M32.935S" table:style-name="ce2">
            <text:p>03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828" table:style-name="ce1">
            <text:p>9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3M32.824S" table:style-name="ce2">
            <text:p>03:3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084" table:style-name="ce1">
            <text:p>100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3M32.687S" table:style-name="ce2">
            <text:p>03:3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321" table:style-name="ce1">
            <text:p>10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3M32.574S" table:style-name="ce2">
            <text:p>03:32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555" table:style-name="ce1">
            <text:p>10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3M32.435S" table:style-name="ce2">
            <text:p>03:32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824" table:style-name="ce1">
            <text:p>108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3M32.302S" table:style-name="ce2">
            <text:p>03:32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089" table:style-name="ce1">
            <text:p>110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3M32.182S" table:style-name="ce2">
            <text:p>03:32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315" table:style-name="ce1">
            <text:p>11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3M32.051S" table:style-name="ce2">
            <text:p>03:32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577" table:style-name="ce1">
            <text:p>115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3M31.937S" table:style-name="ce2">
            <text:p>03:3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823" table:style-name="ce1">
            <text:p>118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3M31.801S" table:style-name="ce2">
            <text:p>03:31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103" table:style-name="ce1">
            <text:p>12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3M31.669S" table:style-name="ce2">
            <text:p>03:31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375" table:style-name="ce1">
            <text:p>123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3M31.537S" table:style-name="ce2">
            <text:p>03:3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637" table:style-name="ce1">
            <text:p>12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3M31.400S" table:style-name="ce2">
            <text:p>03:3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897" table:style-name="ce1">
            <text:p>128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3M31.269S" table:style-name="ce2">
            <text:p>03:3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146" table:style-name="ce1">
            <text:p>13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3M31.157S" table:style-name="ce2">
            <text:p>03:3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391" table:style-name="ce1">
            <text:p>133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3M31.026S" table:style-name="ce2">
            <text:p>03:3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644" table:style-name="ce1">
            <text:p>136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3M30.924S" table:style-name="ce2">
            <text:p>03:3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857" table:style-name="ce1">
            <text:p>138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3M30.766S" table:style-name="ce2">
            <text:p>03:3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156" table:style-name="ce1">
            <text:p>14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3M30.653S" table:style-name="ce2">
            <text:p>03:3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398" table:style-name="ce1">
            <text:p>143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3M44.924S" table:style-name="ce2">
            <text:p>03:4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3M44.674S" table:style-name="ce2">
            <text:p>03:4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3M44.551S" table:style-name="ce2">
            <text:p>03:4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3M44.300S" table:style-name="ce2">
            <text:p>03:4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3M44.191S" table:style-name="ce2">
            <text:p>03:4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3M43.907S" table:style-name="ce2">
            <text:p>03:4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3M43.761S" table:style-name="ce2">
            <text:p>03:43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181" table:style-name="ce1">
            <text:p>2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3M43.630S" table:style-name="ce2">
            <text:p>03:43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3M43.504S" table:style-name="ce2">
            <text:p>03:43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3M43.262S" table:style-name="ce2">
            <text:p>03:43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3M43.132S" table:style-name="ce2">
            <text:p>03:4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345" table:style-name="ce1">
            <text:p>33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3M43.011S" table:style-name="ce2">
            <text:p>03:4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597" table:style-name="ce1">
            <text:p>35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3M42.911S" table:style-name="ce2">
            <text:p>03:4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3M42.765S" table:style-name="ce2">
            <text:p>03:4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3M42.629S" table:style-name="ce2">
            <text:p>03:4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354" table:style-name="ce1">
            <text:p>4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3M42.491S" table:style-name="ce2">
            <text:p>03:4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620" table:style-name="ce1">
            <text:p>4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3M42.368S" table:style-name="ce2">
            <text:p>03:4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874" table:style-name="ce1">
            <text:p>48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3M42.256S" table:style-name="ce2">
            <text:p>03:42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137" table:style-name="ce1">
            <text:p>5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3M42.127S" table:style-name="ce2">
            <text:p>03:4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393" table:style-name="ce1">
            <text:p>5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3M41.868S" table:style-name="ce2">
            <text:p>03:4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3M41.734S" table:style-name="ce2">
            <text:p>03:41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021" table:style-name="ce1">
            <text:p>60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3M41.636S" table:style-name="ce2">
            <text:p>03:4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244" table:style-name="ce1">
            <text:p>6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3M41.497S" table:style-name="ce2">
            <text:p>03:41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3M41.379S" table:style-name="ce2">
            <text:p>03:41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787" table:style-name="ce1">
            <text:p>67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3M41.232S" table:style-name="ce2">
            <text:p>03:4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029" table:style-name="ce1">
            <text:p>7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3M41.112S" table:style-name="ce2">
            <text:p>03:41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272" table:style-name="ce1">
            <text:p>7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3M40.962S" table:style-name="ce2">
            <text:p>03:4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553" table:style-name="ce1">
            <text:p>7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3M40.826S" table:style-name="ce2">
            <text:p>03:4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32" table:style-name="ce1">
            <text:p>78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3M40.701S" table:style-name="ce2">
            <text:p>03:4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095" table:style-name="ce1">
            <text:p>80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3M40.572S" table:style-name="ce2">
            <text:p>03:4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3M40.463S" table:style-name="ce2">
            <text:p>03:4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563" table:style-name="ce1">
            <text:p>8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3M40.329S" table:style-name="ce2">
            <text:p>03:4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828" table:style-name="ce1">
            <text:p>8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3M40.203S" table:style-name="ce2">
            <text:p>03:4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076" table:style-name="ce1">
            <text:p>9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3M40.078S" table:style-name="ce2">
            <text:p>03:40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338" table:style-name="ce1">
            <text:p>93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3M39.958S" table:style-name="ce2">
            <text:p>03:4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573" table:style-name="ce1">
            <text:p>95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3M39.843S" table:style-name="ce2">
            <text:p>03:3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826" table:style-name="ce1">
            <text:p>98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3M39.692S" table:style-name="ce2">
            <text:p>03:3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100" table:style-name="ce1">
            <text:p>10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3M39.561S" table:style-name="ce2">
            <text:p>03:39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366" table:style-name="ce1">
            <text:p>10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3M39.424S" table:style-name="ce2">
            <text:p>03:39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627" table:style-name="ce1">
            <text:p>106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3M39.300S" table:style-name="ce2">
            <text:p>03:39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892" table:style-name="ce1">
            <text:p>108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3M39.157S" table:style-name="ce2">
            <text:p>03:3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149" table:style-name="ce1">
            <text:p>11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3M39.050S" table:style-name="ce2">
            <text:p>03:3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397" table:style-name="ce1">
            <text:p>11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3M38.920S" table:style-name="ce2">
            <text:p>03:3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638" table:style-name="ce1">
            <text:p>116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3M38.785S" table:style-name="ce2">
            <text:p>03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927" table:style-name="ce1">
            <text:p>119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3M38.645S" table:style-name="ce2">
            <text:p>03:38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198" table:style-name="ce1">
            <text:p>121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3M38.534S" table:style-name="ce2">
            <text:p>03:38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417" table:style-name="ce1">
            <text:p>124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3M38.420S" table:style-name="ce2">
            <text:p>03:3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662" table:style-name="ce1">
            <text:p>126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3M38.274S" table:style-name="ce2">
            <text:p>03:38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935" table:style-name="ce1">
            <text:p>129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3M38.141S" table:style-name="ce2">
            <text:p>03:3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208" table:style-name="ce1">
            <text:p>13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3M38.029S" table:style-name="ce2">
            <text:p>03:38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448" table:style-name="ce1">
            <text:p>13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3M37.888S" table:style-name="ce2">
            <text:p>03:3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722" table:style-name="ce1">
            <text:p>13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3M37.779S" table:style-name="ce2">
            <text:p>03:37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966" table:style-name="ce1">
            <text:p>139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3M37.660S" table:style-name="ce2">
            <text:p>03:3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222" table:style-name="ce1">
            <text:p>14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3M37.525S" table:style-name="ce2">
            <text:p>03:3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475" table:style-name="ce1">
            <text:p>14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3M51.885S" table:style-name="ce2">
            <text:p>03:5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3M51.748S" table:style-name="ce2">
            <text:p>03:51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3M51.612S" table:style-name="ce2">
            <text:p>03:5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3M51.477S" table:style-name="ce2">
            <text:p>03:5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3M51.352S" table:style-name="ce2">
            <text:p>03:5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3M51.085S" table:style-name="ce2">
            <text:p>03:51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3M50.952S" table:style-name="ce2">
            <text:p>03:51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3M50.846S" table:style-name="ce2">
            <text:p>03:50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13" table:style-name="ce1">
            <text:p>2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3M50.716S" table:style-name="ce2">
            <text:p>03:5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3M50.561S" table:style-name="ce2">
            <text:p>03:50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752" table:style-name="ce1">
            <text:p>27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3M50.450S" table:style-name="ce2">
            <text:p>03:50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3M50.307S" table:style-name="ce2">
            <text:p>03:50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3M50.197S" table:style-name="ce2">
            <text:p>03:5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06" table:style-name="ce1">
            <text:p>3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3M50.055S" table:style-name="ce2">
            <text:p>03:50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778" table:style-name="ce1">
            <text:p>37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3M49.931S" table:style-name="ce2">
            <text:p>03:4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028" table:style-name="ce1">
            <text:p>40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3M49.673S" table:style-name="ce2">
            <text:p>03:4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421" table:style-name="ce1">
            <text:p>44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3M49.533S" table:style-name="ce2">
            <text:p>03:4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3M49.419S" table:style-name="ce2">
            <text:p>03:49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923" table:style-name="ce1">
            <text:p>49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3M49.281S" table:style-name="ce2">
            <text:p>03:4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188" table:style-name="ce1">
            <text:p>5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3M49.028S" table:style-name="ce2">
            <text:p>03:4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581" table:style-name="ce1">
            <text:p>5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3M48.899S" table:style-name="ce2">
            <text:p>03:4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838" table:style-name="ce1">
            <text:p>58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3M48.799S" table:style-name="ce2">
            <text:p>03:48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41" table:style-name="ce1">
            <text:p>60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3M48.516S" table:style-name="ce2">
            <text:p>03:4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478" table:style-name="ce1">
            <text:p>64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3M48.385S" table:style-name="ce2">
            <text:p>03:4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732" table:style-name="ce1">
            <text:p>67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3M48.263S" table:style-name="ce2">
            <text:p>03:4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984" table:style-name="ce1">
            <text:p>69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3M48.169S" table:style-name="ce2">
            <text:p>03:4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212" table:style-name="ce1">
            <text:p>7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3M48.031S" table:style-name="ce2">
            <text:p>03:4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470" table:style-name="ce1">
            <text:p>74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3M47.757S" table:style-name="ce2">
            <text:p>03:4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861" table:style-name="ce1">
            <text:p>78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3M47.628S" table:style-name="ce2">
            <text:p>03:47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123" table:style-name="ce1">
            <text:p>8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3M47.523S" table:style-name="ce2">
            <text:p>03:4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362" table:style-name="ce1">
            <text:p>8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3M47.395S" table:style-name="ce2">
            <text:p>03:4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642" table:style-name="ce1">
            <text:p>8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3M47.243S" table:style-name="ce2">
            <text:p>03:4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16" table:style-name="ce1">
            <text:p>89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3M47.112S" table:style-name="ce2">
            <text:p>03:4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156" table:style-name="ce1">
            <text:p>9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3M46.887S" table:style-name="ce2">
            <text:p>03:46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493" table:style-name="ce1">
            <text:p>9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3M46.760S" table:style-name="ce2">
            <text:p>03:4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757" table:style-name="ce1">
            <text:p>97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3M46.611S" table:style-name="ce2">
            <text:p>03:4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036" table:style-name="ce1">
            <text:p>100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3M46.483S" table:style-name="ce2">
            <text:p>03:46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265" table:style-name="ce1">
            <text:p>10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3M46.337S" table:style-name="ce2">
            <text:p>03:4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539" table:style-name="ce1">
            <text:p>105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3M46.102S" table:style-name="ce2">
            <text:p>03:4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902" table:style-name="ce1">
            <text:p>109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3M45.814S" table:style-name="ce2">
            <text:p>03:45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323" table:style-name="ce1">
            <text:p>113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3M45.554S" table:style-name="ce2">
            <text:p>03:4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716" table:style-name="ce1">
            <text:p>117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3M45.308S" table:style-name="ce2">
            <text:p>03:45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2067" table:style-name="ce1">
            <text:p>120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3M45.191S" table:style-name="ce2">
            <text:p>03:4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324" table:style-name="ce1">
            <text:p>123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3M45.053S" table:style-name="ce2">
            <text:p>03:45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588" table:style-name="ce1">
            <text:p>125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3M57.517S" table:style-name="ce2">
            <text:p>03:57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3M57.378S" table:style-name="ce2">
            <text:p>03:57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3M57.272S" table:style-name="ce2">
            <text:p>03:5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3M57.139S" table:style-name="ce2">
            <text:p>03:5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3M57.007S" table:style-name="ce2">
            <text:p>03:5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3M56.877S" table:style-name="ce2">
            <text:p>03:5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3M56.752S" table:style-name="ce2">
            <text:p>03:5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3M56.382S" table:style-name="ce2">
            <text:p>03:5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258" table:style-name="ce1">
            <text:p>22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3M56.162S" table:style-name="ce2">
            <text:p>03:5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3M55.753S" table:style-name="ce2">
            <text:p>03:5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40" table:style-name="ce1">
            <text:p>3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3M53.835S" table:style-name="ce2">
            <text:p>03:5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3M53.705S" table:style-name="ce2">
            <text:p>03:5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66" table:style-name="ce1">
            <text:p>5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3M53.316S" table:style-name="ce2">
            <text:p>03:5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963" table:style-name="ce1">
            <text:p>59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3M53.186S" table:style-name="ce2">
            <text:p>03:5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219" table:style-name="ce1">
            <text:p>6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3M52.798S" table:style-name="ce2">
            <text:p>03:5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741" table:style-name="ce1">
            <text:p>67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3M52.526S" table:style-name="ce2">
            <text:p>03:5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141" table:style-name="ce1">
            <text:p>71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3M52.402S" table:style-name="ce2">
            <text:p>03:5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08" table:style-name="ce1">
            <text:p>7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3M52.274S" table:style-name="ce2">
            <text:p>03:5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639" table:style-name="ce1">
            <text:p>7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3M52.137S" table:style-name="ce2">
            <text:p>03:52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909" table:style-name="ce1">
            <text:p>79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3M59.916S" table:style-name="ce2">
            <text:p>03:59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3M59.813S" table:style-name="ce2">
            <text:p>03:59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3M59.683S" table:style-name="ce2">
            <text:p>03:59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3M59.542S" table:style-name="ce2">
            <text:p>03:5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3M59.407S" table:style-name="ce2">
            <text:p>03:5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3M59.280S" table:style-name="ce2">
            <text:p>03:59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3M59.174S" table:style-name="ce2">
            <text:p>03:5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3M59.044S" table:style-name="ce2">
            <text:p>03:5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34" table:style-name="ce1">
            <text:p>20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3M58.771S" table:style-name="ce2">
            <text:p>03:58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438" table:style-name="ce1">
            <text:p>24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3M58.643S" table:style-name="ce2">
            <text:p>03:5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674" table:style-name="ce1">
            <text:p>2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3M58.287S" table:style-name="ce2">
            <text:p>03:58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165" table:style-name="ce1">
            <text:p>3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3M58.145S" table:style-name="ce2">
            <text:p>03:58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432" table:style-name="ce1">
            <text:p>34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3M58.023S" table:style-name="ce2">
            <text:p>03:58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3M57.899S" table:style-name="ce2">
            <text:p>03:5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939" table:style-name="ce1">
            <text:p>39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3M57.643S" table:style-name="ce2">
            <text:p>03:5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15" table:style-name="ce1">
            <text:p>4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4M1.082S" table:style-name="ce2">
            <text:p>04:0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4M0.967S" table:style-name="ce2">
            <text:p>04:01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4M0.833S" table:style-name="ce2">
            <text:p>04:00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4M0.554S" table:style-name="ce2">
            <text:p>04:00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4M0.449S" table:style-name="ce2">
            <text:p>04:00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4M0.183S" table:style-name="ce2">
            <text:p>04:0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4M0.047S" table:style-name="ce2">
            <text:p>04:0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92" table:style-name="ce1">
            <text:p>27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3M42.001S" table:style-name="ce2">
            <text:p>03:4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0927" table:style-name="ce1">
            <text:p>20927</text:p>
          </table:table-cell>
          <table:table-cell office:value-type="string" table:style-name="ce1">
            <text:p>Success</text:p>
          </table:table-cell>
          <table:table-cell office:value-type="float" office:value="4288" table:style-name="ce1">
            <text:p>4288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3M43.394S" table:style-name="ce2">
            <text:p>03:4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983" table:style-name="ce1">
            <text:p>19983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3M44.048S" table:style-name="ce2">
            <text:p>03:44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456" table:style-name="ce1">
            <text:p>19456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3M52.927S" table:style-name="ce2">
            <text:p>03:5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877" table:style-name="ce1">
            <text:p>10877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3M45.685S" table:style-name="ce2">
            <text:p>03:4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193" table:style-name="ce1">
            <text:p>18193</text:p>
          </table:table-cell>
          <table:table-cell office:value-type="string" table:style-name="ce1">
            <text:p>Success</text:p>
          </table:table-cell>
          <table:table-cell office:value-type="float" office:value="43312" table:style-name="ce1">
            <text:p>43312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4M2.479S" table:style-name="ce2">
            <text:p>04:0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Success</text:p>
          </table:table-cell>
          <table:table-cell office:value-type="float" office:value="16097" table:style-name="ce1">
            <text:p>1609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3M49.797S" table:style-name="ce2">
            <text:p>03:4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128" table:style-name="ce1">
            <text:p>14128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3M54.195S" table:style-name="ce2">
            <text:p>03:5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740" table:style-name="ce1">
            <text:p>9740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3M53.062S" table:style-name="ce2">
            <text:p>03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889" table:style-name="ce1">
            <text:p>10889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3M44.417S" table:style-name="ce2">
            <text:p>03:4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554" table:style-name="ce1">
            <text:p>19554</text:p>
          </table:table-cell>
          <table:table-cell office:value-type="string" table:style-name="ce1">
            <text:p>Success</text:p>
          </table:table-cell>
          <table:table-cell office:value-type="float" office:value="43312" table:style-name="ce1">
            <text:p>4331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3M47.882S" table:style-name="ce2">
            <text:p>03:4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102" table:style-name="ce1">
            <text:p>16102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3M54.095S" table:style-name="ce2">
            <text:p>03:54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892" table:style-name="ce1">
            <text:p>9892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3M52.004S" table:style-name="ce2">
            <text:p>03:5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986" table:style-name="ce1">
            <text:p>11986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3M46.986S" table:style-name="ce2">
            <text:p>03:47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009" table:style-name="ce1">
            <text:p>17009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3M48.661S" table:style-name="ce2">
            <text:p>03:48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345" table:style-name="ce1">
            <text:p>15345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3M51.211S" table:style-name="ce2">
            <text:p>03:5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797" table:style-name="ce1">
            <text:p>12797</text:p>
          </table:table-cell>
          <table:table-cell office:value-type="string" table:style-name="ce1">
            <text:p>Success</text:p>
          </table:table-cell>
          <table:table-cell office:value-type="float" office:value="43312" table:style-name="ce1">
            <text:p>43312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3M53.961S" table:style-name="ce2">
            <text:p>03:5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047" table:style-name="ce1">
            <text:p>10047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3M49.159S" table:style-name="ce2">
            <text:p>03:49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976" table:style-name="ce1">
            <text:p>14976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4M2.602S" table:style-name="ce2">
            <text:p>04:02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16097" table:style-name="ce1">
            <text:p>1609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3M53.464S" table:style-name="ce2">
            <text:p>03:53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673" table:style-name="ce1">
            <text:p>10673</text:p>
          </table:table-cell>
          <table:table-cell office:value-type="string" table:style-name="ce1">
            <text:p>Success</text:p>
          </table:table-cell>
          <table:table-cell office:value-type="float" office:value="43311" table:style-name="ce1">
            <text:p>4331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3M52.669S" table:style-name="ce2">
            <text:p>03:5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534" table:style-name="ce1">
            <text:p>11534</text:p>
          </table:table-cell>
          <table:table-cell office:value-type="string" table:style-name="ce1">
            <text:p>Success</text:p>
          </table:table-cell>
          <table:table-cell office:value-type="float" office:value="43315" table:style-name="ce1">
            <text:p>43315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4M2.355S" table:style-name="ce2">
            <text:p>04:0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ccess</text:p>
          </table:table-cell>
          <table:table-cell office:value-type="float" office:value="20330" table:style-name="ce1">
            <text:p>20330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4M2.216S" table:style-name="ce2">
            <text:p>04:02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22446" table:style-name="ce1">
            <text:p>22446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4M1.959S" table:style-name="ce2">
            <text:p>04:0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66" table:style-name="ce1">
            <text:p>256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4M2.932S" table:style-name="ce2">
            <text:p>04:02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4M3.381S" table:style-name="ce2">
            <text:p>04:0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04" table:style-name="ce1">
            <text:p>14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4M4.531S" table:style-name="ce2">
            <text:p>04:04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4M1.839S" table:style-name="ce2">
            <text:p>04:0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4M4.834S" table:style-name="ce2">
            <text:p>04:04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3M58.896S" table:style-name="ce2">
            <text:p>03:5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47" table:style-name="ce1">
            <text:p>6547</text:p>
          </table:table-cell>
          <table:table-cell office:value-type="string" table:style-name="ce1">
            <text:p>Success</text:p>
          </table:table-cell>
          <table:table-cell office:value-type="float" office:value="35136" table:style-name="ce1">
            <text:p>35136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4M1.319S" table:style-name="ce2">
            <text:p>04:0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178" table:style-name="ce1">
            <text:p>4178</text:p>
          </table:table-cell>
          <table:table-cell office:value-type="string" table:style-name="ce1">
            <text:p>Success</text:p>
          </table:table-cell>
          <table:table-cell office:value-type="float" office:value="35165" table:style-name="ce1">
            <text:p>35165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4M0.304S" table:style-name="ce2">
            <text:p>04:0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35168" table:style-name="ce1">
            <text:p>35168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4M1.454S" table:style-name="ce2">
            <text:p>04:01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35165" table:style-name="ce1">
            <text:p>35165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4M1.212S" table:style-name="ce2">
            <text:p>04:0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22" table:style-name="ce1">
            <text:p>4422</text:p>
          </table:table-cell>
          <table:table-cell office:value-type="string" table:style-name="ce1">
            <text:p>Success</text:p>
          </table:table-cell>
          <table:table-cell office:value-type="float" office:value="35170" table:style-name="ce1">
            <text:p>35170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4M4.951S" table:style-name="ce2">
            <text:p>04:0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4M4.326S" table:style-name="ce2">
            <text:p>04:0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3M58.516S" table:style-name="ce2">
            <text:p>03:5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627" table:style-name="ce1">
            <text:p>7627</text:p>
          </table:table-cell>
          <table:table-cell office:value-type="string" table:style-name="ce1">
            <text:p>Success</text:p>
          </table:table-cell>
          <table:table-cell office:value-type="float" office:value="41534" table:style-name="ce1">
            <text:p>41534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3M58.395S" table:style-name="ce2">
            <text:p>03:58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769" table:style-name="ce1">
            <text:p>7769</text:p>
          </table:table-cell>
          <table:table-cell office:value-type="string" table:style-name="ce1">
            <text:p>Success</text:p>
          </table:table-cell>
          <table:table-cell office:value-type="float" office:value="41533" table:style-name="ce1">
            <text:p>41533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3M57.763S" table:style-name="ce2">
            <text:p>03:57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415" table:style-name="ce1">
            <text:p>8415</text:p>
          </table:table-cell>
          <table:table-cell office:value-type="string" table:style-name="ce1">
            <text:p>Success</text:p>
          </table:table-cell>
          <table:table-cell office:value-type="float" office:value="43651" table:style-name="ce1">
            <text:p>43651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3M56.648S" table:style-name="ce2">
            <text:p>03:5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834" table:style-name="ce1">
            <text:p>9834</text:p>
          </table:table-cell>
          <table:table-cell office:value-type="string" table:style-name="ce1">
            <text:p>Success</text:p>
          </table:table-cell>
          <table:table-cell office:value-type="float" office:value="47838" table:style-name="ce1">
            <text:p>47838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3M56.519S" table:style-name="ce2">
            <text:p>03:5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035" table:style-name="ce1">
            <text:p>10035</text:p>
          </table:table-cell>
          <table:table-cell office:value-type="string" table:style-name="ce1">
            <text:p>Success</text:p>
          </table:table-cell>
          <table:table-cell office:value-type="float" office:value="49957" table:style-name="ce1">
            <text:p>4995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3M56.271S" table:style-name="ce2">
            <text:p>03:5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309" table:style-name="ce1">
            <text:p>10309</text:p>
          </table:table-cell>
          <table:table-cell office:value-type="string" table:style-name="ce1">
            <text:p>Success</text:p>
          </table:table-cell>
          <table:table-cell office:value-type="float" office:value="49959" table:style-name="ce1">
            <text:p>49959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3M55.887S" table:style-name="ce2">
            <text:p>03:5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964" table:style-name="ce1">
            <text:p>10964</text:p>
          </table:table-cell>
          <table:table-cell office:value-type="string" table:style-name="ce1">
            <text:p>Success</text:p>
          </table:table-cell>
          <table:table-cell office:value-type="float" office:value="54199" table:style-name="ce1">
            <text:p>54199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4M4.205S" table:style-name="ce2">
            <text:p>04:0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62" table:style-name="ce1">
            <text:p>27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3M55.620S" table:style-name="ce2">
            <text:p>03:55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395" table:style-name="ce1">
            <text:p>11395</text:p>
          </table:table-cell>
          <table:table-cell office:value-type="string" table:style-name="ce1">
            <text:p>Success</text:p>
          </table:table-cell>
          <table:table-cell office:value-type="float" office:value="56320" table:style-name="ce1">
            <text:p>56320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3M55.506S" table:style-name="ce2">
            <text:p>03:5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514" table:style-name="ce1">
            <text:p>11514</text:p>
          </table:table-cell>
          <table:table-cell office:value-type="string" table:style-name="ce1">
            <text:p>Success</text:p>
          </table:table-cell>
          <table:table-cell office:value-type="float" office:value="58438" table:style-name="ce1">
            <text:p>58438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3M55.392S" table:style-name="ce2">
            <text:p>03:5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822" table:style-name="ce1">
            <text:p>11822</text:p>
          </table:table-cell>
          <table:table-cell office:value-type="string" table:style-name="ce1">
            <text:p>Success</text:p>
          </table:table-cell>
          <table:table-cell office:value-type="float" office:value="60558" table:style-name="ce1">
            <text:p>60558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3M55.248S" table:style-name="ce2">
            <text:p>03:5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977" table:style-name="ce1">
            <text:p>11977</text:p>
          </table:table-cell>
          <table:table-cell office:value-type="string" table:style-name="ce1">
            <text:p>Success</text:p>
          </table:table-cell>
          <table:table-cell office:value-type="float" office:value="62679" table:style-name="ce1">
            <text:p>62679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3M55.120S" table:style-name="ce2">
            <text:p>03:55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325" table:style-name="ce1">
            <text:p>12325</text:p>
          </table:table-cell>
          <table:table-cell office:value-type="string" table:style-name="ce1">
            <text:p>Success</text:p>
          </table:table-cell>
          <table:table-cell office:value-type="float" office:value="64799" table:style-name="ce1">
            <text:p>64799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4M4.137S" table:style-name="ce2">
            <text:p>04:0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393" table:style-name="ce1">
            <text:p>3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3M54.997S" table:style-name="ce2">
            <text:p>03:5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587" table:style-name="ce1">
            <text:p>12587</text:p>
          </table:table-cell>
          <table:table-cell office:value-type="string" table:style-name="ce1">
            <text:p>Success</text:p>
          </table:table-cell>
          <table:table-cell office:value-type="float" office:value="66919" table:style-name="ce1">
            <text:p>66919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3M54.842S" table:style-name="ce2">
            <text:p>03:5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836" table:style-name="ce1">
            <text:p>12836</text:p>
          </table:table-cell>
          <table:table-cell office:value-type="string" table:style-name="ce1">
            <text:p>Success</text:p>
          </table:table-cell>
          <table:table-cell office:value-type="float" office:value="69040" table:style-name="ce1">
            <text:p>69040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3M54.740S" table:style-name="ce2">
            <text:p>03:5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987" table:style-name="ce1">
            <text:p>12987</text:p>
          </table:table-cell>
          <table:table-cell office:value-type="string" table:style-name="ce1">
            <text:p>Success</text:p>
          </table:table-cell>
          <table:table-cell office:value-type="float" office:value="71161" table:style-name="ce1">
            <text:p>71161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3M54.615S" table:style-name="ce2">
            <text:p>03:5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254" table:style-name="ce1">
            <text:p>13254</text:p>
          </table:table-cell>
          <table:table-cell office:value-type="string" table:style-name="ce1">
            <text:p>Success</text:p>
          </table:table-cell>
          <table:table-cell office:value-type="float" office:value="73281" table:style-name="ce1">
            <text:p>73281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3M54.345S" table:style-name="ce2">
            <text:p>03:5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714" table:style-name="ce1">
            <text:p>13714</text:p>
          </table:table-cell>
          <table:table-cell office:value-type="string" table:style-name="ce1">
            <text:p>Success</text:p>
          </table:table-cell>
          <table:table-cell office:value-type="float" office:value="77521" table:style-name="ce1">
            <text:p>77521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4M2.721S" table:style-name="ce2">
            <text:p>04:0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33" table:style-name="ce1">
            <text:p>5533</text:p>
          </table:table-cell>
          <table:table-cell office:value-type="string" table:style-name="ce1">
            <text:p>Success</text:p>
          </table:table-cell>
          <table:table-cell office:value-type="float" office:value="86063" table:style-name="ce1">
            <text:p>86063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3M56.039S" table:style-name="ce2">
            <text:p>03:56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218" table:style-name="ce1">
            <text:p>12218</text:p>
          </table:table-cell>
          <table:table-cell office:value-type="string" table:style-name="ce1">
            <text:p>Success</text:p>
          </table:table-cell>
          <table:table-cell office:value-type="float" office:value="86007" table:style-name="ce1">
            <text:p>8600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3M46.202S" table:style-name="ce2">
            <text:p>03:4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2066" table:style-name="ce1">
            <text:p>22066</text:p>
          </table:table-cell>
          <table:table-cell office:value-type="string" table:style-name="ce1">
            <text:p>Success</text:p>
          </table:table-cell>
          <table:table-cell office:value-type="float" office:value="81762" table:style-name="ce1">
            <text:p>81762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3M53.562S" table:style-name="ce2">
            <text:p>03:5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708" table:style-name="ce1">
            <text:p>14708</text:p>
          </table:table-cell>
          <table:table-cell office:value-type="string" table:style-name="ce1">
            <text:p>Success</text:p>
          </table:table-cell>
          <table:table-cell office:value-type="float" office:value="79698" table:style-name="ce1">
            <text:p>79698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3M44.785S" table:style-name="ce2">
            <text:p>03:4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491" table:style-name="ce1">
            <text:p>23491</text:p>
          </table:table-cell>
          <table:table-cell office:value-type="string" table:style-name="ce1">
            <text:p>Success</text:p>
          </table:table-cell>
          <table:table-cell office:value-type="float" office:value="86005" table:style-name="ce1">
            <text:p>86005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4M2.850S" table:style-name="ce2">
            <text:p>04:02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459" table:style-name="ce1">
            <text:p>5459</text:p>
          </table:table-cell>
          <table:table-cell office:value-type="string" table:style-name="ce1">
            <text:p>Success</text:p>
          </table:table-cell>
          <table:table-cell office:value-type="float" office:value="86064" table:style-name="ce1">
            <text:p>86064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4M0.687S" table:style-name="ce2">
            <text:p>04:0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641" table:style-name="ce1">
            <text:p>7641</text:p>
          </table:table-cell>
          <table:table-cell office:value-type="string" table:style-name="ce1">
            <text:p>Success</text:p>
          </table:table-cell>
          <table:table-cell office:value-type="float" office:value="86064" table:style-name="ce1">
            <text:p>86064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3M45.951S" table:style-name="ce2">
            <text:p>03:4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379" table:style-name="ce1">
            <text:p>22379</text:p>
          </table:table-cell>
          <table:table-cell office:value-type="string" table:style-name="ce1">
            <text:p>Success</text:p>
          </table:table-cell>
          <table:table-cell office:value-type="float" office:value="83883" table:style-name="ce1">
            <text:p>83883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4M4.139S" table:style-name="ce2">
            <text:p>04:04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02" table:style-name="ce1">
            <text:p>4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4M1.707S" table:style-name="ce2">
            <text:p>04:01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656" table:style-name="ce1">
            <text:p>6656</text:p>
          </table:table-cell>
          <table:table-cell office:value-type="string" table:style-name="ce1">
            <text:p>Success</text:p>
          </table:table-cell>
          <table:table-cell office:value-type="float" office:value="86064" table:style-name="ce1">
            <text:p>86064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4M1.586S" table:style-name="ce2">
            <text:p>04:01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815" table:style-name="ce1">
            <text:p>6815</text:p>
          </table:table-cell>
          <table:table-cell office:value-type="string" table:style-name="ce1">
            <text:p>Success</text:p>
          </table:table-cell>
          <table:table-cell office:value-type="float" office:value="86065" table:style-name="ce1">
            <text:p>86065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4M2.093S" table:style-name="ce2">
            <text:p>04:02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311" table:style-name="ce1">
            <text:p>6311</text:p>
          </table:table-cell>
          <table:table-cell office:value-type="string" table:style-name="ce1">
            <text:p>Success</text:p>
          </table:table-cell>
          <table:table-cell office:value-type="float" office:value="86063" table:style-name="ce1">
            <text:p>86063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3M45.415S" table:style-name="ce2">
            <text:p>03:4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991" table:style-name="ce1">
            <text:p>22991</text:p>
          </table:table-cell>
          <table:table-cell office:value-type="string" table:style-name="ce1">
            <text:p>Success</text:p>
          </table:table-cell>
          <table:table-cell office:value-type="float" office:value="86003" table:style-name="ce1">
            <text:p>86003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3M54.471S" table:style-name="ce2">
            <text:p>03:5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936" table:style-name="ce1">
            <text:p>13936</text:p>
          </table:table-cell>
          <table:table-cell office:value-type="string" table:style-name="ce1">
            <text:p>Success</text:p>
          </table:table-cell>
          <table:table-cell office:value-type="float" office:value="86005" table:style-name="ce1">
            <text:p>86005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4M4.528S" table:style-name="ce2">
            <text:p>04:0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908" table:style-name="ce1">
            <text:p>3908</text:p>
          </table:table-cell>
          <table:table-cell office:value-type="string" table:style-name="ce1">
            <text:p>Success</text:p>
          </table:table-cell>
          <table:table-cell office:value-type="float" office:value="88118" table:style-name="ce1">
            <text:p>88118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4M4.787S" table:style-name="ce2">
            <text:p>04:0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656" table:style-name="ce1">
            <text:p>3656</text:p>
          </table:table-cell>
          <table:table-cell office:value-type="string" table:style-name="ce1">
            <text:p>Success</text:p>
          </table:table-cell>
          <table:table-cell office:value-type="float" office:value="90237" table:style-name="ce1">
            <text:p>9023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4M8.437S" table:style-name="ce2">
            <text:p>04:08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4M8.485S" table:style-name="ce2">
            <text:p>04:0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4M8.509S" table:style-name="ce2">
            <text:p>04:0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4M4.135S" table:style-name="ce2">
            <text:p>04:04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414" table:style-name="ce1">
            <text:p>44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4M4.010S" table:style-name="ce2">
            <text:p>04:0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676" table:style-name="ce1">
            <text:p>46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4M8.551S" table:style-name="ce2">
            <text:p>04:08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4M3.989S" table:style-name="ce2">
            <text:p>04:0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73" table:style-name="ce1">
            <text:p>48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4M4.010S" table:style-name="ce2">
            <text:p>04:0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4M4.007S" table:style-name="ce2">
            <text:p>04:0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115" table:style-name="ce1">
            <text:p>51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4M3.997S" table:style-name="ce2">
            <text:p>04:04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37" table:style-name="ce1">
            <text:p>5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4M3.952S" table:style-name="ce2">
            <text:p>04:04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411" table:style-name="ce1">
            <text:p>5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4M3.991S" table:style-name="ce2">
            <text:p>04:04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497" table:style-name="ce1">
            <text:p>54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4M3.973S" table:style-name="ce2">
            <text:p>04:0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659" table:style-name="ce1">
            <text:p>5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4M3.986S" table:style-name="ce2">
            <text:p>04:0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782" table:style-name="ce1">
            <text:p>57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4M3.936S" table:style-name="ce2">
            <text:p>04:0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960" table:style-name="ce1">
            <text:p>59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4M3.943S" table:style-name="ce2">
            <text:p>04:0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4M3.927S" table:style-name="ce2">
            <text:p>04:03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210" table:style-name="ce1">
            <text:p>6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4M3.880S" table:style-name="ce2">
            <text:p>04:0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387" table:style-name="ce1">
            <text:p>63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4M3.807S" table:style-name="ce2">
            <text:p>04:0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598" table:style-name="ce1">
            <text:p>65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4M3.507S" table:style-name="ce2">
            <text:p>04:0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069" table:style-name="ce1">
            <text:p>70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4M10.003S" table:style-name="ce2">
            <text:p>04:1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4M8.444S" table:style-name="ce2">
            <text:p>04:0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4M8.405S" table:style-name="ce2">
            <text:p>04:0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4M8.402S" table:style-name="ce2">
            <text:p>04:08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4M8.366S" table:style-name="ce2">
            <text:p>04:08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4M8.329S" table:style-name="ce2">
            <text:p>04:0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4M8.330S" table:style-name="ce2">
            <text:p>04:08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4M8.276S" table:style-name="ce2">
            <text:p>04:08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307" table:style-name="ce1">
            <text:p>3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4M8.279S" table:style-name="ce2">
            <text:p>04:0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4M8.257S" table:style-name="ce2">
            <text:p>04:0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4M7.534S" table:style-name="ce2">
            <text:p>04:0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416" table:style-name="ce1">
            <text:p>44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4M6.180S" table:style-name="ce2">
            <text:p>04:06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903" table:style-name="ce1">
            <text:p>5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4M6.167S" table:style-name="ce2">
            <text:p>04:0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037" table:style-name="ce1">
            <text:p>60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4M6.147S" table:style-name="ce2">
            <text:p>04:0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191" table:style-name="ce1">
            <text:p>6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4M6.015S" table:style-name="ce2">
            <text:p>04:06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465" table:style-name="ce1">
            <text:p>64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4M5.638S" table:style-name="ce2">
            <text:p>04:05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946" table:style-name="ce1">
            <text:p>6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4M5.502S" table:style-name="ce2">
            <text:p>04:05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212" table:style-name="ce1">
            <text:p>7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4M5.499S" table:style-name="ce2">
            <text:p>04:05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330" table:style-name="ce1">
            <text:p>73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4M5.500S" table:style-name="ce2">
            <text:p>04:05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460" table:style-name="ce1">
            <text:p>7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4M5.463S" table:style-name="ce2">
            <text:p>04:05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606" table:style-name="ce1">
            <text:p>76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4M4.834S" table:style-name="ce2">
            <text:p>04:0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356" table:style-name="ce1">
            <text:p>83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4M4.523S" table:style-name="ce2">
            <text:p>04:0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818" table:style-name="ce1">
            <text:p>88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4M13.193S" table:style-name="ce2">
            <text:p>04:1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4M13.072S" table:style-name="ce2">
            <text:p>04:1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4M12.964S" table:style-name="ce2">
            <text:p>04:1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4M12.832S" table:style-name="ce2">
            <text:p>04:1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4M12.717S" table:style-name="ce2">
            <text:p>04:1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4M12.588S" table:style-name="ce2">
            <text:p>04:1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4M12.341S" table:style-name="ce2">
            <text:p>04:1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4M12.206S" table:style-name="ce2">
            <text:p>04:12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4M12.087S" table:style-name="ce2">
            <text:p>04:1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4M11.848S" table:style-name="ce2">
            <text:p>04:11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730" table:style-name="ce1">
            <text:p>27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4M11.715S" table:style-name="ce2">
            <text:p>04:1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96" table:style-name="ce1">
            <text:p>29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4M11.585S" table:style-name="ce2">
            <text:p>04:11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258" table:style-name="ce1">
            <text:p>32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4M11.447S" table:style-name="ce2">
            <text:p>04:1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4M11.321S" table:style-name="ce2">
            <text:p>04:11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4M11.218S" table:style-name="ce2">
            <text:p>04:1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02" table:style-name="ce1">
            <text:p>40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4M11.086S" table:style-name="ce2">
            <text:p>04:11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62" table:style-name="ce1">
            <text:p>4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4M10.959S" table:style-name="ce2">
            <text:p>04:1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4M10.828S" table:style-name="ce2">
            <text:p>04:10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796" table:style-name="ce1">
            <text:p>47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4M14.716S" table:style-name="ce2">
            <text:p>04:14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4M13.344S" table:style-name="ce2">
            <text:p>04:1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849" table:style-name="ce1">
            <text:p>28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4M15.765S" table:style-name="ce2">
            <text:p>04:1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4M15.625S" table:style-name="ce2">
            <text:p>04:15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4M16.773S" table:style-name="ce2">
            <text:p>04:16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4M9.489S" table:style-name="ce2">
            <text:p>04:0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702" table:style-name="ce1">
            <text:p>8702</text:p>
          </table:table-cell>
          <table:table-cell office:value-type="string" table:style-name="ce1">
            <text:p>Success</text:p>
          </table:table-cell>
          <table:table-cell office:value-type="float" office:value="107140" table:style-name="ce1">
            <text:p>10714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4M9.898S" table:style-name="ce2">
            <text:p>04:0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359" table:style-name="ce1">
            <text:p>8359</text:p>
          </table:table-cell>
          <table:table-cell office:value-type="string" table:style-name="ce1">
            <text:p>Success</text:p>
          </table:table-cell>
          <table:table-cell office:value-type="float" office:value="107143" table:style-name="ce1">
            <text:p>107143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4M8.863S" table:style-name="ce2">
            <text:p>04:0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06" table:style-name="ce1">
            <text:p>9406</text:p>
          </table:table-cell>
          <table:table-cell office:value-type="string" table:style-name="ce1">
            <text:p>Success</text:p>
          </table:table-cell>
          <table:table-cell office:value-type="float" office:value="117739" table:style-name="ce1">
            <text:p>117739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4M10.269S" table:style-name="ce2">
            <text:p>04:1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006" table:style-name="ce1">
            <text:p>8006</text:p>
          </table:table-cell>
          <table:table-cell office:value-type="string" table:style-name="ce1">
            <text:p>Success</text:p>
          </table:table-cell>
          <table:table-cell office:value-type="float" office:value="111380" table:style-name="ce1">
            <text:p>11138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4M10.409S" table:style-name="ce2">
            <text:p>04:1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867" table:style-name="ce1">
            <text:p>7867</text:p>
          </table:table-cell>
          <table:table-cell office:value-type="string" table:style-name="ce1">
            <text:p>Success</text:p>
          </table:table-cell>
          <table:table-cell office:value-type="float" office:value="109266" table:style-name="ce1">
            <text:p>109266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4M9.771S" table:style-name="ce2">
            <text:p>04:0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535" table:style-name="ce1">
            <text:p>8535</text:p>
          </table:table-cell>
          <table:table-cell office:value-type="string" table:style-name="ce1">
            <text:p>Success</text:p>
          </table:table-cell>
          <table:table-cell office:value-type="float" office:value="107141" table:style-name="ce1">
            <text:p>107141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4M10.580S" table:style-name="ce2">
            <text:p>04:1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733" table:style-name="ce1">
            <text:p>7733</text:p>
          </table:table-cell>
          <table:table-cell office:value-type="string" table:style-name="ce1">
            <text:p>Success</text:p>
          </table:table-cell>
          <table:table-cell office:value-type="float" office:value="117743" table:style-name="ce1">
            <text:p>117743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4M9.237S" table:style-name="ce2">
            <text:p>04:09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079" table:style-name="ce1">
            <text:p>9079</text:p>
          </table:table-cell>
          <table:table-cell office:value-type="string" table:style-name="ce1">
            <text:p>Success</text:p>
          </table:table-cell>
          <table:table-cell office:value-type="float" office:value="115615" table:style-name="ce1">
            <text:p>115615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4M9.125S" table:style-name="ce2">
            <text:p>04:09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219" table:style-name="ce1">
            <text:p>9219</text:p>
          </table:table-cell>
          <table:table-cell office:value-type="string" table:style-name="ce1">
            <text:p>Success</text:p>
          </table:table-cell>
          <table:table-cell office:value-type="float" office:value="117740" table:style-name="ce1">
            <text:p>117740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4M17.491S" table:style-name="ce2">
            <text:p>04:1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4M9.365S" table:style-name="ce2">
            <text:p>04:09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025" table:style-name="ce1">
            <text:p>9025</text:p>
          </table:table-cell>
          <table:table-cell office:value-type="string" table:style-name="ce1">
            <text:p>Success</text:p>
          </table:table-cell>
          <table:table-cell office:value-type="float" office:value="115621" table:style-name="ce1">
            <text:p>115621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4M9.012S" table:style-name="ce2">
            <text:p>04:09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385" table:style-name="ce1">
            <text:p>9385</text:p>
          </table:table-cell>
          <table:table-cell office:value-type="string" table:style-name="ce1">
            <text:p>Success</text:p>
          </table:table-cell>
          <table:table-cell office:value-type="float" office:value="117736" table:style-name="ce1">
            <text:p>117736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4M18.346S" table:style-name="ce2">
            <text:p>04:18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4M18.317S" table:style-name="ce2">
            <text:p>04:18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4M18.315S" table:style-name="ce2">
            <text:p>04:18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4M18.309S" table:style-name="ce2">
            <text:p>04:1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4M18.279S" table:style-name="ce2">
            <text:p>04:1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4M18.277S" table:style-name="ce2">
            <text:p>04:18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4M18.271S" table:style-name="ce2">
            <text:p>04:18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4M18.259S" table:style-name="ce2">
            <text:p>04:18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4M18.194S" table:style-name="ce2">
            <text:p>04:1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4M7.218S" table:style-name="ce2">
            <text:p>04:0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072" table:style-name="ce1">
            <text:p>13072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4M14.343S" table:style-name="ce2">
            <text:p>04:14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002" table:style-name="ce1">
            <text:p>6002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4M13.576S" table:style-name="ce2">
            <text:p>04:13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789" table:style-name="ce1">
            <text:p>6789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4M12.484S" table:style-name="ce2">
            <text:p>04:1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916" table:style-name="ce1">
            <text:p>791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4M14.987S" table:style-name="ce2">
            <text:p>04:15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494" table:style-name="ce1">
            <text:p>549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4M13.449S" table:style-name="ce2">
            <text:p>04:13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033" table:style-name="ce1">
            <text:p>7033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4M13.854S" table:style-name="ce2">
            <text:p>04:1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646" table:style-name="ce1">
            <text:p>664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4M15.349S" table:style-name="ce2">
            <text:p>04:1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4M14.473S" table:style-name="ce2">
            <text:p>04:1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084" table:style-name="ce1">
            <text:p>608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4M14.580S" table:style-name="ce2">
            <text:p>04:1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980" table:style-name="ce1">
            <text:p>5980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4M8.333S" table:style-name="ce2">
            <text:p>04:0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240" table:style-name="ce1">
            <text:p>12240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4M14.074S" table:style-name="ce2">
            <text:p>04:1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528" table:style-name="ce1">
            <text:p>652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4M16.195S" table:style-name="ce2">
            <text:p>04:1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417" table:style-name="ce1">
            <text:p>4417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4M7.871S" table:style-name="ce2">
            <text:p>04:0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754" table:style-name="ce1">
            <text:p>1275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4M15.125S" table:style-name="ce2">
            <text:p>04:1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503" table:style-name="ce1">
            <text:p>5503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4M7.229S" table:style-name="ce2">
            <text:p>04:0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481" table:style-name="ce1">
            <text:p>13481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4M19.436S" table:style-name="ce2">
            <text:p>04:1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4M8.271S" table:style-name="ce2">
            <text:p>04:08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483" table:style-name="ce1">
            <text:p>12483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4M8.261S" table:style-name="ce2">
            <text:p>04:08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504" table:style-name="ce1">
            <text:p>1250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4M6.556S" table:style-name="ce2">
            <text:p>04:0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209" table:style-name="ce1">
            <text:p>14209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4M14.844S" table:style-name="ce2">
            <text:p>04:1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921" table:style-name="ce1">
            <text:p>5921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4M10.720S" table:style-name="ce2">
            <text:p>04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047" table:style-name="ce1">
            <text:p>10047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4M7.587S" table:style-name="ce2">
            <text:p>04:0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204" table:style-name="ce1">
            <text:p>1320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4M5.694S" table:style-name="ce2">
            <text:p>04:0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108" table:style-name="ce1">
            <text:p>15108</text:p>
          </table:table-cell>
          <table:table-cell office:value-type="string" table:style-name="ce1">
            <text:p>Success</text:p>
          </table:table-cell>
          <table:table-cell office:value-type="float" office:value="53170" table:style-name="ce1">
            <text:p>53170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4M7.448S" table:style-name="ce2">
            <text:p>04:07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356" table:style-name="ce1">
            <text:p>1335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4M6.853S" table:style-name="ce2">
            <text:p>04:06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970" table:style-name="ce1">
            <text:p>13970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4M7.680S" table:style-name="ce2">
            <text:p>04:07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148" table:style-name="ce1">
            <text:p>1314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4M8.409S" table:style-name="ce2">
            <text:p>04:08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422" table:style-name="ce1">
            <text:p>12422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4M7.022S" table:style-name="ce2">
            <text:p>04:0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811" table:style-name="ce1">
            <text:p>13811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4M8.061S" table:style-name="ce2">
            <text:p>04:08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779" table:style-name="ce1">
            <text:p>12779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4M13.945S" table:style-name="ce2">
            <text:p>04:13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897" table:style-name="ce1">
            <text:p>6897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4M15.482S" table:style-name="ce2">
            <text:p>04:1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368" table:style-name="ce1">
            <text:p>536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4M15.222S" table:style-name="ce2">
            <text:p>04:1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635" table:style-name="ce1">
            <text:p>5635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4M7.017S" table:style-name="ce2">
            <text:p>04:07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879" table:style-name="ce1">
            <text:p>13879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4M11.952S" table:style-name="ce2">
            <text:p>04:12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957" table:style-name="ce1">
            <text:p>8957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4M20.805S" table:style-name="ce2">
            <text:p>04:2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4M8.821S" table:style-name="ce2">
            <text:p>04:0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100" table:style-name="ce1">
            <text:p>12100</text:p>
          </table:table-cell>
          <table:table-cell office:value-type="string" table:style-name="ce1">
            <text:p>Success</text:p>
          </table:table-cell>
          <table:table-cell office:value-type="float" office:value="53160" table:style-name="ce1">
            <text:p>53160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4M6.583S" table:style-name="ce2">
            <text:p>04:06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349" table:style-name="ce1">
            <text:p>14349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4M6.484S" table:style-name="ce2">
            <text:p>04:0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450" table:style-name="ce1">
            <text:p>14450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4M13.707S" table:style-name="ce2">
            <text:p>04:13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230" table:style-name="ce1">
            <text:p>7230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4M17.919S" table:style-name="ce2">
            <text:p>04:1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18" table:style-name="ce1">
            <text:p>301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4M8.407S" table:style-name="ce2">
            <text:p>04:0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565" table:style-name="ce1">
            <text:p>12565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4M7.729S" table:style-name="ce2">
            <text:p>04:0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251" table:style-name="ce1">
            <text:p>13251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4M14.207S" table:style-name="ce2">
            <text:p>04:14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794" table:style-name="ce1">
            <text:p>6794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4M20.347S" table:style-name="ce2">
            <text:p>04:20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4M20.982S" table:style-name="ce2">
            <text:p>04:2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4M20.974S" table:style-name="ce2">
            <text:p>04:2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4M19.305S" table:style-name="ce2">
            <text:p>04:1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4M20.936S" table:style-name="ce2">
            <text:p>04:20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4M20.898S" table:style-name="ce2">
            <text:p>04:2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4M20.911S" table:style-name="ce2">
            <text:p>04:2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4M20.833S" table:style-name="ce2">
            <text:p>04:2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4M20.842S" table:style-name="ce2">
            <text:p>04:20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4M20.934S" table:style-name="ce2">
            <text:p>04:20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4M20.938S" table:style-name="ce2">
            <text:p>04:2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4M8.552S" table:style-name="ce2">
            <text:p>04:0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706" table:style-name="ce1">
            <text:p>13706</text:p>
          </table:table-cell>
          <table:table-cell office:value-type="string" table:style-name="ce1">
            <text:p>Success</text:p>
          </table:table-cell>
          <table:table-cell office:value-type="float" office:value="124115" table:style-name="ce1">
            <text:p>124115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4M20.859S" table:style-name="ce2">
            <text:p>04:20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4M19.198S" table:style-name="ce2">
            <text:p>04:1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4M20.853S" table:style-name="ce2">
            <text:p>04:2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4M20.830S" table:style-name="ce2">
            <text:p>04:20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4M6.969S" table:style-name="ce2">
            <text:p>04:0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520" table:style-name="ce1">
            <text:p>15520</text:p>
          </table:table-cell>
          <table:table-cell office:value-type="string" table:style-name="ce1">
            <text:p>Success</text:p>
          </table:table-cell>
          <table:table-cell office:value-type="float" office:value="126249" table:style-name="ce1">
            <text:p>126249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4M8.689S" table:style-name="ce2">
            <text:p>04:0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823" table:style-name="ce1">
            <text:p>13823</text:p>
          </table:table-cell>
          <table:table-cell office:value-type="string" table:style-name="ce1">
            <text:p>Success</text:p>
          </table:table-cell>
          <table:table-cell office:value-type="float" office:value="124133" table:style-name="ce1">
            <text:p>124133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4M10.140S" table:style-name="ce2">
            <text:p>04:1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377" table:style-name="ce1">
            <text:p>12377</text:p>
          </table:table-cell>
          <table:table-cell office:value-type="string" table:style-name="ce1">
            <text:p>Success</text:p>
          </table:table-cell>
          <table:table-cell office:value-type="float" office:value="126308" table:style-name="ce1">
            <text:p>126308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4M20.835S" table:style-name="ce2">
            <text:p>04:20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4M20.768S" table:style-name="ce2">
            <text:p>04:2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52" table:style-name="ce1">
            <text:p>185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4M8.343S" table:style-name="ce2">
            <text:p>04:0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405" table:style-name="ce1">
            <text:p>14405</text:p>
          </table:table-cell>
          <table:table-cell office:value-type="string" table:style-name="ce1">
            <text:p>Success</text:p>
          </table:table-cell>
          <table:table-cell office:value-type="float" office:value="124128" table:style-name="ce1">
            <text:p>12412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4M9.634S" table:style-name="ce2">
            <text:p>04:09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128" table:style-name="ce1">
            <text:p>13128</text:p>
          </table:table-cell>
          <table:table-cell office:value-type="string" table:style-name="ce1">
            <text:p>Success</text:p>
          </table:table-cell>
          <table:table-cell office:value-type="float" office:value="126308" table:style-name="ce1">
            <text:p>126308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4M20.843S" table:style-name="ce2">
            <text:p>04:20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4M19.054S" table:style-name="ce2">
            <text:p>04:1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743" table:style-name="ce1">
            <text:p>37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4M20.806S" table:style-name="ce2">
            <text:p>04:20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4M20.767S" table:style-name="ce2">
            <text:p>04:20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4M20.825S" table:style-name="ce2">
            <text:p>04:2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4M20.794S" table:style-name="ce2">
            <text:p>04:20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4M20.769S" table:style-name="ce2">
            <text:p>04:20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4M18.946S" table:style-name="ce2">
            <text:p>04:1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4M20.912S" table:style-name="ce2">
            <text:p>04:20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128316" table:style-name="ce1">
            <text:p>128316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4M20.767S" table:style-name="ce2">
            <text:p>04:2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4M20.757S" table:style-name="ce2">
            <text:p>04:20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418" table:style-name="ce1">
            <text:p>24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4M20.712S" table:style-name="ce2">
            <text:p>04:20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4M20.626S" table:style-name="ce2">
            <text:p>04:2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4M20.604S" table:style-name="ce2">
            <text:p>04:2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673" table:style-name="ce1">
            <text:p>26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4M20.613S" table:style-name="ce2">
            <text:p>04:2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4M18.827S" table:style-name="ce2">
            <text:p>04:1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488" table:style-name="ce1">
            <text:p>44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4M20.629S" table:style-name="ce2">
            <text:p>04:2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25" table:style-name="ce1">
            <text:p>27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4M20.577S" table:style-name="ce2">
            <text:p>04:2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27" table:style-name="ce1">
            <text:p>28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4M20.558S" table:style-name="ce2">
            <text:p>04:2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57" table:style-name="ce1">
            <text:p>28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4M20.562S" table:style-name="ce2">
            <text:p>04:20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4M20.501S" table:style-name="ce2">
            <text:p>04:2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57" table:style-name="ce1">
            <text:p>29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4M20.559S" table:style-name="ce2">
            <text:p>04:20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917" table:style-name="ce1">
            <text:p>29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4M18.683S" table:style-name="ce2">
            <text:p>04:18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4M20.486S" table:style-name="ce2">
            <text:p>04:20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022" table:style-name="ce1">
            <text:p>30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4M20.402S" table:style-name="ce2">
            <text:p>04:20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160" table:style-name="ce1">
            <text:p>31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4M20.484S" table:style-name="ce2">
            <text:p>04:2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4M20.293S" table:style-name="ce2">
            <text:p>04:20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4M23.592S" table:style-name="ce2">
            <text:p>04:2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4M23.406S" table:style-name="ce2">
            <text:p>04:2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4M23.257S" table:style-name="ce2">
            <text:p>04:2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4M21.577S" table:style-name="ce2">
            <text:p>04:2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4M21.400S" table:style-name="ce2">
            <text:p>04:21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4M21.973S" table:style-name="ce2">
            <text:p>04:2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4M22.027S" table:style-name="ce2">
            <text:p>04:2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4M23.611S" table:style-name="ce2">
            <text:p>04:2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4M22.561S" table:style-name="ce2">
            <text:p>04:2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4M23.626S" table:style-name="ce2">
            <text:p>04:23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4M22.475S" table:style-name="ce2">
            <text:p>04:2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4M23.155S" table:style-name="ce2">
            <text:p>04:2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4M20.368S" table:style-name="ce2">
            <text:p>04:20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296" table:style-name="ce1">
            <text:p>32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4M21.628S" table:style-name="ce2">
            <text:p>04:2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38" table:style-name="ce1">
            <text:p>20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4M23.176S" table:style-name="ce2">
            <text:p>04:23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4M22.995S" table:style-name="ce2">
            <text:p>04:23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4M23.660S" table:style-name="ce2">
            <text:p>04:2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4M21.002S" table:style-name="ce2">
            <text:p>04:2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731" table:style-name="ce1">
            <text:p>273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4M23.666S" table:style-name="ce2">
            <text:p>04:2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4M23.664S" table:style-name="ce2">
            <text:p>04:2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4M23.628S" table:style-name="ce2">
            <text:p>04:2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4M23.679S" table:style-name="ce2">
            <text:p>04:2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4M23.630S" table:style-name="ce2">
            <text:p>04:2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4M23.652S" table:style-name="ce2">
            <text:p>04:2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4M23.216S" table:style-name="ce2">
            <text:p>04:2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4M23.647S" table:style-name="ce2">
            <text:p>04:23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4M23.630S" table:style-name="ce2">
            <text:p>04:2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4M22.950S" table:style-name="ce2">
            <text:p>04:23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4M22.923S" table:style-name="ce2">
            <text:p>04:2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4M23.734S" table:style-name="ce2">
            <text:p>04:2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4M22.112S" table:style-name="ce2">
            <text:p>04:2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4M22.805S" table:style-name="ce2">
            <text:p>04:2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4M21.765S" table:style-name="ce2">
            <text:p>04:2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4M23.636S" table:style-name="ce2">
            <text:p>04:2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4M23.740S" table:style-name="ce2">
            <text:p>04:2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4M23.765S" table:style-name="ce2">
            <text:p>04:2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4M23.768S" table:style-name="ce2">
            <text:p>04:2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4M23.768S" table:style-name="ce2">
            <text:p>04:2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4M23.773S" table:style-name="ce2">
            <text:p>04:2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4M23.764S" table:style-name="ce2">
            <text:p>04:2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4M18.524S" table:style-name="ce2">
            <text:p>04:1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289" table:style-name="ce1">
            <text:p>52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4M18.399S" table:style-name="ce2">
            <text:p>04:18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542" table:style-name="ce1">
            <text:p>5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4M18.392S" table:style-name="ce2">
            <text:p>04:18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4M18.377S" table:style-name="ce2">
            <text:p>04:1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36" table:style-name="ce1">
            <text:p>5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4M24.078S" table:style-name="ce2">
            <text:p>04:2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4M23.944S" table:style-name="ce2">
            <text:p>04:2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4M23.815S" table:style-name="ce2">
            <text:p>04:23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4M23.503S" table:style-name="ce2">
            <text:p>04:2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4M23.318S" table:style-name="ce2">
            <text:p>04:2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4M23.108S" table:style-name="ce2">
            <text:p>04:2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4M22.799S" table:style-name="ce2">
            <text:p>04:2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4M22.766S" table:style-name="ce2">
            <text:p>04:2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4M22.751S" table:style-name="ce2">
            <text:p>04:2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4M22.515S" table:style-name="ce2">
            <text:p>04:22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4M22.519S" table:style-name="ce2">
            <text:p>04:2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66" table:style-name="ce1">
            <text:p>30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4M22.491S" table:style-name="ce2">
            <text:p>04:2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17" table:style-name="ce1">
            <text:p>3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4M22.357S" table:style-name="ce2">
            <text:p>04:2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490" table:style-name="ce1">
            <text:p>3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4M22.261S" table:style-name="ce2">
            <text:p>04:2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4M21.578S" table:style-name="ce2">
            <text:p>04:2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546" table:style-name="ce1">
            <text:p>45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4M20.755S" table:style-name="ce2">
            <text:p>04:2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498" table:style-name="ce1">
            <text:p>54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4M19.656S" table:style-name="ce2">
            <text:p>04:1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710" table:style-name="ce1">
            <text:p>67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4M26.257S" table:style-name="ce2">
            <text:p>04:2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4M26.127S" table:style-name="ce2">
            <text:p>04:2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4M26.000S" table:style-name="ce2">
            <text:p>04:26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4M25.849S" table:style-name="ce2">
            <text:p>04:2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4M25.710S" table:style-name="ce2">
            <text:p>04:2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4M25.586S" table:style-name="ce2">
            <text:p>04:2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4M25.474S" table:style-name="ce2">
            <text:p>04:25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4M25.347S" table:style-name="ce2">
            <text:p>04:25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4M25.214S" table:style-name="ce2">
            <text:p>04:25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4M25.084S" table:style-name="ce2">
            <text:p>04:25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703" table:style-name="ce1">
            <text:p>27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4M24.947S" table:style-name="ce2">
            <text:p>04:24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4M24.847S" table:style-name="ce2">
            <text:p>04:2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4M24.711S" table:style-name="ce2">
            <text:p>04:24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4M24.572S" table:style-name="ce2">
            <text:p>04:2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4M24.446S" table:style-name="ce2">
            <text:p>04:2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974" table:style-name="ce1">
            <text:p>39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4M24.320S" table:style-name="ce2">
            <text:p>04:24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223" table:style-name="ce1">
            <text:p>42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4M28.421S" table:style-name="ce2">
            <text:p>04:28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4M28.284S" table:style-name="ce2">
            <text:p>04:28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4M28.176S" table:style-name="ce2">
            <text:p>04:28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4M28.060S" table:style-name="ce2">
            <text:p>04:2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4M27.918S" table:style-name="ce2">
            <text:p>04:2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4M27.788S" table:style-name="ce2">
            <text:p>04:2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4M27.653S" table:style-name="ce2">
            <text:p>04:27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4M27.519S" table:style-name="ce2">
            <text:p>04:2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33" table:style-name="ce1">
            <text:p>20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4M27.407S" table:style-name="ce2">
            <text:p>04:2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74" table:style-name="ce1">
            <text:p>22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4M27.273S" table:style-name="ce2">
            <text:p>04:27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35" table:style-name="ce1">
            <text:p>2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4M27.144S" table:style-name="ce2">
            <text:p>04:2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94" table:style-name="ce1">
            <text:p>27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4M26.952S" table:style-name="ce2">
            <text:p>04:27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89" table:style-name="ce1">
            <text:p>30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4M26.794S" table:style-name="ce2">
            <text:p>04:26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382" table:style-name="ce1">
            <text:p>3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4M26.644S" table:style-name="ce2">
            <text:p>04:2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73" table:style-name="ce1">
            <text:p>36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4M20.924S" table:style-name="ce2">
            <text:p>04:2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392" table:style-name="ce1">
            <text:p>9392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4M30.319S" table:style-name="ce2">
            <text:p>04:3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4M26.504S" table:style-name="ce2">
            <text:p>04:26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4M26.368S" table:style-name="ce2">
            <text:p>04:2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192" table:style-name="ce1">
            <text:p>4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4M30.178S" table:style-name="ce2">
            <text:p>04:3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4M29.941S" table:style-name="ce2">
            <text:p>04:2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4M29.810S" table:style-name="ce2">
            <text:p>04:2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4M29.684S" table:style-name="ce2">
            <text:p>04:29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4M29.553S" table:style-name="ce2">
            <text:p>04:2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4M29.446S" table:style-name="ce2">
            <text:p>04:2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4M28.675S" table:style-name="ce2">
            <text:p>04:28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4M28.546S" table:style-name="ce2">
            <text:p>04:2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4M31.392S" table:style-name="ce2">
            <text:p>04:31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4M31.268S" table:style-name="ce2">
            <text:p>04:3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4M31.139S" table:style-name="ce2">
            <text:p>04:3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4M30.990S" table:style-name="ce2">
            <text:p>04:31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4M30.875S" table:style-name="ce2">
            <text:p>04:3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4M30.685S" table:style-name="ce2">
            <text:p>04:3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4M30.563S" table:style-name="ce2">
            <text:p>04:3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4M31.664S" table:style-name="ce2">
            <text:p>04:3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4M32.562S" table:style-name="ce2">
            <text:p>04:32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4M23.113S" table:style-name="ce2">
            <text:p>04:23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051" table:style-name="ce1">
            <text:p>11051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4M34.168S" table:style-name="ce2">
            <text:p>04:3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4M23.735S" table:style-name="ce2">
            <text:p>04:23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802" table:style-name="ce1">
            <text:p>10802</text:p>
          </table:table-cell>
          <table:table-cell office:value-type="string" table:style-name="ce1">
            <text:p>Success</text:p>
          </table:table-cell>
          <table:table-cell office:value-type="float" office:value="41590" table:style-name="ce1">
            <text:p>41590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4M34.539S" table:style-name="ce2">
            <text:p>04:34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208" table:style-name="ce1">
            <text:p>120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4M34.631S" table:style-name="ce2">
            <text:p>04:3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260" table:style-name="ce1">
            <text:p>1260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4M34.728S" table:style-name="ce2">
            <text:p>04:3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1260" table:style-name="ce1">
            <text:p>1260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4M34.844S" table:style-name="ce2">
            <text:p>04:3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1260" table:style-name="ce1">
            <text:p>126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4M23.664S" table:style-name="ce2">
            <text:p>04:2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215" table:style-name="ce1">
            <text:p>12215</text:p>
          </table:table-cell>
          <table:table-cell office:value-type="string" table:style-name="ce1">
            <text:p>Success</text:p>
          </table:table-cell>
          <table:table-cell office:value-type="float" office:value="50034" table:style-name="ce1">
            <text:p>50034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4M23.566S" table:style-name="ce2">
            <text:p>04:2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346" table:style-name="ce1">
            <text:p>12346</text:p>
          </table:table-cell>
          <table:table-cell office:value-type="string" table:style-name="ce1">
            <text:p>Success</text:p>
          </table:table-cell>
          <table:table-cell office:value-type="float" office:value="52152" table:style-name="ce1">
            <text:p>52152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4M35.883S" table:style-name="ce2">
            <text:p>04:3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4M35.915S" table:style-name="ce2">
            <text:p>04:35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4M35.942S" table:style-name="ce2">
            <text:p>04:35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4M35.937S" table:style-name="ce2">
            <text:p>04:3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4M36.005S" table:style-name="ce2">
            <text:p>04:3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4M35.979S" table:style-name="ce2">
            <text:p>04:36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4M36.029S" table:style-name="ce2">
            <text:p>04:3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4M23.570S" table:style-name="ce2">
            <text:p>04:2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556" table:style-name="ce1">
            <text:p>12556</text:p>
          </table:table-cell>
          <table:table-cell office:value-type="string" table:style-name="ce1">
            <text:p>Success</text:p>
          </table:table-cell>
          <table:table-cell office:value-type="float" office:value="54270" table:style-name="ce1">
            <text:p>5427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4M36.043S" table:style-name="ce2">
            <text:p>04:36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4M23.510S" table:style-name="ce2">
            <text:p>04:2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667" table:style-name="ce1">
            <text:p>12667</text:p>
          </table:table-cell>
          <table:table-cell office:value-type="string" table:style-name="ce1">
            <text:p>Success</text:p>
          </table:table-cell>
          <table:table-cell office:value-type="float" office:value="56391" table:style-name="ce1">
            <text:p>56391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4M36.130S" table:style-name="ce2">
            <text:p>04:36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4M36.179S" table:style-name="ce2">
            <text:p>04:3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4M36.199S" table:style-name="ce2">
            <text:p>04:36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4M36.250S" table:style-name="ce2">
            <text:p>04:3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4M36.281S" table:style-name="ce2">
            <text:p>04:3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4M23.362S" table:style-name="ce2">
            <text:p>04:23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uccess</text:p>
          </table:table-cell>
          <table:table-cell office:value-type="float" office:value="64871" table:style-name="ce1">
            <text:p>64871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4M36.312S" table:style-name="ce2">
            <text:p>04:3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4M36.329S" table:style-name="ce2">
            <text:p>04:3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4M36.400S" table:style-name="ce2">
            <text:p>04:3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4M36.385S" table:style-name="ce2">
            <text:p>04:3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4M36.515S" table:style-name="ce2">
            <text:p>04:36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4M23.416S" table:style-name="ce2">
            <text:p>04:2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141" table:style-name="ce1">
            <text:p>13141</text:p>
          </table:table-cell>
          <table:table-cell office:value-type="string" table:style-name="ce1">
            <text:p>Success</text:p>
          </table:table-cell>
          <table:table-cell office:value-type="float" office:value="64877" table:style-name="ce1">
            <text:p>6487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4M36.557S" table:style-name="ce2">
            <text:p>04:3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4M36.561S" table:style-name="ce2">
            <text:p>04:3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4M36.643S" table:style-name="ce2">
            <text:p>04:3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4M36.637S" table:style-name="ce2">
            <text:p>04:3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4M36.682S" table:style-name="ce2">
            <text:p>04:3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4M36.728S" table:style-name="ce2">
            <text:p>04:3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4M22.426S" table:style-name="ce2">
            <text:p>04:2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526" table:style-name="ce1">
            <text:p>14526</text:p>
          </table:table-cell>
          <table:table-cell office:value-type="string" table:style-name="ce1">
            <text:p>Success</text:p>
          </table:table-cell>
          <table:table-cell office:value-type="float" office:value="77604" table:style-name="ce1">
            <text:p>77604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4M22.620S" table:style-name="ce2">
            <text:p>04:2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339" table:style-name="ce1">
            <text:p>14339</text:p>
          </table:table-cell>
          <table:table-cell office:value-type="string" table:style-name="ce1">
            <text:p>Success</text:p>
          </table:table-cell>
          <table:table-cell office:value-type="float" office:value="75484" table:style-name="ce1">
            <text:p>75484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4M36.962S" table:style-name="ce2">
            <text:p>04:3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4M36.955S" table:style-name="ce2">
            <text:p>04:3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4M36.999S" table:style-name="ce2">
            <text:p>04:3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4M37.041S" table:style-name="ce2">
            <text:p>04:3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4M22.330S" table:style-name="ce2">
            <text:p>04:2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811" table:style-name="ce1">
            <text:p>14811</text:p>
          </table:table-cell>
          <table:table-cell office:value-type="string" table:style-name="ce1">
            <text:p>Success</text:p>
          </table:table-cell>
          <table:table-cell office:value-type="float" office:value="83963" table:style-name="ce1">
            <text:p>83963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4M22.221S" table:style-name="ce2">
            <text:p>04:22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921" table:style-name="ce1">
            <text:p>14921</text:p>
          </table:table-cell>
          <table:table-cell office:value-type="string" table:style-name="ce1">
            <text:p>Success</text:p>
          </table:table-cell>
          <table:table-cell office:value-type="float" office:value="79725" table:style-name="ce1">
            <text:p>79725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4M23.437S" table:style-name="ce2">
            <text:p>04:23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735" table:style-name="ce1">
            <text:p>13735</text:p>
          </table:table-cell>
          <table:table-cell office:value-type="string" table:style-name="ce1">
            <text:p>Success</text:p>
          </table:table-cell>
          <table:table-cell office:value-type="float" office:value="83967" table:style-name="ce1">
            <text:p>8396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4M23.306S" table:style-name="ce2">
            <text:p>04:2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871" table:style-name="ce1">
            <text:p>13871</text:p>
          </table:table-cell>
          <table:table-cell office:value-type="string" table:style-name="ce1">
            <text:p>Success</text:p>
          </table:table-cell>
          <table:table-cell office:value-type="float" office:value="83967" table:style-name="ce1">
            <text:p>83967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4M21.824S" table:style-name="ce2">
            <text:p>04:2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367" table:style-name="ce1">
            <text:p>15367</text:p>
          </table:table-cell>
          <table:table-cell office:value-type="string" table:style-name="ce1">
            <text:p>Success</text:p>
          </table:table-cell>
          <table:table-cell office:value-type="float" office:value="81846" table:style-name="ce1">
            <text:p>81846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4M23.477S" table:style-name="ce2">
            <text:p>04:2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723" table:style-name="ce1">
            <text:p>13723</text:p>
          </table:table-cell>
          <table:table-cell office:value-type="string" table:style-name="ce1">
            <text:p>Success</text:p>
          </table:table-cell>
          <table:table-cell office:value-type="float" office:value="83970" table:style-name="ce1">
            <text:p>83970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4M20.939S" table:style-name="ce2">
            <text:p>04:2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264" table:style-name="ce1">
            <text:p>16264</text:p>
          </table:table-cell>
          <table:table-cell office:value-type="string" table:style-name="ce1">
            <text:p>Success</text:p>
          </table:table-cell>
          <table:table-cell office:value-type="float" office:value="83908" table:style-name="ce1">
            <text:p>83908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4M23.096S" table:style-name="ce2">
            <text:p>04:2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110" table:style-name="ce1">
            <text:p>14110</text:p>
          </table:table-cell>
          <table:table-cell office:value-type="string" table:style-name="ce1">
            <text:p>Success</text:p>
          </table:table-cell>
          <table:table-cell office:value-type="float" office:value="83966" table:style-name="ce1">
            <text:p>83966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4M37.118S" table:style-name="ce2">
            <text:p>04:37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4M23.278S" table:style-name="ce2">
            <text:p>04:23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947" table:style-name="ce1">
            <text:p>13947</text:p>
          </table:table-cell>
          <table:table-cell office:value-type="string" table:style-name="ce1">
            <text:p>Success</text:p>
          </table:table-cell>
          <table:table-cell office:value-type="float" office:value="83969" table:style-name="ce1">
            <text:p>83969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4M22.785S" table:style-name="ce2">
            <text:p>04:2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441" table:style-name="ce1">
            <text:p>14441</text:p>
          </table:table-cell>
          <table:table-cell office:value-type="string" table:style-name="ce1">
            <text:p>Success</text:p>
          </table:table-cell>
          <table:table-cell office:value-type="float" office:value="83967" table:style-name="ce1">
            <text:p>83967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4M37.144S" table:style-name="ce2">
            <text:p>04:3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4M23.459S" table:style-name="ce2">
            <text:p>04:2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775" table:style-name="ce1">
            <text:p>13775</text:p>
          </table:table-cell>
          <table:table-cell office:value-type="string" table:style-name="ce1">
            <text:p>Success</text:p>
          </table:table-cell>
          <table:table-cell office:value-type="float" office:value="83970" table:style-name="ce1">
            <text:p>83970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4M37.180S" table:style-name="ce2">
            <text:p>04:3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4M37.173S" table:style-name="ce2">
            <text:p>04:37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4M37.208S" table:style-name="ce2">
            <text:p>04:3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4M37.144S" table:style-name="ce2">
            <text:p>04:37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4M21.331S" table:style-name="ce2">
            <text:p>04:21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927" table:style-name="ce1">
            <text:p>15927</text:p>
          </table:table-cell>
          <table:table-cell office:value-type="string" table:style-name="ce1">
            <text:p>Success</text:p>
          </table:table-cell>
          <table:table-cell office:value-type="float" office:value="83967" table:style-name="ce1">
            <text:p>83967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4M37.080S" table:style-name="ce2">
            <text:p>04:37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4M37.203S" table:style-name="ce2">
            <text:p>04:3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4M37.206S" table:style-name="ce2">
            <text:p>04:3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4M37.227S" table:style-name="ce2">
            <text:p>04:3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4M37.194S" table:style-name="ce2">
            <text:p>04:3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4M37.253S" table:style-name="ce2">
            <text:p>04:3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4M37.211S" table:style-name="ce2">
            <text:p>04:37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4M37.261S" table:style-name="ce2">
            <text:p>04:3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4M37.271S" table:style-name="ce2">
            <text:p>04:3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4M37.244S" table:style-name="ce2">
            <text:p>04:3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4M37.237S" table:style-name="ce2">
            <text:p>04:37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4M37.234S" table:style-name="ce2">
            <text:p>04:3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4M37.228S" table:style-name="ce2">
            <text:p>04:3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04" table:style-name="ce1">
            <text:p>1304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4M37.258S" table:style-name="ce2">
            <text:p>04:3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4M37.292S" table:style-name="ce2">
            <text:p>04:3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4M37.288S" table:style-name="ce2">
            <text:p>04:3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4M37.319S" table:style-name="ce2">
            <text:p>04:3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4M37.254S" table:style-name="ce2">
            <text:p>04:3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4M37.264S" table:style-name="ce2">
            <text:p>04:3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4M37.313S" table:style-name="ce2">
            <text:p>04:3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4M37.321S" table:style-name="ce2">
            <text:p>04:3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4M37.317S" table:style-name="ce2">
            <text:p>04:3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4M37.317S" table:style-name="ce2">
            <text:p>04:3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4M37.327S" table:style-name="ce2">
            <text:p>04:3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4M37.295S" table:style-name="ce2">
            <text:p>04:3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4M37.313S" table:style-name="ce2">
            <text:p>04:3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4M37.297S" table:style-name="ce2">
            <text:p>04:3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356" table:style-name="ce1">
            <text:p>1356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4M37.371S" table:style-name="ce2">
            <text:p>04:3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4M37.374S" table:style-name="ce2">
            <text:p>04:3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4M37.358S" table:style-name="ce2">
            <text:p>04:3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4M37.395S" table:style-name="ce2">
            <text:p>04:3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4M37.353S" table:style-name="ce2">
            <text:p>04:3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52" table:style-name="ce1">
            <text:p>1352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4M37.400S" table:style-name="ce2">
            <text:p>04:3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4M37.337S" table:style-name="ce2">
            <text:p>04:3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4M37.392S" table:style-name="ce2">
            <text:p>04:3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4M37.389S" table:style-name="ce2">
            <text:p>04:37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4M37.371S" table:style-name="ce2">
            <text:p>04:3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4M37.375S" table:style-name="ce2">
            <text:p>04:37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4M37.356S" table:style-name="ce2">
            <text:p>04:37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4M37.420S" table:style-name="ce2">
            <text:p>04:3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4M37.432S" table:style-name="ce2">
            <text:p>04:3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4M37.440S" table:style-name="ce2">
            <text:p>04:3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4M37.430S" table:style-name="ce2">
            <text:p>04:3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4M37.445S" table:style-name="ce2">
            <text:p>04:37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4M37.442S" table:style-name="ce2">
            <text:p>04:3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4M37.429S" table:style-name="ce2">
            <text:p>04:3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404" table:style-name="ce1">
            <text:p>1404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4M32.698S" table:style-name="ce2">
            <text:p>04:3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068" table:style-name="ce1">
            <text:p>606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4M31.906S" table:style-name="ce2">
            <text:p>04:3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896" table:style-name="ce1">
            <text:p>689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4M32.302S" table:style-name="ce2">
            <text:p>04:3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525" table:style-name="ce1">
            <text:p>6525</text:p>
          </table:table-cell>
          <table:table-cell office:value-type="string" table:style-name="ce1">
            <text:p>Success</text:p>
          </table:table-cell>
          <table:table-cell office:value-type="float" office:value="55782" table:style-name="ce1">
            <text:p>55782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4M32.164S" table:style-name="ce2">
            <text:p>04:3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828" table:style-name="ce1">
            <text:p>6828</text:p>
          </table:table-cell>
          <table:table-cell office:value-type="string" table:style-name="ce1">
            <text:p>Success</text:p>
          </table:table-cell>
          <table:table-cell office:value-type="float" office:value="55735" table:style-name="ce1">
            <text:p>55735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4M23.655S" table:style-name="ce2">
            <text:p>04:2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348" table:style-name="ce1">
            <text:p>15348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4M31.770S" table:style-name="ce2">
            <text:p>04:31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270" table:style-name="ce1">
            <text:p>7270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4M23.768S" table:style-name="ce2">
            <text:p>04:2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425" table:style-name="ce1">
            <text:p>15425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4M23.804S" table:style-name="ce2">
            <text:p>04:2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438" table:style-name="ce1">
            <text:p>15438</text:p>
          </table:table-cell>
          <table:table-cell office:value-type="string" table:style-name="ce1">
            <text:p>Success</text:p>
          </table:table-cell>
          <table:table-cell office:value-type="float" office:value="46881" table:style-name="ce1">
            <text:p>46881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4M23.734S" table:style-name="ce2">
            <text:p>04:2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530" table:style-name="ce1">
            <text:p>15530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4M30.437S" table:style-name="ce2">
            <text:p>04:30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830" table:style-name="ce1">
            <text:p>8830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4M30.043S" table:style-name="ce2">
            <text:p>04:3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231" table:style-name="ce1">
            <text:p>9231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4M32.023S" table:style-name="ce2">
            <text:p>04:32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256" table:style-name="ce1">
            <text:p>7256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4M29.314S" table:style-name="ce2">
            <text:p>04:2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965" table:style-name="ce1">
            <text:p>9965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4M23.738S" table:style-name="ce2">
            <text:p>04:2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555" table:style-name="ce1">
            <text:p>15555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4M23.785S" table:style-name="ce2">
            <text:p>04:2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510" table:style-name="ce1">
            <text:p>15510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4M29.183S" table:style-name="ce2">
            <text:p>04:2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169" table:style-name="ce1">
            <text:p>10169</text:p>
          </table:table-cell>
          <table:table-cell office:value-type="string" table:style-name="ce1">
            <text:p>Success</text:p>
          </table:table-cell>
          <table:table-cell office:value-type="float" office:value="54946" table:style-name="ce1">
            <text:p>54946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4M24.214S" table:style-name="ce2">
            <text:p>04:2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138" table:style-name="ce1">
            <text:p>15138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4M23.764S" table:style-name="ce2">
            <text:p>04:2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599" table:style-name="ce1">
            <text:p>15599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4M23.736S" table:style-name="ce2">
            <text:p>04:2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636" table:style-name="ce1">
            <text:p>15636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4M32.840S" table:style-name="ce2">
            <text:p>04:3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539" table:style-name="ce1">
            <text:p>6539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4M23.738S" table:style-name="ce2">
            <text:p>04:2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650" table:style-name="ce1">
            <text:p>15650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4M36.081S" table:style-name="ce2">
            <text:p>04:36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319" table:style-name="ce1">
            <text:p>3319</text:p>
          </table:table-cell>
          <table:table-cell office:value-type="string" table:style-name="ce1">
            <text:p>Success</text:p>
          </table:table-cell>
          <table:table-cell office:value-type="float" office:value="61645" table:style-name="ce1">
            <text:p>61645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4M37.447S" table:style-name="ce2">
            <text:p>04:37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4M32.413S" table:style-name="ce2">
            <text:p>04:32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23" table:style-name="ce1">
            <text:p>7023</text:p>
          </table:table-cell>
          <table:table-cell office:value-type="string" table:style-name="ce1">
            <text:p>Success</text:p>
          </table:table-cell>
          <table:table-cell office:value-type="float" office:value="57427" table:style-name="ce1">
            <text:p>57427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4M28.788S" table:style-name="ce2">
            <text:p>04:28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668" table:style-name="ce1">
            <text:p>10668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4M28.920S" table:style-name="ce2">
            <text:p>04:28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557" table:style-name="ce1">
            <text:p>10557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4M30.337S" table:style-name="ce2">
            <text:p>04:3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146" table:style-name="ce1">
            <text:p>9146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4M23.788S" table:style-name="ce2">
            <text:p>04:2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736" table:style-name="ce1">
            <text:p>15736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4M37.303S" table:style-name="ce2">
            <text:p>04:37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4M39.246S" table:style-name="ce2">
            <text:p>04:3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4M39.298S" table:style-name="ce2">
            <text:p>04:3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4M39.365S" table:style-name="ce2">
            <text:p>04:39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4M36.408S" table:style-name="ce2">
            <text:p>04:36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184" table:style-name="ce1">
            <text:p>3184</text:p>
          </table:table-cell>
          <table:table-cell office:value-type="string" table:style-name="ce1">
            <text:p>Success</text:p>
          </table:table-cell>
          <table:table-cell office:value-type="float" office:value="61645" table:style-name="ce1">
            <text:p>61645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4M23.649S" table:style-name="ce2">
            <text:p>04:2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947" table:style-name="ce1">
            <text:p>15947</text:p>
          </table:table-cell>
          <table:table-cell office:value-type="string" table:style-name="ce1">
            <text:p>Success</text:p>
          </table:table-cell>
          <table:table-cell office:value-type="float" office:value="46881" table:style-name="ce1">
            <text:p>46881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4M39.268S" table:style-name="ce2">
            <text:p>04:3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4M39.390S" table:style-name="ce2">
            <text:p>04:3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4M39.197S" table:style-name="ce2">
            <text:p>04:3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4M29.048S" table:style-name="ce2">
            <text:p>04:2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600" table:style-name="ce1">
            <text:p>10600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4M31.535S" table:style-name="ce2">
            <text:p>04:3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4M39.006S" table:style-name="ce2">
            <text:p>04:3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4M37.522S" table:style-name="ce2">
            <text:p>04:37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4M23.795S" table:style-name="ce2">
            <text:p>04:2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947" table:style-name="ce1">
            <text:p>15947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4M35.042S" table:style-name="ce2">
            <text:p>04:3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703" table:style-name="ce1">
            <text:p>4703</text:p>
          </table:table-cell>
          <table:table-cell office:value-type="string" table:style-name="ce1">
            <text:p>Success</text:p>
          </table:table-cell>
          <table:table-cell office:value-type="float" office:value="67934" table:style-name="ce1">
            <text:p>67934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4M39.375S" table:style-name="ce2">
            <text:p>04:3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4M23.740S" table:style-name="ce2">
            <text:p>04:23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013" table:style-name="ce1">
            <text:p>16013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4M37.517S" table:style-name="ce2">
            <text:p>04:3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Success</text:p>
          </table:table-cell>
          <table:table-cell office:value-type="float" office:value="46870" table:style-name="ce1">
            <text:p>4687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4M39.298S" table:style-name="ce2">
            <text:p>04:3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4M23.736S" table:style-name="ce2">
            <text:p>04:2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073" table:style-name="ce1">
            <text:p>16073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4M39.599S" table:style-name="ce2">
            <text:p>04:39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4M37.519S" table:style-name="ce2">
            <text:p>04:3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31" table:style-name="ce1">
            <text:p>2331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4M37.511S" table:style-name="ce2">
            <text:p>04:37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4M37.533S" table:style-name="ce2">
            <text:p>04:3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24" table:style-name="ce1">
            <text:p>2324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4M37.525S" table:style-name="ce2">
            <text:p>04:37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337" table:style-name="ce1">
            <text:p>2337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4M23.737S" table:style-name="ce2">
            <text:p>04:2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126" table:style-name="ce1">
            <text:p>16126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4M30.319S" table:style-name="ce2">
            <text:p>04:30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549" table:style-name="ce1">
            <text:p>9549</text:p>
          </table:table-cell>
          <table:table-cell office:value-type="string" table:style-name="ce1">
            <text:p>Success</text:p>
          </table:table-cell>
          <table:table-cell office:value-type="float" office:value="56591" table:style-name="ce1">
            <text:p>56591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4M23.800S" table:style-name="ce2">
            <text:p>04:2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072" table:style-name="ce1">
            <text:p>16072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4M36.794S" table:style-name="ce2">
            <text:p>04:3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83" table:style-name="ce1">
            <text:p>3083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4M23.740S" table:style-name="ce2">
            <text:p>04:2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139" table:style-name="ce1">
            <text:p>16139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4M36.134S" table:style-name="ce2">
            <text:p>04:3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800" table:style-name="ce1">
            <text:p>3800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4M39.527S" table:style-name="ce2">
            <text:p>04:39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4M37.442S" table:style-name="ce2">
            <text:p>04:37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4M39.868S" table:style-name="ce2">
            <text:p>04:3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4M36.503S" table:style-name="ce2">
            <text:p>04:3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4M37.443S" table:style-name="ce2">
            <text:p>04:3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Success</text:p>
          </table:table-cell>
          <table:table-cell office:value-type="float" office:value="61645" table:style-name="ce1">
            <text:p>61645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4M37.535S" table:style-name="ce2">
            <text:p>04:37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4M37.438S" table:style-name="ce2">
            <text:p>04:3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4M36.688S" table:style-name="ce2">
            <text:p>04:36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4M39.754S" table:style-name="ce2">
            <text:p>04:39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4M37.367S" table:style-name="ce2">
            <text:p>04:3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4M39.812S" table:style-name="ce2">
            <text:p>04:39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4M39.745S" table:style-name="ce2">
            <text:p>04:3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4M39.876S" table:style-name="ce2">
            <text:p>04:39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4M23.785S" table:style-name="ce2">
            <text:p>04:23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250" table:style-name="ce1">
            <text:p>16250</text:p>
          </table:table-cell>
          <table:table-cell office:value-type="string" table:style-name="ce1">
            <text:p>Success</text:p>
          </table:table-cell>
          <table:table-cell office:value-type="float" office:value="46881" table:style-name="ce1">
            <text:p>46881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4M23.774S" table:style-name="ce2">
            <text:p>04:2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266" table:style-name="ce1">
            <text:p>16266</text:p>
          </table:table-cell>
          <table:table-cell office:value-type="string" table:style-name="ce1">
            <text:p>Success</text:p>
          </table:table-cell>
          <table:table-cell office:value-type="float" office:value="46880" table:style-name="ce1">
            <text:p>46880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4M39.881S" table:style-name="ce2">
            <text:p>04:3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4M40.043S" table:style-name="ce2">
            <text:p>04:4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4M40.037S" table:style-name="ce2">
            <text:p>04:4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4M37.425S" table:style-name="ce2">
            <text:p>04:3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Success</text:p>
          </table:table-cell>
          <table:table-cell office:value-type="float" office:value="61644" table:style-name="ce1">
            <text:p>61644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4M39.401S" table:style-name="ce2">
            <text:p>04:39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4M40.303S" table:style-name="ce2">
            <text:p>04:4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482" table:style-name="ce1">
            <text:p>1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4M38.829S" table:style-name="ce2">
            <text:p>04:38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58512" table:style-name="ce1">
            <text:p>58512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4M38.804S" table:style-name="ce2">
            <text:p>04:3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Success</text:p>
          </table:table-cell>
          <table:table-cell office:value-type="float" office:value="58512" table:style-name="ce1">
            <text:p>58512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4M41.893S" table:style-name="ce2">
            <text:p>04:4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4M41.837S" table:style-name="ce2">
            <text:p>04:41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4M38.769S" table:style-name="ce2">
            <text:p>04:3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Success</text:p>
          </table:table-cell>
          <table:table-cell office:value-type="float" office:value="58514" table:style-name="ce1">
            <text:p>58514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4M41.986S" table:style-name="ce2">
            <text:p>04:4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4M41.976S" table:style-name="ce2">
            <text:p>04:4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4M41.968S" table:style-name="ce2">
            <text:p>04:42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4M42.034S" table:style-name="ce2">
            <text:p>04:4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4M42.041S" table:style-name="ce2">
            <text:p>04:4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4M42.059S" table:style-name="ce2">
            <text:p>04:42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4M42.150S" table:style-name="ce2">
            <text:p>04:42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4M42.151S" table:style-name="ce2">
            <text:p>04:4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4M42.128S" table:style-name="ce2">
            <text:p>04:4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4M42.257S" table:style-name="ce2">
            <text:p>04:4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4M39.938S" table:style-name="ce2">
            <text:p>04:39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506" table:style-name="ce1">
            <text:p>2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4M38.994S" table:style-name="ce2">
            <text:p>04:3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Success</text:p>
          </table:table-cell>
          <table:table-cell office:value-type="float" office:value="62720" table:style-name="ce1">
            <text:p>62720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4M42.495S" table:style-name="ce2">
            <text:p>04:4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4M39.042S" table:style-name="ce2">
            <text:p>04:3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17" table:style-name="ce1">
            <text:p>3517</text:p>
          </table:table-cell>
          <table:table-cell office:value-type="string" table:style-name="ce1">
            <text:p>Success</text:p>
          </table:table-cell>
          <table:table-cell office:value-type="float" office:value="62721" table:style-name="ce1">
            <text:p>62721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4M42.535S" table:style-name="ce2">
            <text:p>04:4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4M42.561S" table:style-name="ce2">
            <text:p>04:4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4M42.591S" table:style-name="ce2">
            <text:p>04:42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4M42.608S" table:style-name="ce2">
            <text:p>04:4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4M42.674S" table:style-name="ce2">
            <text:p>04:4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4M42.664S" table:style-name="ce2">
            <text:p>04:4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4M42.717S" table:style-name="ce2">
            <text:p>04:4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4M39.278S" table:style-name="ce2">
            <text:p>04:3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55" table:style-name="ce1">
            <text:p>3555</text:p>
          </table:table-cell>
          <table:table-cell office:value-type="string" table:style-name="ce1">
            <text:p>Success</text:p>
          </table:table-cell>
          <table:table-cell office:value-type="float" office:value="66963" table:style-name="ce1">
            <text:p>66963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4M39.281S" table:style-name="ce2">
            <text:p>04:39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69" table:style-name="ce1">
            <text:p>3569</text:p>
          </table:table-cell>
          <table:table-cell office:value-type="string" table:style-name="ce1">
            <text:p>Success</text:p>
          </table:table-cell>
          <table:table-cell office:value-type="float" office:value="67002" table:style-name="ce1">
            <text:p>67002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4M42.852S" table:style-name="ce2">
            <text:p>04:4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4M42.835S" table:style-name="ce2">
            <text:p>04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4M42.894S" table:style-name="ce2">
            <text:p>04:42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4M42.888S" table:style-name="ce2">
            <text:p>04:4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4M39.270S" table:style-name="ce2">
            <text:p>04:39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806" table:style-name="ce1">
            <text:p>3806</text:p>
          </table:table-cell>
          <table:table-cell office:value-type="string" table:style-name="ce1">
            <text:p>Success</text:p>
          </table:table-cell>
          <table:table-cell office:value-type="float" office:value="69084" table:style-name="ce1">
            <text:p>69084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4M43.022S" table:style-name="ce2">
            <text:p>04:4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4M39.478S" table:style-name="ce2">
            <text:p>04:39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621" table:style-name="ce1">
            <text:p>3621</text:p>
          </table:table-cell>
          <table:table-cell office:value-type="string" table:style-name="ce1">
            <text:p>Success</text:p>
          </table:table-cell>
          <table:table-cell office:value-type="float" office:value="71199" table:style-name="ce1">
            <text:p>71199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4M43.019S" table:style-name="ce2">
            <text:p>04:4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4M39.458S" table:style-name="ce2">
            <text:p>04:3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651" table:style-name="ce1">
            <text:p>3651</text:p>
          </table:table-cell>
          <table:table-cell office:value-type="string" table:style-name="ce1">
            <text:p>Success</text:p>
          </table:table-cell>
          <table:table-cell office:value-type="float" office:value="75436" table:style-name="ce1">
            <text:p>75436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4M43.109S" table:style-name="ce2">
            <text:p>04:4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4M43.077S" table:style-name="ce2">
            <text:p>04:4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4M43.083S" table:style-name="ce2">
            <text:p>04:4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4M43.100S" table:style-name="ce2">
            <text:p>04:4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4M43.111S" table:style-name="ce2">
            <text:p>04:4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4M39.282S" table:style-name="ce2">
            <text:p>04:3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Success</text:p>
          </table:table-cell>
          <table:table-cell office:value-type="float" office:value="69084" table:style-name="ce1">
            <text:p>69084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4M43.211S" table:style-name="ce2">
            <text:p>04:43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4M43.208S" table:style-name="ce2">
            <text:p>04:4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4M43.213S" table:style-name="ce2">
            <text:p>04:4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4M43.205S" table:style-name="ce2">
            <text:p>04:4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4M39.436S" table:style-name="ce2">
            <text:p>04:39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73367" table:style-name="ce1">
            <text:p>7336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4M43.252S" table:style-name="ce2">
            <text:p>04:4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4M43.273S" table:style-name="ce2">
            <text:p>04:4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4M43.276S" table:style-name="ce2">
            <text:p>04:43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4M39.354S" table:style-name="ce2">
            <text:p>04:3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Success</text:p>
          </table:table-cell>
          <table:table-cell office:value-type="float" office:value="75394" table:style-name="ce1">
            <text:p>75394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4M43.283S" table:style-name="ce2">
            <text:p>04:4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4M43.294S" table:style-name="ce2">
            <text:p>04:4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4M43.337S" table:style-name="ce2">
            <text:p>04:4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4M39.646S" table:style-name="ce2">
            <text:p>04:3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796" table:style-name="ce1">
            <text:p>3796</text:p>
          </table:table-cell>
          <table:table-cell office:value-type="string" table:style-name="ce1">
            <text:p>Success</text:p>
          </table:table-cell>
          <table:table-cell office:value-type="float" office:value="83916" table:style-name="ce1">
            <text:p>83916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4M43.354S" table:style-name="ce2">
            <text:p>04:4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4M43.354S" table:style-name="ce2">
            <text:p>04:4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4M43.402S" table:style-name="ce2">
            <text:p>04:4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4M43.395S" table:style-name="ce2">
            <text:p>04:4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4M43.400S" table:style-name="ce2">
            <text:p>04:43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4M39.354S" table:style-name="ce2">
            <text:p>04:3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80" table:style-name="ce1">
            <text:p>4180</text:p>
          </table:table-cell>
          <table:table-cell office:value-type="string" table:style-name="ce1">
            <text:p>Success</text:p>
          </table:table-cell>
          <table:table-cell office:value-type="float" office:value="81799" table:style-name="ce1">
            <text:p>81799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4M39.381S" table:style-name="ce2">
            <text:p>04:39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154" table:style-name="ce1">
            <text:p>4154</text:p>
          </table:table-cell>
          <table:table-cell office:value-type="string" table:style-name="ce1">
            <text:p>Success</text:p>
          </table:table-cell>
          <table:table-cell office:value-type="float" office:value="81801" table:style-name="ce1">
            <text:p>81801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4M43.458S" table:style-name="ce2">
            <text:p>04:4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4M43.452S" table:style-name="ce2">
            <text:p>04:43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4M43.454S" table:style-name="ce2">
            <text:p>04:4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4M43.535S" table:style-name="ce2">
            <text:p>04:4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4M43.543S" table:style-name="ce2">
            <text:p>04:4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4M43.559S" table:style-name="ce2">
            <text:p>04:43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4M43.536S" table:style-name="ce2">
            <text:p>04:43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4M43.573S" table:style-name="ce2">
            <text:p>04:4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4M43.605S" table:style-name="ce2">
            <text:p>04:43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4M39.652S" table:style-name="ce2">
            <text:p>04:39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024" table:style-name="ce1">
            <text:p>4024</text:p>
          </table:table-cell>
          <table:table-cell office:value-type="string" table:style-name="ce1">
            <text:p>Success</text:p>
          </table:table-cell>
          <table:table-cell office:value-type="float" office:value="86035" table:style-name="ce1">
            <text:p>86035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4M43.618S" table:style-name="ce2">
            <text:p>04:4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4M43.581S" table:style-name="ce2">
            <text:p>04:4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4M39.623S" table:style-name="ce2">
            <text:p>04:3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73" table:style-name="ce1">
            <text:p>4073</text:p>
          </table:table-cell>
          <table:table-cell office:value-type="string" table:style-name="ce1">
            <text:p>Success</text:p>
          </table:table-cell>
          <table:table-cell office:value-type="float" office:value="90276" table:style-name="ce1">
            <text:p>90276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4M39.996S" table:style-name="ce2">
            <text:p>04:4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4M43.680S" table:style-name="ce2">
            <text:p>04:4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4M43.676S" table:style-name="ce2">
            <text:p>04:4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4M43.677S" table:style-name="ce2">
            <text:p>04:4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4M43.721S" table:style-name="ce2">
            <text:p>04:4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4M39.575S" table:style-name="ce2">
            <text:p>04:3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99" table:style-name="ce1">
            <text:p>4199</text:p>
          </table:table-cell>
          <table:table-cell office:value-type="string" table:style-name="ce1">
            <text:p>Success</text:p>
          </table:table-cell>
          <table:table-cell office:value-type="float" office:value="98754" table:style-name="ce1">
            <text:p>98754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4M39.592S" table:style-name="ce2">
            <text:p>04:3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191" table:style-name="ce1">
            <text:p>4191</text:p>
          </table:table-cell>
          <table:table-cell office:value-type="string" table:style-name="ce1">
            <text:p>Success</text:p>
          </table:table-cell>
          <table:table-cell office:value-type="float" office:value="96634" table:style-name="ce1">
            <text:p>96634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4M39.676S" table:style-name="ce2">
            <text:p>04:3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Success</text:p>
          </table:table-cell>
          <table:table-cell office:value-type="float" office:value="94517" table:style-name="ce1">
            <text:p>9451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4M43.720S" table:style-name="ce2">
            <text:p>04:4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4M43.796S" table:style-name="ce2">
            <text:p>04:4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4M43.758S" table:style-name="ce2">
            <text:p>04:43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4M43.840S" table:style-name="ce2">
            <text:p>04:43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4M43.839S" table:style-name="ce2">
            <text:p>04:4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4M39.638S" table:style-name="ce2">
            <text:p>04:3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48" table:style-name="ce1">
            <text:p>4248</text:p>
          </table:table-cell>
          <table:table-cell office:value-type="string" table:style-name="ce1">
            <text:p>Success</text:p>
          </table:table-cell>
          <table:table-cell office:value-type="float" office:value="98758" table:style-name="ce1">
            <text:p>98758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4M43.865S" table:style-name="ce2">
            <text:p>04:4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208" table:style-name="ce1">
            <text:p>2208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4M43.889S" table:style-name="ce2">
            <text:p>04:4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260" table:style-name="ce1">
            <text:p>2260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4M40.000S" table:style-name="ce2">
            <text:p>04:4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925" table:style-name="ce1">
            <text:p>39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4M39.996S" table:style-name="ce2">
            <text:p>04:4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068" table:style-name="ce1">
            <text:p>40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4M40.002S" table:style-name="ce2">
            <text:p>04:40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232" table:style-name="ce1">
            <text:p>4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4M39.999S" table:style-name="ce2">
            <text:p>04:4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358" table:style-name="ce1">
            <text:p>43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4M39.993S" table:style-name="ce2">
            <text:p>04:40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506" table:style-name="ce1">
            <text:p>4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4M39.949S" table:style-name="ce2">
            <text:p>04:39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692" table:style-name="ce1">
            <text:p>46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4M39.855S" table:style-name="ce2">
            <text:p>04:3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923" table:style-name="ce1">
            <text:p>49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4M39.878S" table:style-name="ce2">
            <text:p>04:3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031" table:style-name="ce1">
            <text:p>5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4M39.854S" table:style-name="ce2">
            <text:p>04:39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164" table:style-name="ce1">
            <text:p>51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4M39.866S" table:style-name="ce2">
            <text:p>04:39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281" table:style-name="ce1">
            <text:p>5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4M39.861S" table:style-name="ce2">
            <text:p>04:3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416" table:style-name="ce1">
            <text:p>54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4M39.741S" table:style-name="ce2">
            <text:p>04:3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678" table:style-name="ce1">
            <text:p>56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4M39.747S" table:style-name="ce2">
            <text:p>04:3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806" table:style-name="ce1">
            <text:p>58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4M39.593S" table:style-name="ce2">
            <text:p>04:3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074" table:style-name="ce1">
            <text:p>60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4M39.560S" table:style-name="ce2">
            <text:p>04:39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238" table:style-name="ce1">
            <text:p>6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4M39.429S" table:style-name="ce2">
            <text:p>04:39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506" table:style-name="ce1">
            <text:p>6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4M39.764S" table:style-name="ce2">
            <text:p>04:3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240" table:style-name="ce1">
            <text:p>6240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4M46.006S" table:style-name="ce2">
            <text:p>04:46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4M43.889S" table:style-name="ce2">
            <text:p>04:43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479" table:style-name="ce1">
            <text:p>347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4M47.371S" table:style-name="ce2">
            <text:p>04:4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4M39.851S" table:style-name="ce2">
            <text:p>04:39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630" table:style-name="ce1">
            <text:p>7630</text:p>
          </table:table-cell>
          <table:table-cell office:value-type="string" table:style-name="ce1">
            <text:p>Success</text:p>
          </table:table-cell>
          <table:table-cell office:value-type="float" office:value="107166" table:style-name="ce1">
            <text:p>107166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4M39.484S" table:style-name="ce2">
            <text:p>04:3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043" table:style-name="ce1">
            <text:p>8043</text:p>
          </table:table-cell>
          <table:table-cell office:value-type="string" table:style-name="ce1">
            <text:p>Success</text:p>
          </table:table-cell>
          <table:table-cell office:value-type="float" office:value="107279" table:style-name="ce1">
            <text:p>107279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4M39.872S" table:style-name="ce2">
            <text:p>04:3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669" table:style-name="ce1">
            <text:p>7669</text:p>
          </table:table-cell>
          <table:table-cell office:value-type="string" table:style-name="ce1">
            <text:p>Success</text:p>
          </table:table-cell>
          <table:table-cell office:value-type="float" office:value="107170" table:style-name="ce1">
            <text:p>107170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4M47.530S" table:style-name="ce2">
            <text:p>04:47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84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4M39.730S" table:style-name="ce2">
            <text:p>04:3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832" table:style-name="ce1">
            <text:p>7832</text:p>
          </table:table-cell>
          <table:table-cell office:value-type="string" table:style-name="ce1">
            <text:p>Success</text:p>
          </table:table-cell>
          <table:table-cell office:value-type="float" office:value="107167" table:style-name="ce1">
            <text:p>107167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4M39.563S" table:style-name="ce2">
            <text:p>04:3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002" table:style-name="ce1">
            <text:p>8002</text:p>
          </table:table-cell>
          <table:table-cell office:value-type="string" table:style-name="ce1">
            <text:p>Success</text:p>
          </table:table-cell>
          <table:table-cell office:value-type="float" office:value="107268" table:style-name="ce1">
            <text:p>107268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4M39.768S" table:style-name="ce2">
            <text:p>04:3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835" table:style-name="ce1">
            <text:p>7835</text:p>
          </table:table-cell>
          <table:table-cell office:value-type="string" table:style-name="ce1">
            <text:p>Success</text:p>
          </table:table-cell>
          <table:table-cell office:value-type="float" office:value="107167" table:style-name="ce1">
            <text:p>107167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4M47.544S" table:style-name="ce2">
            <text:p>04:4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4M47.606S" table:style-name="ce2">
            <text:p>04:4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4M47.567S" table:style-name="ce2">
            <text:p>04:4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4M47.632S" table:style-name="ce2">
            <text:p>04:4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4M47.654S" table:style-name="ce2">
            <text:p>04:4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4M47.658S" table:style-name="ce2">
            <text:p>04:4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4M43.778S" table:style-name="ce2">
            <text:p>04:4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63" table:style-name="ce1">
            <text:p>3963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4M43.785S" table:style-name="ce2">
            <text:p>04:4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79" table:style-name="ce1">
            <text:p>397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4M47.744S" table:style-name="ce2">
            <text:p>04:4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4M47.767S" table:style-name="ce2">
            <text:p>04:4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4M43.698S" table:style-name="ce2">
            <text:p>04:4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162" table:style-name="ce1">
            <text:p>4162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4M47.861S" table:style-name="ce2">
            <text:p>04:4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4M43.443S" table:style-name="ce2">
            <text:p>04:4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732" table:style-name="ce1">
            <text:p>4732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4M48.178S" table:style-name="ce2">
            <text:p>04:4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4M34.355S" table:style-name="ce2">
            <text:p>04:3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527" table:style-name="ce1">
            <text:p>14527</text:p>
          </table:table-cell>
          <table:table-cell office:value-type="string" table:style-name="ce1">
            <text:p>Success</text:p>
          </table:table-cell>
          <table:table-cell office:value-type="float" office:value="54004" table:style-name="ce1">
            <text:p>54004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4M48.886S" table:style-name="ce2">
            <text:p>04:4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4M47.606S" table:style-name="ce2">
            <text:p>04:4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101" table:style-name="ce1">
            <text:p>3101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4M40.271S" table:style-name="ce2">
            <text:p>04:40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446" table:style-name="ce1">
            <text:p>10446</text:p>
          </table:table-cell>
          <table:table-cell office:value-type="string" table:style-name="ce1">
            <text:p>Success</text:p>
          </table:table-cell>
          <table:table-cell office:value-type="float" office:value="113522" table:style-name="ce1">
            <text:p>113522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4M50.709S" table:style-name="ce2">
            <text:p>04:50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4M40.049S" table:style-name="ce2">
            <text:p>04:4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845" table:style-name="ce1">
            <text:p>10845</text:p>
          </table:table-cell>
          <table:table-cell office:value-type="string" table:style-name="ce1">
            <text:p>Success</text:p>
          </table:table-cell>
          <table:table-cell office:value-type="float" office:value="122007" table:style-name="ce1">
            <text:p>122007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4M40.164S" table:style-name="ce2">
            <text:p>04:4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759" table:style-name="ce1">
            <text:p>10759</text:p>
          </table:table-cell>
          <table:table-cell office:value-type="string" table:style-name="ce1">
            <text:p>Success</text:p>
          </table:table-cell>
          <table:table-cell office:value-type="float" office:value="115652" table:style-name="ce1">
            <text:p>115652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4M39.752S" table:style-name="ce2">
            <text:p>04:39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178" table:style-name="ce1">
            <text:p>11178</text:p>
          </table:table-cell>
          <table:table-cell office:value-type="string" table:style-name="ce1">
            <text:p>Success</text:p>
          </table:table-cell>
          <table:table-cell office:value-type="float" office:value="122165" table:style-name="ce1">
            <text:p>122165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4M40.011S" table:style-name="ce2">
            <text:p>04:4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959" table:style-name="ce1">
            <text:p>10959</text:p>
          </table:table-cell>
          <table:table-cell office:value-type="string" table:style-name="ce1">
            <text:p>Success</text:p>
          </table:table-cell>
          <table:table-cell office:value-type="float" office:value="126253" table:style-name="ce1">
            <text:p>126253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4M40.001S" table:style-name="ce2">
            <text:p>04:4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976" table:style-name="ce1">
            <text:p>10976</text:p>
          </table:table-cell>
          <table:table-cell office:value-type="string" table:style-name="ce1">
            <text:p>Success</text:p>
          </table:table-cell>
          <table:table-cell office:value-type="float" office:value="126250" table:style-name="ce1">
            <text:p>126250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4M40.005S" table:style-name="ce2">
            <text:p>04:40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978" table:style-name="ce1">
            <text:p>10978</text:p>
          </table:table-cell>
          <table:table-cell office:value-type="string" table:style-name="ce1">
            <text:p>Success</text:p>
          </table:table-cell>
          <table:table-cell office:value-type="float" office:value="126252" table:style-name="ce1">
            <text:p>126252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4M39.992S" table:style-name="ce2">
            <text:p>04:40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007" table:style-name="ce1">
            <text:p>11007</text:p>
          </table:table-cell>
          <table:table-cell office:value-type="string" table:style-name="ce1">
            <text:p>Success</text:p>
          </table:table-cell>
          <table:table-cell office:value-type="float" office:value="126255" table:style-name="ce1">
            <text:p>126255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4M39.939S" table:style-name="ce2">
            <text:p>04:3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087" table:style-name="ce1">
            <text:p>11087</text:p>
          </table:table-cell>
          <table:table-cell office:value-type="string" table:style-name="ce1">
            <text:p>Success</text:p>
          </table:table-cell>
          <table:table-cell office:value-type="float" office:value="126256" table:style-name="ce1">
            <text:p>126256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4M40.036S" table:style-name="ce2">
            <text:p>04:4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016" table:style-name="ce1">
            <text:p>11016</text:p>
          </table:table-cell>
          <table:table-cell office:value-type="string" table:style-name="ce1">
            <text:p>Success</text:p>
          </table:table-cell>
          <table:table-cell office:value-type="float" office:value="126262" table:style-name="ce1">
            <text:p>126262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4M47.563S" table:style-name="ce2">
            <text:p>04:4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4M51.064S" table:style-name="ce2">
            <text:p>04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4M47.483S" table:style-name="ce2">
            <text:p>04:4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709" table:style-name="ce1">
            <text:p>370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4M51.196S" table:style-name="ce2">
            <text:p>04:5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4M51.053S" table:style-name="ce2">
            <text:p>04:51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4M51.027S" table:style-name="ce2">
            <text:p>04:5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4M51.759S" table:style-name="ce2">
            <text:p>04:5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4M51.775S" table:style-name="ce2">
            <text:p>04:5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4M51.001S" table:style-name="ce2">
            <text:p>04:51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4M50.985S" table:style-name="ce2">
            <text:p>04:5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4M51.873S" table:style-name="ce2">
            <text:p>04:5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4M51.891S" table:style-name="ce2">
            <text:p>04:5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4M50.980S" table:style-name="ce2">
            <text:p>04:5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4M51.980S" table:style-name="ce2">
            <text:p>04:5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4M50.973S" table:style-name="ce2">
            <text:p>04:5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4M52.009S" table:style-name="ce2">
            <text:p>04:5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4M50.924S" table:style-name="ce2">
            <text:p>04:5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4M50.931S" table:style-name="ce2">
            <text:p>04:5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4M52.109S" table:style-name="ce2">
            <text:p>04:5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4M52.141S" table:style-name="ce2">
            <text:p>04:5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4M50.896S" table:style-name="ce2">
            <text:p>04:5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4M52.233S" table:style-name="ce2">
            <text:p>04:52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4M50.719S" table:style-name="ce2">
            <text:p>04:50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4M52.331S" table:style-name="ce2">
            <text:p>04:5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4M45.800S" table:style-name="ce2">
            <text:p>04:45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4M43.928S" table:style-name="ce2">
            <text:p>04:43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473" table:style-name="ce1">
            <text:p>10473</text:p>
          </table:table-cell>
          <table:table-cell office:value-type="string" table:style-name="ce1">
            <text:p>Success</text:p>
          </table:table-cell>
          <table:table-cell office:value-type="float" office:value="16488" table:style-name="ce1">
            <text:p>16488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4M45.421S" table:style-name="ce2">
            <text:p>04:45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982" table:style-name="ce1">
            <text:p>8982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4M45.558S" table:style-name="ce2">
            <text:p>04:4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848" table:style-name="ce1">
            <text:p>8848</text:p>
          </table:table-cell>
          <table:table-cell office:value-type="string" table:style-name="ce1">
            <text:p>Success</text:p>
          </table:table-cell>
          <table:table-cell office:value-type="float" office:value="16484" table:style-name="ce1">
            <text:p>16484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4M44.358S" table:style-name="ce2">
            <text:p>04:4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049" table:style-name="ce1">
            <text:p>10049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4M44.780S" table:style-name="ce2">
            <text:p>04:44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631" table:style-name="ce1">
            <text:p>9631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4M45.670S" table:style-name="ce2">
            <text:p>04:45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740" table:style-name="ce1">
            <text:p>8740</text:p>
          </table:table-cell>
          <table:table-cell office:value-type="string" table:style-name="ce1">
            <text:p>Success</text:p>
          </table:table-cell>
          <table:table-cell office:value-type="float" office:value="18167" table:style-name="ce1">
            <text:p>18167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4M44.235S" table:style-name="ce2">
            <text:p>04:4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179" table:style-name="ce1">
            <text:p>10179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4M44.066S" table:style-name="ce2">
            <text:p>04:4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350" table:style-name="ce1">
            <text:p>10350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4M44.644S" table:style-name="ce2">
            <text:p>04:4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773" table:style-name="ce1">
            <text:p>9773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4M44.913S" table:style-name="ce2">
            <text:p>04:4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509" table:style-name="ce1">
            <text:p>9509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4M44.501S" table:style-name="ce2">
            <text:p>04:4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924" table:style-name="ce1">
            <text:p>9924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4M51.892S" table:style-name="ce2">
            <text:p>04:5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47" table:style-name="ce1">
            <text:p>2547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4M54.442S" table:style-name="ce2">
            <text:p>04:5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4M45.020S" table:style-name="ce2">
            <text:p>04:45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104" table:style-name="ce1">
            <text:p>10104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4M42.445S" table:style-name="ce2">
            <text:p>04:4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693" table:style-name="ce1">
            <text:p>12693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4M45.938S" table:style-name="ce2">
            <text:p>04:4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290" table:style-name="ce1">
            <text:p>9290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4M43.701S" table:style-name="ce2">
            <text:p>04:4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544" table:style-name="ce1">
            <text:p>11544</text:p>
          </table:table-cell>
          <table:table-cell office:value-type="string" table:style-name="ce1">
            <text:p>Success</text:p>
          </table:table-cell>
          <table:table-cell office:value-type="float" office:value="18171" table:style-name="ce1">
            <text:p>1817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4M41.789S" table:style-name="ce2">
            <text:p>04:4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528" table:style-name="ce1">
            <text:p>13528</text:p>
          </table:table-cell>
          <table:table-cell office:value-type="string" table:style-name="ce1">
            <text:p>Success</text:p>
          </table:table-cell>
          <table:table-cell office:value-type="float" office:value="18176" table:style-name="ce1">
            <text:p>18176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4M40.969S" table:style-name="ce2">
            <text:p>04:41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384" table:style-name="ce1">
            <text:p>14384</text:p>
          </table:table-cell>
          <table:table-cell office:value-type="string" table:style-name="ce1">
            <text:p>Success</text:p>
          </table:table-cell>
          <table:table-cell office:value-type="float" office:value="18171" table:style-name="ce1">
            <text:p>1817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4M45.148S" table:style-name="ce2">
            <text:p>04:4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410" table:style-name="ce1">
            <text:p>10410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4M43.202S" table:style-name="ce2">
            <text:p>04:43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385" table:style-name="ce1">
            <text:p>12385</text:p>
          </table:table-cell>
          <table:table-cell office:value-type="string" table:style-name="ce1">
            <text:p>Success</text:p>
          </table:table-cell>
          <table:table-cell office:value-type="float" office:value="46871" table:style-name="ce1">
            <text:p>4687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4M45.279S" table:style-name="ce2">
            <text:p>04:4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313" table:style-name="ce1">
            <text:p>10313</text:p>
          </table:table-cell>
          <table:table-cell office:value-type="string" table:style-name="ce1">
            <text:p>Success</text:p>
          </table:table-cell>
          <table:table-cell office:value-type="float" office:value="18172" table:style-name="ce1">
            <text:p>18172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4M52.158S" table:style-name="ce2">
            <text:p>04:52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441" table:style-name="ce1">
            <text:p>3441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4M47.416S" table:style-name="ce2">
            <text:p>04:4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186" table:style-name="ce1">
            <text:p>8186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4M48.196S" table:style-name="ce2">
            <text:p>04:4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468" table:style-name="ce1">
            <text:p>7468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4M48.972S" table:style-name="ce2">
            <text:p>04:4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698" table:style-name="ce1">
            <text:p>6698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4M51.228S" table:style-name="ce2">
            <text:p>04:5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478" table:style-name="ce1">
            <text:p>4478</text:p>
          </table:table-cell>
          <table:table-cell office:value-type="string" table:style-name="ce1">
            <text:p>Success</text:p>
          </table:table-cell>
          <table:table-cell office:value-type="float" office:value="48561" table:style-name="ce1">
            <text:p>48561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4M52.381S" table:style-name="ce2">
            <text:p>04:5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25" table:style-name="ce1">
            <text:p>3325</text:p>
          </table:table-cell>
          <table:table-cell office:value-type="string" table:style-name="ce1">
            <text:p>Success</text:p>
          </table:table-cell>
          <table:table-cell office:value-type="float" office:value="48561" table:style-name="ce1">
            <text:p>48561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4M55.602S" table:style-name="ce2">
            <text:p>04:55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4M55.668S" table:style-name="ce2">
            <text:p>04:5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4M43.534S" table:style-name="ce2">
            <text:p>04:43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186" table:style-name="ce1">
            <text:p>12186</text:p>
          </table:table-cell>
          <table:table-cell office:value-type="string" table:style-name="ce1">
            <text:p>Success</text:p>
          </table:table-cell>
          <table:table-cell office:value-type="float" office:value="46870" table:style-name="ce1">
            <text:p>46870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4M55.605S" table:style-name="ce2">
            <text:p>04:55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4M42.219S" table:style-name="ce2">
            <text:p>04:4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520" table:style-name="ce1">
            <text:p>13520</text:p>
          </table:table-cell>
          <table:table-cell office:value-type="string" table:style-name="ce1">
            <text:p>Success</text:p>
          </table:table-cell>
          <table:table-cell office:value-type="float" office:value="53160" table:style-name="ce1">
            <text:p>53160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4M47.561S" table:style-name="ce2">
            <text:p>04:4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181" table:style-name="ce1">
            <text:p>8181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4M55.708S" table:style-name="ce2">
            <text:p>04:5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4M42.214S" table:style-name="ce2">
            <text:p>04:4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533" table:style-name="ce1">
            <text:p>13533</text:p>
          </table:table-cell>
          <table:table-cell office:value-type="string" table:style-name="ce1">
            <text:p>Success</text:p>
          </table:table-cell>
          <table:table-cell office:value-type="float" office:value="53160" table:style-name="ce1">
            <text:p>53160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4M47.781S" table:style-name="ce2">
            <text:p>04:4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969" table:style-name="ce1">
            <text:p>7969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4M47.787S" table:style-name="ce2">
            <text:p>04:4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963" table:style-name="ce1">
            <text:p>7963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4M42.279S" table:style-name="ce2">
            <text:p>04:4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490" table:style-name="ce1">
            <text:p>13490</text:p>
          </table:table-cell>
          <table:table-cell office:value-type="string" table:style-name="ce1">
            <text:p>Success</text:p>
          </table:table-cell>
          <table:table-cell office:value-type="float" office:value="53160" table:style-name="ce1">
            <text:p>53160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4M50.767S" table:style-name="ce2">
            <text:p>04:50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4M52.031S" table:style-name="ce2">
            <text:p>04:5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4M42.717S" table:style-name="ce2">
            <text:p>04:4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118" table:style-name="ce1">
            <text:p>13118</text:p>
          </table:table-cell>
          <table:table-cell office:value-type="string" table:style-name="ce1">
            <text:p>Success</text:p>
          </table:table-cell>
          <table:table-cell office:value-type="float" office:value="46870" table:style-name="ce1">
            <text:p>46870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4M54.462S" table:style-name="ce2">
            <text:p>04:54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4M43.864S" table:style-name="ce2">
            <text:p>04:4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984" table:style-name="ce1">
            <text:p>11984</text:p>
          </table:table-cell>
          <table:table-cell office:value-type="string" table:style-name="ce1">
            <text:p>Success</text:p>
          </table:table-cell>
          <table:table-cell office:value-type="float" office:value="46870" table:style-name="ce1">
            <text:p>46870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4M42.823S" table:style-name="ce2">
            <text:p>04:4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030" table:style-name="ce1">
            <text:p>13030</text:p>
          </table:table-cell>
          <table:table-cell office:value-type="string" table:style-name="ce1">
            <text:p>Success</text:p>
          </table:table-cell>
          <table:table-cell office:value-type="float" office:value="46871" table:style-name="ce1">
            <text:p>4687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4M43.206S" table:style-name="ce2">
            <text:p>04:43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678" table:style-name="ce1">
            <text:p>12678</text:p>
          </table:table-cell>
          <table:table-cell office:value-type="string" table:style-name="ce1">
            <text:p>Success</text:p>
          </table:table-cell>
          <table:table-cell office:value-type="float" office:value="53160" table:style-name="ce1">
            <text:p>53160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4M55.709S" table:style-name="ce2">
            <text:p>04:55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4M55.754S" table:style-name="ce2">
            <text:p>04:5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4M55.754S" table:style-name="ce2">
            <text:p>04:55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4M47.670S" table:style-name="ce2">
            <text:p>04:4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244" table:style-name="ce1">
            <text:p>8244</text:p>
          </table:table-cell>
          <table:table-cell office:value-type="string" table:style-name="ce1">
            <text:p>Success</text:p>
          </table:table-cell>
          <table:table-cell office:value-type="float" office:value="48561" table:style-name="ce1">
            <text:p>4856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4M55.808S" table:style-name="ce2">
            <text:p>04:5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4M55.917S" table:style-name="ce2">
            <text:p>04:5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4M43.910S" table:style-name="ce2">
            <text:p>04:4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054" table:style-name="ce1">
            <text:p>12054</text:p>
          </table:table-cell>
          <table:table-cell office:value-type="string" table:style-name="ce1">
            <text:p>Success</text:p>
          </table:table-cell>
          <table:table-cell office:value-type="float" office:value="46871" table:style-name="ce1">
            <text:p>4687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4M55.782S" table:style-name="ce2">
            <text:p>04:5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4M54.427S" table:style-name="ce2">
            <text:p>04:5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88139" table:style-name="ce1">
            <text:p>88139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4M55.672S" table:style-name="ce2">
            <text:p>04:5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4M54.407S" table:style-name="ce2">
            <text:p>04:54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885" table:style-name="ce1">
            <text:p>2885</text:p>
          </table:table-cell>
          <table:table-cell office:value-type="string" table:style-name="ce1">
            <text:p>Success</text:p>
          </table:table-cell>
          <table:table-cell office:value-type="float" office:value="88146" table:style-name="ce1">
            <text:p>88146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4M55.723S" table:style-name="ce2">
            <text:p>04:55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110" table:style-name="ce1">
            <text:p>2110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4M57.836S" table:style-name="ce2">
            <text:p>04:5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4M54.425S" table:style-name="ce2">
            <text:p>04:5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94519" table:style-name="ce1">
            <text:p>9451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4M54.410S" table:style-name="ce2">
            <text:p>04:5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852" table:style-name="ce1">
            <text:p>3852</text:p>
          </table:table-cell>
          <table:table-cell office:value-type="string" table:style-name="ce1">
            <text:p>Success</text:p>
          </table:table-cell>
          <table:table-cell office:value-type="float" office:value="102998" table:style-name="ce1">
            <text:p>102998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4M54.414S" table:style-name="ce2">
            <text:p>04:5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947" table:style-name="ce1">
            <text:p>3947</text:p>
          </table:table-cell>
          <table:table-cell office:value-type="string" table:style-name="ce1">
            <text:p>Success</text:p>
          </table:table-cell>
          <table:table-cell office:value-type="float" office:value="107239" table:style-name="ce1">
            <text:p>107239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4M54.413S" table:style-name="ce2">
            <text:p>04:54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996" table:style-name="ce1">
            <text:p>3996</text:p>
          </table:table-cell>
          <table:table-cell office:value-type="string" table:style-name="ce1">
            <text:p>Success</text:p>
          </table:table-cell>
          <table:table-cell office:value-type="float" office:value="107239" table:style-name="ce1">
            <text:p>107239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4M54.416S" table:style-name="ce2">
            <text:p>04:5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017" table:style-name="ce1">
            <text:p>4017</text:p>
          </table:table-cell>
          <table:table-cell office:value-type="string" table:style-name="ce1">
            <text:p>Success</text:p>
          </table:table-cell>
          <table:table-cell office:value-type="float" office:value="107243" table:style-name="ce1">
            <text:p>107243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4M54.404S" table:style-name="ce2">
            <text:p>04:5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107239" table:style-name="ce1">
            <text:p>107239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4M54.419S" table:style-name="ce2">
            <text:p>04:54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030" table:style-name="ce1">
            <text:p>4030</text:p>
          </table:table-cell>
          <table:table-cell office:value-type="string" table:style-name="ce1">
            <text:p>Success</text:p>
          </table:table-cell>
          <table:table-cell office:value-type="float" office:value="107239" table:style-name="ce1">
            <text:p>107239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4M54.410S" table:style-name="ce2">
            <text:p>04:5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043" table:style-name="ce1">
            <text:p>4043</text:p>
          </table:table-cell>
          <table:table-cell office:value-type="string" table:style-name="ce1">
            <text:p>Success</text:p>
          </table:table-cell>
          <table:table-cell office:value-type="float" office:value="107242" table:style-name="ce1">
            <text:p>107242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4M54.419S" table:style-name="ce2">
            <text:p>04:5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151" table:style-name="ce1">
            <text:p>4151</text:p>
          </table:table-cell>
          <table:table-cell office:value-type="string" table:style-name="ce1">
            <text:p>Success</text:p>
          </table:table-cell>
          <table:table-cell office:value-type="float" office:value="107245" table:style-name="ce1">
            <text:p>107245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4M55.591S" table:style-name="ce2">
            <text:p>04:55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82" table:style-name="ce1">
            <text:p>2982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4M58.026S" table:style-name="ce2">
            <text:p>04:58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4M58.575S" table:style-name="ce2">
            <text:p>04:5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4M58.444S" table:style-name="ce2">
            <text:p>04:58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4M58.264S" table:style-name="ce2">
            <text:p>04:5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4M58.452S" table:style-name="ce2">
            <text:p>04:5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4M58.435S" table:style-name="ce2">
            <text:p>04:58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4M58.411S" table:style-name="ce2">
            <text:p>04:58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4M58.363S" table:style-name="ce2">
            <text:p>04:58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4M58.455S" table:style-name="ce2">
            <text:p>04:5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4M58.650S" table:style-name="ce2">
            <text:p>04:58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4M58.693S" table:style-name="ce2">
            <text:p>04:5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4M58.695S" table:style-name="ce2">
            <text:p>04:58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4M58.689S" table:style-name="ce2">
            <text:p>04:5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4M58.704S" table:style-name="ce2">
            <text:p>04:5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4M58.738S" table:style-name="ce2">
            <text:p>04:58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4M58.698S" table:style-name="ce2">
            <text:p>04:5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4M58.754S" table:style-name="ce2">
            <text:p>04:5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4M58.759S" table:style-name="ce2">
            <text:p>04:5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4M58.747S" table:style-name="ce2">
            <text:p>04:58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4M58.751S" table:style-name="ce2">
            <text:p>04:5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4M58.778S" table:style-name="ce2">
            <text:p>04:5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4M58.694S" table:style-name="ce2">
            <text:p>04:5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4M58.756S" table:style-name="ce2">
            <text:p>04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4M58.781S" table:style-name="ce2">
            <text:p>04:5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4M58.780S" table:style-name="ce2">
            <text:p>04:5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4M58.789S" table:style-name="ce2">
            <text:p>04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4M58.783S" table:style-name="ce2">
            <text:p>04:5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4M58.762S" table:style-name="ce2">
            <text:p>04:5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4M58.761S" table:style-name="ce2">
            <text:p>04:5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4M58.785S" table:style-name="ce2">
            <text:p>04:58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4M58.799S" table:style-name="ce2">
            <text:p>04:5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4M58.800S" table:style-name="ce2">
            <text:p>04:5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4M58.814S" table:style-name="ce2">
            <text:p>04:58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4M54.329S" table:style-name="ce2">
            <text:p>04:54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650" table:style-name="ce1">
            <text:p>4650</text:p>
          </table:table-cell>
          <table:table-cell office:value-type="string" table:style-name="ce1">
            <text:p>Success</text:p>
          </table:table-cell>
          <table:table-cell office:value-type="float" office:value="107380" table:style-name="ce1">
            <text:p>107380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4M57.294S" table:style-name="ce2">
            <text:p>04:5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4M57.178S" table:style-name="ce2">
            <text:p>04:57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4M55.141S" table:style-name="ce2">
            <text:p>04:55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952" table:style-name="ce1">
            <text:p>3952</text:p>
          </table:table-cell>
          <table:table-cell office:value-type="string" table:style-name="ce1">
            <text:p>Success</text:p>
          </table:table-cell>
          <table:table-cell office:value-type="float" office:value="111486" table:style-name="ce1">
            <text:p>111486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4M59.070S" table:style-name="ce2">
            <text:p>04:5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4M59.080S" table:style-name="ce2">
            <text:p>04:5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4M59.118S" table:style-name="ce2">
            <text:p>04:5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4M59.125S" table:style-name="ce2">
            <text:p>04:5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4M59.136S" table:style-name="ce2">
            <text:p>04:5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4M59.138S" table:style-name="ce2">
            <text:p>04:5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4M55.126S" table:style-name="ce2">
            <text:p>04:5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042" table:style-name="ce1">
            <text:p>4042</text:p>
          </table:table-cell>
          <table:table-cell office:value-type="string" table:style-name="ce1">
            <text:p>Success</text:p>
          </table:table-cell>
          <table:table-cell office:value-type="float" office:value="111489" table:style-name="ce1">
            <text:p>111489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4M55.247S" table:style-name="ce2">
            <text:p>04:5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43" table:style-name="ce1">
            <text:p>3943</text:p>
          </table:table-cell>
          <table:table-cell office:value-type="string" table:style-name="ce1">
            <text:p>Success</text:p>
          </table:table-cell>
          <table:table-cell office:value-type="float" office:value="115726" table:style-name="ce1">
            <text:p>115726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4M55.232S" table:style-name="ce2">
            <text:p>04:5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115728" table:style-name="ce1">
            <text:p>115728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4M55.318S" table:style-name="ce2">
            <text:p>04:55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985" table:style-name="ce1">
            <text:p>3985</text:p>
          </table:table-cell>
          <table:table-cell office:value-type="string" table:style-name="ce1">
            <text:p>Success</text:p>
          </table:table-cell>
          <table:table-cell office:value-type="float" office:value="119968" table:style-name="ce1">
            <text:p>119968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4M55.596S" table:style-name="ce2">
            <text:p>04:55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14" table:style-name="ce1">
            <text:p>3714</text:p>
          </table:table-cell>
          <table:table-cell office:value-type="string" table:style-name="ce1">
            <text:p>Success</text:p>
          </table:table-cell>
          <table:table-cell office:value-type="float" office:value="124198" table:style-name="ce1">
            <text:p>124198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4M55.355S" table:style-name="ce2">
            <text:p>04:55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999" table:style-name="ce1">
            <text:p>3999</text:p>
          </table:table-cell>
          <table:table-cell office:value-type="string" table:style-name="ce1">
            <text:p>Success</text:p>
          </table:table-cell>
          <table:table-cell office:value-type="float" office:value="119969" table:style-name="ce1">
            <text:p>119969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4M55.560S" table:style-name="ce2">
            <text:p>04:55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Success</text:p>
          </table:table-cell>
          <table:table-cell office:value-type="float" office:value="124205" table:style-name="ce1">
            <text:p>124205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4M55.966S" table:style-name="ce2">
            <text:p>04:5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4M59.465S" table:style-name="ce2">
            <text:p>04:5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4M55.887S" table:style-name="ce2">
            <text:p>04:5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039" table:style-name="ce1">
            <text:p>4039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4M55.846S" table:style-name="ce2">
            <text:p>04:5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094" table:style-name="ce1">
            <text:p>4094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4M59.926S" table:style-name="ce2">
            <text:p>04:5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4M55.856S" table:style-name="ce2">
            <text:p>04:5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10" table:style-name="ce1">
            <text:p>4210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4M55.838S" table:style-name="ce2">
            <text:p>04:55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39" table:style-name="ce1">
            <text:p>4239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5M0.068S" table:style-name="ce2">
            <text:p>05:0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5M0.080S" table:style-name="ce2">
            <text:p>05:0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4M55.851S" table:style-name="ce2">
            <text:p>04:5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305" table:style-name="ce1">
            <text:p>4305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4M55.742S" table:style-name="ce2">
            <text:p>04:55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423" table:style-name="ce1">
            <text:p>4423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5M0.159S" table:style-name="ce2">
            <text:p>05:0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5M0.168S" table:style-name="ce2">
            <text:p>05:00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4M55.773S" table:style-name="ce2">
            <text:p>04:5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521" table:style-name="ce1">
            <text:p>4521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5M0.297S" table:style-name="ce2">
            <text:p>05:00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4M55.750S" table:style-name="ce2">
            <text:p>04:5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653" table:style-name="ce1">
            <text:p>4653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5M0.405S" table:style-name="ce2">
            <text:p>05:0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4M59.358S" table:style-name="ce2">
            <text:p>04:59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4M59.311S" table:style-name="ce2">
            <text:p>04:59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4M59.423S" table:style-name="ce2">
            <text:p>04:59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4M59.240S" table:style-name="ce2">
            <text:p>04:59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21" table:style-name="ce1">
            <text:p>21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4M59.170S" table:style-name="ce2">
            <text:p>04:5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4M59.191S" table:style-name="ce2">
            <text:p>04:59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4M59.095S" table:style-name="ce2">
            <text:p>04:5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4M59.305S" table:style-name="ce2">
            <text:p>04:59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5M1.349S" table:style-name="ce2">
            <text:p>05:01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4M58.983S" table:style-name="ce2">
            <text:p>04:5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5M1.349S" table:style-name="ce2">
            <text:p>05:0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5M1.352S" table:style-name="ce2">
            <text:p>05:0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5M1.367S" table:style-name="ce2">
            <text:p>05:0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5M1.385S" table:style-name="ce2">
            <text:p>05:01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5M1.369S" table:style-name="ce2">
            <text:p>05:01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5M1.388S" table:style-name="ce2">
            <text:p>05:0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5M1.406S" table:style-name="ce2">
            <text:p>05:01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5M1.366S" table:style-name="ce2">
            <text:p>05:01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5M1.408S" table:style-name="ce2">
            <text:p>05:01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5M1.382S" table:style-name="ce2">
            <text:p>05:0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5M1.364S" table:style-name="ce2">
            <text:p>05:0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5M1.410S" table:style-name="ce2">
            <text:p>05:0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5M1.416S" table:style-name="ce2">
            <text:p>05:01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5M1.380S" table:style-name="ce2">
            <text:p>05:01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5M1.415S" table:style-name="ce2">
            <text:p>05:01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5M1.418S" table:style-name="ce2">
            <text:p>05:0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5M1.393S" table:style-name="ce2">
            <text:p>05:0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5M1.385S" table:style-name="ce2">
            <text:p>05:0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5M1.418S" table:style-name="ce2">
            <text:p>05:0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5M1.425S" table:style-name="ce2">
            <text:p>05:01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5M1.423S" table:style-name="ce2">
            <text:p>05:01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5M1.431S" table:style-name="ce2">
            <text:p>05:0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5M1.428S" table:style-name="ce2">
            <text:p>05:0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5M1.429S" table:style-name="ce2">
            <text:p>05:0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5M1.436S" table:style-name="ce2">
            <text:p>05:01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5M1.440S" table:style-name="ce2">
            <text:p>05:0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4M58.573S" table:style-name="ce2">
            <text:p>04:58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5M1.481S" table:style-name="ce2">
            <text:p>05:0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5M1.493S" table:style-name="ce2">
            <text:p>05:0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5M1.514S" table:style-name="ce2">
            <text:p>05:0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4M57.194S" table:style-name="ce2">
            <text:p>04:57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16" table:style-name="ce1">
            <text:p>4516</text:p>
          </table:table-cell>
          <table:table-cell office:value-type="string" table:style-name="ce1">
            <text:p>Success</text:p>
          </table:table-cell>
          <table:table-cell office:value-type="float" office:value="30940" table:style-name="ce1">
            <text:p>3094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5M1.713S" table:style-name="ce2">
            <text:p>05:0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4M59.944S" table:style-name="ce2">
            <text:p>04:5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ccess</text:p>
          </table:table-cell>
          <table:table-cell office:value-type="float" office:value="30970" table:style-name="ce1">
            <text:p>30970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5M1.853S" table:style-name="ce2">
            <text:p>05:0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4M43.558S" table:style-name="ce2">
            <text:p>04:4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8690" table:style-name="ce1">
            <text:p>18690</text:p>
          </table:table-cell>
          <table:table-cell office:value-type="string" table:style-name="ce1">
            <text:p>Success</text:p>
          </table:table-cell>
          <table:table-cell office:value-type="float" office:value="46026" table:style-name="ce1">
            <text:p>46026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4M43.443S" table:style-name="ce2">
            <text:p>04:4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8806" table:style-name="ce1">
            <text:p>18806</text:p>
          </table:table-cell>
          <table:table-cell office:value-type="string" table:style-name="ce1">
            <text:p>Success</text:p>
          </table:table-cell>
          <table:table-cell office:value-type="float" office:value="46870" table:style-name="ce1">
            <text:p>46870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4M51.078S" table:style-name="ce2">
            <text:p>04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171" table:style-name="ce1">
            <text:p>11171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5M2.252S" table:style-name="ce2">
            <text:p>05:02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5M2.251S" table:style-name="ce2">
            <text:p>05:0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5M2.660S" table:style-name="ce2">
            <text:p>05:0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5M2.252S" table:style-name="ce2">
            <text:p>05:0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5M2.781S" table:style-name="ce2">
            <text:p>05:0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4M51.792S" table:style-name="ce2">
            <text:p>04:5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5M2.809S" table:style-name="ce2">
            <text:p>05:0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4M51.781S" table:style-name="ce2">
            <text:p>04:5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584" table:style-name="ce1">
            <text:p>11584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4M51.996S" table:style-name="ce2">
            <text:p>04:5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369" table:style-name="ce1">
            <text:p>11369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4M47.875S" table:style-name="ce2">
            <text:p>04:4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5496" table:style-name="ce1">
            <text:p>15496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4M43.710S" table:style-name="ce2">
            <text:p>04:4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9667" table:style-name="ce1">
            <text:p>19667</text:p>
          </table:table-cell>
          <table:table-cell office:value-type="string" table:style-name="ce1">
            <text:p>Success</text:p>
          </table:table-cell>
          <table:table-cell office:value-type="float" office:value="46026" table:style-name="ce1">
            <text:p>46026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5M3.367S" table:style-name="ce2">
            <text:p>05:0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5M3.373S" table:style-name="ce2">
            <text:p>05:0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5M3.366S" table:style-name="ce2">
            <text:p>05:0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4M47.681S" table:style-name="ce2">
            <text:p>04:4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5766" table:style-name="ce1">
            <text:p>15766</text:p>
          </table:table-cell>
          <table:table-cell office:value-type="string" table:style-name="ce1">
            <text:p>Success</text:p>
          </table:table-cell>
          <table:table-cell office:value-type="float" office:value="46026" table:style-name="ce1">
            <text:p>46026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4M55.716S" table:style-name="ce2">
            <text:p>04:5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51" table:style-name="ce1">
            <text:p>7751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5M3.380S" table:style-name="ce2">
            <text:p>05:0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5M3.530S" table:style-name="ce2">
            <text:p>05:0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5M3.469S" table:style-name="ce2">
            <text:p>05:0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5M3.449S" table:style-name="ce2">
            <text:p>05:03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5M3.658S" table:style-name="ce2">
            <text:p>05:0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4M43.839S" table:style-name="ce2">
            <text:p>04:4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522" table:style-name="ce1">
            <text:p>20522</text:p>
          </table:table-cell>
          <table:table-cell office:value-type="string" table:style-name="ce1">
            <text:p>Success</text:p>
          </table:table-cell>
          <table:table-cell office:value-type="float" office:value="46026" table:style-name="ce1">
            <text:p>46026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4M52.250S" table:style-name="ce2">
            <text:p>04:52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118" table:style-name="ce1">
            <text:p>12118</text:p>
          </table:table-cell>
          <table:table-cell office:value-type="string" table:style-name="ce1">
            <text:p>Success</text:p>
          </table:table-cell>
          <table:table-cell office:value-type="float" office:value="48562" table:style-name="ce1">
            <text:p>48562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4M43.402S" table:style-name="ce2">
            <text:p>04:43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968" table:style-name="ce1">
            <text:p>20968</text:p>
          </table:table-cell>
          <table:table-cell office:value-type="string" table:style-name="ce1">
            <text:p>Success</text:p>
          </table:table-cell>
          <table:table-cell office:value-type="float" office:value="46026" table:style-name="ce1">
            <text:p>46026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4M43.603S" table:style-name="ce2">
            <text:p>04:43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769" table:style-name="ce1">
            <text:p>20769</text:p>
          </table:table-cell>
          <table:table-cell office:value-type="string" table:style-name="ce1">
            <text:p>Success</text:p>
          </table:table-cell>
          <table:table-cell office:value-type="float" office:value="49776" table:style-name="ce1">
            <text:p>49776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4M55.907S" table:style-name="ce2">
            <text:p>04:5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468" table:style-name="ce1">
            <text:p>8468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4M55.890S" table:style-name="ce2">
            <text:p>04:55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496" table:style-name="ce1">
            <text:p>8496</text:p>
          </table:table-cell>
          <table:table-cell office:value-type="string" table:style-name="ce1">
            <text:p>Success</text:p>
          </table:table-cell>
          <table:table-cell office:value-type="float" office:value="49383" table:style-name="ce1">
            <text:p>49383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5M3.577S" table:style-name="ce2">
            <text:p>05:0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33034" table:style-name="ce1">
            <text:p>33034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4M43.687S" table:style-name="ce2">
            <text:p>04:4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712" table:style-name="ce1">
            <text:p>20712</text:p>
          </table:table-cell>
          <table:table-cell office:value-type="string" table:style-name="ce1">
            <text:p>Success</text:p>
          </table:table-cell>
          <table:table-cell office:value-type="float" office:value="51468" table:style-name="ce1">
            <text:p>51468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5M4.389S" table:style-name="ce2">
            <text:p>05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5M4.370S" table:style-name="ce2">
            <text:p>05:04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5M4.401S" table:style-name="ce2">
            <text:p>05:0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5M4.709S" table:style-name="ce2">
            <text:p>05:0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5M4.389S" table:style-name="ce2">
            <text:p>05:0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5M4.377S" table:style-name="ce2">
            <text:p>05:0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5M4.374S" table:style-name="ce2">
            <text:p>05:0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5M4.375S" table:style-name="ce2">
            <text:p>05:0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5M4.939S" table:style-name="ce2">
            <text:p>05:0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5M4.953S" table:style-name="ce2">
            <text:p>05:0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5M4.364S" table:style-name="ce2">
            <text:p>05:0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5M5.085S" table:style-name="ce2">
            <text:p>05:0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5M4.844S" table:style-name="ce2">
            <text:p>05:0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35212" table:style-name="ce1">
            <text:p>35212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5M4.845S" table:style-name="ce2">
            <text:p>05:0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35152" table:style-name="ce1">
            <text:p>3515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5M5.419S" table:style-name="ce2">
            <text:p>05:0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5M5.417S" table:style-name="ce2">
            <text:p>05:0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5M3.423S" table:style-name="ce2">
            <text:p>05:0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5M5.720S" table:style-name="ce2">
            <text:p>05:05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4M55.915S" table:style-name="ce2">
            <text:p>04:55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250" table:style-name="ce1">
            <text:p>10250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4M52.145S" table:style-name="ce2">
            <text:p>04:5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022" table:style-name="ce1">
            <text:p>14022</text:p>
          </table:table-cell>
          <table:table-cell office:value-type="string" table:style-name="ce1">
            <text:p>Success</text:p>
          </table:table-cell>
          <table:table-cell office:value-type="float" office:value="47718" table:style-name="ce1">
            <text:p>47718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4M55.726S" table:style-name="ce2">
            <text:p>04:55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444" table:style-name="ce1">
            <text:p>10444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4M46.125S" table:style-name="ce2">
            <text:p>04:46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0072" table:style-name="ce1">
            <text:p>20072</text:p>
          </table:table-cell>
          <table:table-cell office:value-type="string" table:style-name="ce1">
            <text:p>Success</text:p>
          </table:table-cell>
          <table:table-cell office:value-type="float" office:value="52334" table:style-name="ce1">
            <text:p>52334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4M55.747S" table:style-name="ce2">
            <text:p>04:5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457" table:style-name="ce1">
            <text:p>10457</text:p>
          </table:table-cell>
          <table:table-cell office:value-type="string" table:style-name="ce1">
            <text:p>Success</text:p>
          </table:table-cell>
          <table:table-cell office:value-type="float" office:value="49383" table:style-name="ce1">
            <text:p>49383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5M6.169S" table:style-name="ce2">
            <text:p>05:06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4M51.914S" table:style-name="ce2">
            <text:p>04:5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298" table:style-name="ce1">
            <text:p>14298</text:p>
          </table:table-cell>
          <table:table-cell office:value-type="string" table:style-name="ce1">
            <text:p>Success</text:p>
          </table:table-cell>
          <table:table-cell office:value-type="float" office:value="47718" table:style-name="ce1">
            <text:p>47718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4M59.953S" table:style-name="ce2">
            <text:p>05:0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261" table:style-name="ce1">
            <text:p>6261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5M2.691S" table:style-name="ce2">
            <text:p>05:0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531" table:style-name="ce1">
            <text:p>3531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5M2.267S" table:style-name="ce2">
            <text:p>05:02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961" table:style-name="ce1">
            <text:p>3961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4M55.978S" table:style-name="ce2">
            <text:p>04:5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252" table:style-name="ce1">
            <text:p>10252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5M3.683S" table:style-name="ce2">
            <text:p>05:0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5M6.214S" table:style-name="ce2">
            <text:p>05:0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5M6.171S" table:style-name="ce2">
            <text:p>05:0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5M6.230S" table:style-name="ce2">
            <text:p>05:06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5M6.231S" table:style-name="ce2">
            <text:p>05:06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5M6.206S" table:style-name="ce2">
            <text:p>05:06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5M6.216S" table:style-name="ce2">
            <text:p>05:0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33040" table:style-name="ce1">
            <text:p>33040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5M6.167S" table:style-name="ce2">
            <text:p>05:06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5M7.075S" table:style-name="ce2">
            <text:p>05:0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5M6.155S" table:style-name="ce2">
            <text:p>05:0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uccess</text:p>
          </table:table-cell>
          <table:table-cell office:value-type="float" office:value="35214" table:style-name="ce1">
            <text:p>35214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5M6.198S" table:style-name="ce2">
            <text:p>05:06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uccess</text:p>
          </table:table-cell>
          <table:table-cell office:value-type="float" office:value="35157" table:style-name="ce1">
            <text:p>35157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5M7.212S" table:style-name="ce2">
            <text:p>05:0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5M7.256S" table:style-name="ce2">
            <text:p>05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5M6.915S" table:style-name="ce2">
            <text:p>05:0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37270" table:style-name="ce1">
            <text:p>37270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5M7.465S" table:style-name="ce2">
            <text:p>05:0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5M6.224S" table:style-name="ce2">
            <text:p>05:06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43633" table:style-name="ce1">
            <text:p>43633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5M6.288S" table:style-name="ce2">
            <text:p>05:06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43711" table:style-name="ce1">
            <text:p>43711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5M7.527S" table:style-name="ce2">
            <text:p>05:0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5M6.753S" table:style-name="ce2">
            <text:p>05:0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43624" table:style-name="ce1">
            <text:p>43624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5M7.562S" table:style-name="ce2">
            <text:p>05:0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5M7.582S" table:style-name="ce2">
            <text:p>05:0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5M6.611S" table:style-name="ce2">
            <text:p>05:0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ccess</text:p>
          </table:table-cell>
          <table:table-cell office:value-type="float" office:value="43626" table:style-name="ce1">
            <text:p>43626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5M7.625S" table:style-name="ce2">
            <text:p>05:0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4M55.720S" table:style-name="ce2">
            <text:p>04:5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183" table:style-name="ce1">
            <text:p>12183</text:p>
          </table:table-cell>
          <table:table-cell office:value-type="string" table:style-name="ce1">
            <text:p>Success</text:p>
          </table:table-cell>
          <table:table-cell office:value-type="float" office:value="48542" table:style-name="ce1">
            <text:p>48542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5M3.447S" table:style-name="ce2">
            <text:p>05:0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479" table:style-name="ce1">
            <text:p>4479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5M2.800S" table:style-name="ce2">
            <text:p>05:0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131" table:style-name="ce1">
            <text:p>5131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4M55.745S" table:style-name="ce2">
            <text:p>04:55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189" table:style-name="ce1">
            <text:p>12189</text:p>
          </table:table-cell>
          <table:table-cell office:value-type="string" table:style-name="ce1">
            <text:p>Success</text:p>
          </table:table-cell>
          <table:table-cell office:value-type="float" office:value="22089" table:style-name="ce1">
            <text:p>22089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4M57.867S" table:style-name="ce2">
            <text:p>04:5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073" table:style-name="ce1">
            <text:p>10073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5M0.185S" table:style-name="ce2">
            <text:p>05:00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762" table:style-name="ce1">
            <text:p>7762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4M55.959S" table:style-name="ce2">
            <text:p>04:56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990" table:style-name="ce1">
            <text:p>11990</text:p>
          </table:table-cell>
          <table:table-cell office:value-type="string" table:style-name="ce1">
            <text:p>Success</text:p>
          </table:table-cell>
          <table:table-cell office:value-type="float" office:value="48539" table:style-name="ce1">
            <text:p>48539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5M0.095S" table:style-name="ce2">
            <text:p>05:0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857" table:style-name="ce1">
            <text:p>7857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4M59.484S" table:style-name="ce2">
            <text:p>04:5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471" table:style-name="ce1">
            <text:p>8471</text:p>
          </table:table-cell>
          <table:table-cell office:value-type="string" table:style-name="ce1">
            <text:p>Success</text:p>
          </table:table-cell>
          <table:table-cell office:value-type="float" office:value="53177" table:style-name="ce1">
            <text:p>53177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5M2.833S" table:style-name="ce2">
            <text:p>05:0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25" table:style-name="ce1">
            <text:p>5125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5M0.181S" table:style-name="ce2">
            <text:p>05:0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823" table:style-name="ce1">
            <text:p>7823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4M58.687S" table:style-name="ce2">
            <text:p>04:5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318" table:style-name="ce1">
            <text:p>9318</text:p>
          </table:table-cell>
          <table:table-cell office:value-type="string" table:style-name="ce1">
            <text:p>Success</text:p>
          </table:table-cell>
          <table:table-cell office:value-type="float" office:value="53177" table:style-name="ce1">
            <text:p>53177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4M55.928S" table:style-name="ce2">
            <text:p>04:55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100" table:style-name="ce1">
            <text:p>12100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5M0.083S" table:style-name="ce2">
            <text:p>05:0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946" table:style-name="ce1">
            <text:p>7946</text:p>
          </table:table-cell>
          <table:table-cell office:value-type="string" table:style-name="ce1">
            <text:p>Success</text:p>
          </table:table-cell>
          <table:table-cell office:value-type="float" office:value="53177" table:style-name="ce1">
            <text:p>53177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5M6.753S" table:style-name="ce2">
            <text:p>05:0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Success</text:p>
          </table:table-cell>
          <table:table-cell office:value-type="float" office:value="45743" table:style-name="ce1">
            <text:p>45743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5M7.125S" table:style-name="ce2">
            <text:p>05:0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45743" table:style-name="ce1">
            <text:p>45743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5M8.197S" table:style-name="ce2">
            <text:p>05:0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5M8.202S" table:style-name="ce2">
            <text:p>05:0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5M8.029S" table:style-name="ce2">
            <text:p>05:0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5M7.960S" table:style-name="ce2">
            <text:p>05:08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5M7.951S" table:style-name="ce2">
            <text:p>05:08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5M7.927S" table:style-name="ce2">
            <text:p>05:0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5M8.006S" table:style-name="ce2">
            <text:p>05:0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39396" table:style-name="ce1">
            <text:p>39396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5M8.964S" table:style-name="ce2">
            <text:p>05:0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5M8.006S" table:style-name="ce2">
            <text:p>05:0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39394" table:style-name="ce1">
            <text:p>39394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5M8.991S" table:style-name="ce2">
            <text:p>05:0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5M7.937S" table:style-name="ce2">
            <text:p>05:0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5M7.906S" table:style-name="ce2">
            <text:p>05:0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5M9.065S" table:style-name="ce2">
            <text:p>05:09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5M0.318S" table:style-name="ce2">
            <text:p>05:00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898" table:style-name="ce1">
            <text:p>8898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5M7.943S" table:style-name="ce2">
            <text:p>05:0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49988" table:style-name="ce1">
            <text:p>49988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5M7.949S" table:style-name="ce2">
            <text:p>05:0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Success</text:p>
          </table:table-cell>
          <table:table-cell office:value-type="float" office:value="49986" table:style-name="ce1">
            <text:p>49986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5M7.933S" table:style-name="ce2">
            <text:p>05:0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5M9.595S" table:style-name="ce2">
            <text:p>05:0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5M9.620S" table:style-name="ce2">
            <text:p>05:0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5M9.649S" table:style-name="ce2">
            <text:p>05:09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5M7.953S" table:style-name="ce2">
            <text:p>05:0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49988" table:style-name="ce1">
            <text:p>49988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5M9.722S" table:style-name="ce2">
            <text:p>05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5M8.029S" table:style-name="ce2">
            <text:p>05:0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uccess</text:p>
          </table:table-cell>
          <table:table-cell office:value-type="float" office:value="58456" table:style-name="ce1">
            <text:p>58456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5M8.903S" table:style-name="ce2">
            <text:p>05:0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Success</text:p>
          </table:table-cell>
          <table:table-cell office:value-type="float" office:value="58451" table:style-name="ce1">
            <text:p>58451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5M10.044S" table:style-name="ce2">
            <text:p>05:1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5M8.742S" table:style-name="ce2">
            <text:p>05:0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5M8.765S" table:style-name="ce2">
            <text:p>05:08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5M10.047S" table:style-name="ce2">
            <text:p>05:1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5M10.071S" table:style-name="ce2">
            <text:p>05:1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5M10.078S" table:style-name="ce2">
            <text:p>05:10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5M7.957S" table:style-name="ce2">
            <text:p>05:0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Success</text:p>
          </table:table-cell>
          <table:table-cell office:value-type="float" office:value="58456" table:style-name="ce1">
            <text:p>58456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5M10.111S" table:style-name="ce2">
            <text:p>05:1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5M9.219S" table:style-name="ce2">
            <text:p>05:0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66" table:style-name="ce1">
            <text:p>2266</text:p>
          </table:table-cell>
          <table:table-cell office:value-type="string" table:style-name="ce1">
            <text:p>Success</text:p>
          </table:table-cell>
          <table:table-cell office:value-type="float" office:value="62694" table:style-name="ce1">
            <text:p>62694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5M11.488S" table:style-name="ce2">
            <text:p>05:1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902" table:style-name="ce1">
            <text:p>902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5M9.074S" table:style-name="ce2">
            <text:p>05:0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520" table:style-name="ce1">
            <text:p>2520</text:p>
          </table:table-cell>
          <table:table-cell office:value-type="string" table:style-name="ce1">
            <text:p>Success</text:p>
          </table:table-cell>
          <table:table-cell office:value-type="float" office:value="62687" table:style-name="ce1">
            <text:p>6268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5M1.869S" table:style-name="ce2">
            <text:p>05:0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742" table:style-name="ce1">
            <text:p>9742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5M11.596S" table:style-name="ce2">
            <text:p>05:1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5M1.731S" table:style-name="ce2">
            <text:p>05:0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901" table:style-name="ce1">
            <text:p>9901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5M8.916S" table:style-name="ce2">
            <text:p>05:08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Success</text:p>
          </table:table-cell>
          <table:table-cell office:value-type="float" office:value="62717" table:style-name="ce1">
            <text:p>62717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5M11.641S" table:style-name="ce2">
            <text:p>05:11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5M4.725S" table:style-name="ce2">
            <text:p>05:0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891" table:style-name="ce1">
            <text:p>7891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5M6.206S" table:style-name="ce2">
            <text:p>05:06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424" table:style-name="ce1">
            <text:p>6424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5M5.434S" table:style-name="ce2">
            <text:p>05:0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209" table:style-name="ce1">
            <text:p>7209</text:p>
          </table:table-cell>
          <table:table-cell office:value-type="string" table:style-name="ce1">
            <text:p>Success</text:p>
          </table:table-cell>
          <table:table-cell office:value-type="float" office:value="50191" table:style-name="ce1">
            <text:p>50191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5M4.960S" table:style-name="ce2">
            <text:p>05:0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696" table:style-name="ce1">
            <text:p>7696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5M3.448S" table:style-name="ce2">
            <text:p>05:0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228" table:style-name="ce1">
            <text:p>9228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5M4.409S" table:style-name="ce2">
            <text:p>05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270" table:style-name="ce1">
            <text:p>8270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5M4.969S" table:style-name="ce2">
            <text:p>05:0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713" table:style-name="ce1">
            <text:p>7713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5M4.411S" table:style-name="ce2">
            <text:p>05:04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282" table:style-name="ce1">
            <text:p>8282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5M11.582S" table:style-name="ce2">
            <text:p>05:11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5M3.548S" table:style-name="ce2">
            <text:p>05:0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156" table:style-name="ce1">
            <text:p>9156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5M7.141S" table:style-name="ce2">
            <text:p>05:0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5M9.759S" table:style-name="ce2">
            <text:p>05:0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955" table:style-name="ce1">
            <text:p>2955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5M9.704S" table:style-name="ce2">
            <text:p>05:0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012" table:style-name="ce1">
            <text:p>3012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5M0.425S" table:style-name="ce2">
            <text:p>05:0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2301" table:style-name="ce1">
            <text:p>12301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5M5.105S" table:style-name="ce2">
            <text:p>05:0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680" table:style-name="ce1">
            <text:p>7680</text:p>
          </table:table-cell>
          <table:table-cell office:value-type="string" table:style-name="ce1">
            <text:p>Success</text:p>
          </table:table-cell>
          <table:table-cell office:value-type="float" office:value="53178" table:style-name="ce1">
            <text:p>53178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5M12.619S" table:style-name="ce2">
            <text:p>05:12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64814" table:style-name="ce1">
            <text:p>64814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5M13.157S" table:style-name="ce2">
            <text:p>05:1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50" table:style-name="ce1">
            <text:p>950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5M12.632S" table:style-name="ce2">
            <text:p>05:1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5M12.696S" table:style-name="ce2">
            <text:p>05:1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5M12.677S" table:style-name="ce2">
            <text:p>05:12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5M10.134S" table:style-name="ce2">
            <text:p>05:1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Success</text:p>
          </table:table-cell>
          <table:table-cell office:value-type="float" office:value="54053" table:style-name="ce1">
            <text:p>54053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5M6.293S" table:style-name="ce2">
            <text:p>05:0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538" table:style-name="ce1">
            <text:p>7538</text:p>
          </table:table-cell>
          <table:table-cell office:value-type="string" table:style-name="ce1">
            <text:p>Success</text:p>
          </table:table-cell>
          <table:table-cell office:value-type="float" office:value="49386" table:style-name="ce1">
            <text:p>49386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5M8.217S" table:style-name="ce2">
            <text:p>05:0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628" table:style-name="ce1">
            <text:p>5628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5M5.434S" table:style-name="ce2">
            <text:p>05:0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418" table:style-name="ce1">
            <text:p>8418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5M7.268S" table:style-name="ce2">
            <text:p>05:0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89" table:style-name="ce1">
            <text:p>6589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5M7.598S" table:style-name="ce2">
            <text:p>05:0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60" table:style-name="ce1">
            <text:p>6260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5M8.982S" table:style-name="ce2">
            <text:p>05:0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877" table:style-name="ce1">
            <text:p>4877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5M10.071S" table:style-name="ce2">
            <text:p>05:10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793" table:style-name="ce1">
            <text:p>3793</text:p>
          </table:table-cell>
          <table:table-cell office:value-type="string" table:style-name="ce1">
            <text:p>Success</text:p>
          </table:table-cell>
          <table:table-cell office:value-type="float" office:value="54053" table:style-name="ce1">
            <text:p>54053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5M9.666S" table:style-name="ce2">
            <text:p>05:0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248" table:style-name="ce1">
            <text:p>4248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5M7.582S" table:style-name="ce2">
            <text:p>05:07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358" table:style-name="ce1">
            <text:p>6358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5M7.290S" table:style-name="ce2">
            <text:p>05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657" table:style-name="ce1">
            <text:p>6657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5M12.787S" table:style-name="ce2">
            <text:p>05:1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uccess</text:p>
          </table:table-cell>
          <table:table-cell office:value-type="float" office:value="69051" table:style-name="ce1">
            <text:p>6905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5M12.728S" table:style-name="ce2">
            <text:p>05:1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69049" table:style-name="ce1">
            <text:p>69049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5M14.853S" table:style-name="ce2">
            <text:p>05:1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998" table:style-name="ce1">
            <text:p>998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5M11.622S" table:style-name="ce2">
            <text:p>05:1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391" table:style-name="ce1">
            <text:p>3391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5M14.812S" table:style-name="ce2">
            <text:p>05:1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998" table:style-name="ce1">
            <text:p>998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5M13.833S" table:style-name="ce2">
            <text:p>05:1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5M10.086S" table:style-name="ce2">
            <text:p>05:1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957" table:style-name="ce1">
            <text:p>4957</text:p>
          </table:table-cell>
          <table:table-cell office:value-type="string" table:style-name="ce1">
            <text:p>Success</text:p>
          </table:table-cell>
          <table:table-cell office:value-type="float" office:value="50191" table:style-name="ce1">
            <text:p>5019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5M9.676S" table:style-name="ce2">
            <text:p>05:0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5M7.663S" table:style-name="ce2">
            <text:p>05:07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394" table:style-name="ce1">
            <text:p>7394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5M12.715S" table:style-name="ce2">
            <text:p>05:1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5M10.099S" table:style-name="ce2">
            <text:p>05:10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009" table:style-name="ce1">
            <text:p>5009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5M8.220S" table:style-name="ce2">
            <text:p>05:0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898" table:style-name="ce1">
            <text:p>6898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5M11.613S" table:style-name="ce2">
            <text:p>05:1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516" table:style-name="ce1">
            <text:p>3516</text:p>
          </table:table-cell>
          <table:table-cell office:value-type="string" table:style-name="ce1">
            <text:p>Success</text:p>
          </table:table-cell>
          <table:table-cell office:value-type="float" office:value="19835" table:style-name="ce1">
            <text:p>19835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5M9.047S" table:style-name="ce2">
            <text:p>05:0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097" table:style-name="ce1">
            <text:p>6097</text:p>
          </table:table-cell>
          <table:table-cell office:value-type="string" table:style-name="ce1">
            <text:p>Success</text:p>
          </table:table-cell>
          <table:table-cell office:value-type="float" office:value="54053" table:style-name="ce1">
            <text:p>54053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5M10.090S" table:style-name="ce2">
            <text:p>05:1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117" table:style-name="ce1">
            <text:p>5117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5M15.110S" table:style-name="ce2">
            <text:p>05:1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5M15.131S" table:style-name="ce2">
            <text:p>05:1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5M15.283S" table:style-name="ce2">
            <text:p>05:1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5M12.707S" table:style-name="ce2">
            <text:p>05:12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71168" table:style-name="ce1">
            <text:p>71168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5M15.295S" table:style-name="ce2">
            <text:p>05:1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5M12.701S" table:style-name="ce2">
            <text:p>05:1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2H5M12.718S" table:style-name="ce2">
            <text:p>05:1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2H5M12.709S" table:style-name="ce2">
            <text:p>05:1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2H5M15.391S" table:style-name="ce2">
            <text:p>05:1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2H5M7.587S" table:style-name="ce2">
            <text:p>05:0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822" table:style-name="ce1">
            <text:p>7822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2H5M13.816S" table:style-name="ce2">
            <text:p>05:1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93" table:style-name="ce1">
            <text:p>1593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2H5M15.409S" table:style-name="ce2">
            <text:p>05:1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2H5M15.309S" table:style-name="ce2">
            <text:p>05:1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2H5M12.657S" table:style-name="ce2">
            <text:p>05:1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820" table:style-name="ce1">
            <text:p>2820</text:p>
          </table:table-cell>
          <table:table-cell office:value-type="string" table:style-name="ce1">
            <text:p>Success</text:p>
          </table:table-cell>
          <table:table-cell office:value-type="float" office:value="77522" table:style-name="ce1">
            <text:p>77522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2H5M15.402S" table:style-name="ce2">
            <text:p>05:1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2H5M12.685S" table:style-name="ce2">
            <text:p>05:1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795" table:style-name="ce1">
            <text:p>2795</text:p>
          </table:table-cell>
          <table:table-cell office:value-type="string" table:style-name="ce1">
            <text:p>Success</text:p>
          </table:table-cell>
          <table:table-cell office:value-type="float" office:value="77522" table:style-name="ce1">
            <text:p>77522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2H5M13.429S" table:style-name="ce2">
            <text:p>05:1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77515" table:style-name="ce1">
            <text:p>77515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2H5M15.403S" table:style-name="ce2">
            <text:p>05:1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2H5M15.487S" table:style-name="ce2">
            <text:p>05:15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2H5M13.729S" table:style-name="ce2">
            <text:p>05:1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ccess</text:p>
          </table:table-cell>
          <table:table-cell office:value-type="float" office:value="79634" table:style-name="ce1">
            <text:p>79634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2H5M15.488S" table:style-name="ce2">
            <text:p>05:1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2H5M15.483S" table:style-name="ce2">
            <text:p>05:1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2H5M15.549S" table:style-name="ce2">
            <text:p>05:15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2H5M15.558S" table:style-name="ce2">
            <text:p>05:15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2H5M15.479S" table:style-name="ce2">
            <text:p>05:1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094" table:style-name="ce1">
            <text:p>1094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2H5M13.813S" table:style-name="ce2">
            <text:p>05:1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Success</text:p>
          </table:table-cell>
          <table:table-cell office:value-type="float" office:value="81723" table:style-name="ce1">
            <text:p>81723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2H5M15.712S" table:style-name="ce2">
            <text:p>05:1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2H5M15.030S" table:style-name="ce2">
            <text:p>05:1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83871" table:style-name="ce1">
            <text:p>83871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2H5M15.845S" table:style-name="ce2">
            <text:p>05:1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2H5M15.413S" table:style-name="ce2">
            <text:p>05:1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2H5M15.402S" table:style-name="ce2">
            <text:p>05:1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2H5M16.554S" table:style-name="ce2">
            <text:p>05:1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2H5M16.559S" table:style-name="ce2">
            <text:p>05:1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2H5M11.636S" table:style-name="ce2">
            <text:p>05:1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146" table:style-name="ce1">
            <text:p>6146</text:p>
          </table:table-cell>
          <table:table-cell office:value-type="string" table:style-name="ce1">
            <text:p>Success</text:p>
          </table:table-cell>
          <table:table-cell office:value-type="float" office:value="18991" table:style-name="ce1">
            <text:p>18991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2H5M12.646S" table:style-name="ce2">
            <text:p>05:1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137" table:style-name="ce1">
            <text:p>513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2H5M13.861S" table:style-name="ce2">
            <text:p>05:1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926" table:style-name="ce1">
            <text:p>392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2H5M12.681S" table:style-name="ce2">
            <text:p>05:1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112" table:style-name="ce1">
            <text:p>5112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2H5M13.915S" table:style-name="ce2">
            <text:p>05:1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2H5M7.486S" table:style-name="ce2">
            <text:p>05:0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311" table:style-name="ce1">
            <text:p>10311</text:p>
          </table:table-cell>
          <table:table-cell office:value-type="string" table:style-name="ce1">
            <text:p>Success</text:p>
          </table:table-cell>
          <table:table-cell office:value-type="float" office:value="50191" table:style-name="ce1">
            <text:p>5019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2H5M13.941S" table:style-name="ce2">
            <text:p>05:1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2H5M15.146S" table:style-name="ce2">
            <text:p>05:15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2H5M13.201S" table:style-name="ce2">
            <text:p>05:1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601" table:style-name="ce1">
            <text:p>4601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2H5M15.048S" table:style-name="ce2">
            <text:p>05:15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2H5M13.865S" table:style-name="ce2">
            <text:p>05:1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Success</text:p>
          </table:table-cell>
          <table:table-cell office:value-type="float" office:value="24617" table:style-name="ce1">
            <text:p>2461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2H5M17.795S" table:style-name="ce2">
            <text:p>05:1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2H5M13.948S" table:style-name="ce2">
            <text:p>05:13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2H5M15.412S" table:style-name="ce2">
            <text:p>05:15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18" table:style-name="ce1">
            <text:p>241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2H5M17.801S" table:style-name="ce2">
            <text:p>05:17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2H5M17.818S" table:style-name="ce2">
            <text:p>05:1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2H5M17.791S" table:style-name="ce2">
            <text:p>05:1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2H5M11.660S" table:style-name="ce2">
            <text:p>05:1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184" table:style-name="ce1">
            <text:p>6184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2H5M17.842S" table:style-name="ce2">
            <text:p>05:1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2H5M15.466S" table:style-name="ce2">
            <text:p>05:15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98" table:style-name="ce1">
            <text:p>2398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2H5M17.796S" table:style-name="ce2">
            <text:p>05:1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2H5M17.786S" table:style-name="ce2">
            <text:p>05:1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2H5M17.840S" table:style-name="ce2">
            <text:p>05:17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2H5M17.874S" table:style-name="ce2">
            <text:p>05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2H5M17.877S" table:style-name="ce2">
            <text:p>05:1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2H5M17.796S" table:style-name="ce2">
            <text:p>05:1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2H5M14.979S" table:style-name="ce2">
            <text:p>05:1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2H5M17.890S" table:style-name="ce2">
            <text:p>05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2H5M17.842S" table:style-name="ce2">
            <text:p>05:1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2H5M17.832S" table:style-name="ce2">
            <text:p>05:1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2H5M17.891S" table:style-name="ce2">
            <text:p>05:1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2H5M17.932S" table:style-name="ce2">
            <text:p>05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2H5M17.937S" table:style-name="ce2">
            <text:p>05:17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2H5M17.808S" table:style-name="ce2">
            <text:p>05:1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2H5M17.895S" table:style-name="ce2">
            <text:p>05:1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2H5M17.801S" table:style-name="ce2">
            <text:p>05:1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2H5M17.953S" table:style-name="ce2">
            <text:p>05:18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2H5M17.805S" table:style-name="ce2">
            <text:p>05:1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2H5M17.826S" table:style-name="ce2">
            <text:p>05:17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2H5M17.942S" table:style-name="ce2">
            <text:p>05:1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2H5M17.966S" table:style-name="ce2">
            <text:p>05:1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2H5M15.588S" table:style-name="ce2">
            <text:p>05:15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419" table:style-name="ce1">
            <text:p>2419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2H5M17.960S" table:style-name="ce2">
            <text:p>05:1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2H5M17.997S" table:style-name="ce2">
            <text:p>05:1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2H5M17.996S" table:style-name="ce2">
            <text:p>05:1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2H5M15.560S" table:style-name="ce2">
            <text:p>05:15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463" table:style-name="ce1">
            <text:p>2463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2H5M15.022S" table:style-name="ce2">
            <text:p>05:1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Success</text:p>
          </table:table-cell>
          <table:table-cell office:value-type="float" office:value="54056" table:style-name="ce1">
            <text:p>54056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2H5M15.046S" table:style-name="ce2">
            <text:p>05:15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2H5M18.074S" table:style-name="ce2">
            <text:p>05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2H5M18.120S" table:style-name="ce2">
            <text:p>05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2H5M18.136S" table:style-name="ce2">
            <text:p>05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2H5M18.148S" table:style-name="ce2">
            <text:p>05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2H5M15.550S" table:style-name="ce2">
            <text:p>05:15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747" table:style-name="ce1">
            <text:p>2747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2H5M13.859S" table:style-name="ce2">
            <text:p>05:1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39" table:style-name="ce1">
            <text:p>4439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2H5M18.302S" table:style-name="ce2">
            <text:p>05:1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2H5M18.337S" table:style-name="ce2">
            <text:p>05:1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2H5M18.354S" table:style-name="ce2">
            <text:p>05:1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2H5M18.361S" table:style-name="ce2">
            <text:p>05:1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2H5M15.015S" table:style-name="ce2">
            <text:p>05:1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2H5M18.542S" table:style-name="ce2">
            <text:p>05:1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2H5M18.563S" table:style-name="ce2">
            <text:p>05:18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2H5M18.581S" table:style-name="ce2">
            <text:p>05:18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2H5M18.602S" table:style-name="ce2">
            <text:p>05:18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2H5M15.121S" table:style-name="ce2">
            <text:p>05:1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2H5M18.713S" table:style-name="ce2">
            <text:p>05:1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2H5M18.733S" table:style-name="ce2">
            <text:p>05:1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2H5M18.750S" table:style-name="ce2">
            <text:p>05:1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2H5M18.763S" table:style-name="ce2">
            <text:p>05:1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2H5M15.581S" table:style-name="ce2">
            <text:p>05:15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2H5M13.853S" table:style-name="ce2">
            <text:p>05:1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986" table:style-name="ce1">
            <text:p>498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2H5M15.211S" table:style-name="ce2">
            <text:p>05:15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2H5M18.842S" table:style-name="ce2">
            <text:p>05:1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2H5M18.846S" table:style-name="ce2">
            <text:p>05:1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2H5M15.110S" table:style-name="ce2">
            <text:p>05:15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820" table:style-name="ce1">
            <text:p>3820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2H5M13.858S" table:style-name="ce2">
            <text:p>05:13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081" table:style-name="ce1">
            <text:p>5081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2H5M18.905S" table:style-name="ce2">
            <text:p>05:1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2H5M18.917S" table:style-name="ce2">
            <text:p>05:1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2H5M18.960S" table:style-name="ce2">
            <text:p>05:1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2H5M18.933S" table:style-name="ce2">
            <text:p>05:1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2H5M18.942S" table:style-name="ce2">
            <text:p>05:18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2H5M18.974S" table:style-name="ce2">
            <text:p>05:1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2H5M18.977S" table:style-name="ce2">
            <text:p>05:1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2H5M17.931S" table:style-name="ce2">
            <text:p>05:1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2H5M19.042S" table:style-name="ce2">
            <text:p>05:1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2H5M13.847S" table:style-name="ce2">
            <text:p>05:1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205" table:style-name="ce1">
            <text:p>5205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2H5M18.837S" table:style-name="ce2">
            <text:p>05:18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2H5M18.980S" table:style-name="ce2">
            <text:p>05:1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2H5M19.040S" table:style-name="ce2">
            <text:p>05:1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2H5M19.060S" table:style-name="ce2">
            <text:p>05:19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2H5M19.070S" table:style-name="ce2">
            <text:p>05:1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2H5M19.077S" table:style-name="ce2">
            <text:p>05:19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2H5M19.082S" table:style-name="ce2">
            <text:p>05:1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2H5M15.864S" table:style-name="ce2">
            <text:p>05:1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231" table:style-name="ce1">
            <text:p>3231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2H5M19.054S" table:style-name="ce2">
            <text:p>05:1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2H5M19.055S" table:style-name="ce2">
            <text:p>05:1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2H5M19.118S" table:style-name="ce2">
            <text:p>05:1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2H5M15.746S" table:style-name="ce2">
            <text:p>05:1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417" table:style-name="ce1">
            <text:p>3417</text:p>
          </table:table-cell>
          <table:table-cell office:value-type="string" table:style-name="ce1">
            <text:p>Success</text:p>
          </table:table-cell>
          <table:table-cell office:value-type="float" office:value="50196" table:style-name="ce1">
            <text:p>50196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2H5M19.051S" table:style-name="ce2">
            <text:p>05:1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2H5M19.134S" table:style-name="ce2">
            <text:p>05:1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2H5M19.147S" table:style-name="ce2">
            <text:p>05:1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2H5M18.008S" table:style-name="ce2">
            <text:p>05:1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2H5M17.846S" table:style-name="ce2">
            <text:p>05:1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41" table:style-name="ce1">
            <text:p>1341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2H5M19.179S" table:style-name="ce2">
            <text:p>05:1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2H5M19.166S" table:style-name="ce2">
            <text:p>05:1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2H5M19.166S" table:style-name="ce2">
            <text:p>05:1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2H5M19.197S" table:style-name="ce2">
            <text:p>05:1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2H5M18.300S" table:style-name="ce2">
            <text:p>05:1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2H5M17.798S" table:style-name="ce2">
            <text:p>05:1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2H5M18.023S" table:style-name="ce2">
            <text:p>05:18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2H5M19.229S" table:style-name="ce2">
            <text:p>05:19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2H5M19.220S" table:style-name="ce2">
            <text:p>05:19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2H5M19.188S" table:style-name="ce2">
            <text:p>05:1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2H5M18.024S" table:style-name="ce2">
            <text:p>05:1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24625" table:style-name="ce1">
            <text:p>24625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2H5M19.180S" table:style-name="ce2">
            <text:p>05:1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2H5M17.803S" table:style-name="ce2">
            <text:p>05:17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2H5M19.260S" table:style-name="ce2">
            <text:p>05:1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2H5M19.258S" table:style-name="ce2">
            <text:p>05:1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2H5M19.259S" table:style-name="ce2">
            <text:p>05:1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2H5M19.258S" table:style-name="ce2">
            <text:p>05:1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2H5M19.263S" table:style-name="ce2">
            <text:p>05:1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2H5M19.274S" table:style-name="ce2">
            <text:p>05:1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2H5M15.059S" table:style-name="ce2">
            <text:p>05:15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44" table:style-name="ce1">
            <text:p>4244</text:p>
          </table:table-cell>
          <table:table-cell office:value-type="string" table:style-name="ce1">
            <text:p>Success</text:p>
          </table:table-cell>
          <table:table-cell office:value-type="float" office:value="20683" table:style-name="ce1">
            <text:p>20683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2H5M17.866S" table:style-name="ce2">
            <text:p>05:1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24621" table:style-name="ce1">
            <text:p>2462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2H5M19.276S" table:style-name="ce2">
            <text:p>05:1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2H5M19.304S" table:style-name="ce2">
            <text:p>05:1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2H5M19.274S" table:style-name="ce2">
            <text:p>05:1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2H5M19.311S" table:style-name="ce2">
            <text:p>05:1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2H5M19.262S" table:style-name="ce2">
            <text:p>05:19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2H5M19.318S" table:style-name="ce2">
            <text:p>05:1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2H5M19.268S" table:style-name="ce2">
            <text:p>05:1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2H5M19.299S" table:style-name="ce2">
            <text:p>05:1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2H5M19.165S" table:style-name="ce2">
            <text:p>05:19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0675" table:style-name="ce1">
            <text:p>20675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2H5M19.306S" table:style-name="ce2">
            <text:p>05:19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2H5M19.096S" table:style-name="ce2">
            <text:p>05:19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0679" table:style-name="ce1">
            <text:p>20679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2H5M19.306S" table:style-name="ce2">
            <text:p>05:1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2H5M19.339S" table:style-name="ce2">
            <text:p>05:19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2H5M19.343S" table:style-name="ce2">
            <text:p>05:19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2H5M19.341S" table:style-name="ce2">
            <text:p>05:1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2H5M19.342S" table:style-name="ce2">
            <text:p>05:1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2H5M19.344S" table:style-name="ce2">
            <text:p>05:1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2H5M19.343S" table:style-name="ce2">
            <text:p>05:19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2H5M19.353S" table:style-name="ce2">
            <text:p>05:1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2H5M19.377S" table:style-name="ce2">
            <text:p>05:19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2H5M19.378S" table:style-name="ce2">
            <text:p>05:1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2H5M19.376S" table:style-name="ce2">
            <text:p>05:1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2H5M19.387S" table:style-name="ce2">
            <text:p>05:1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2H5M19.387S" table:style-name="ce2">
            <text:p>05:19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2H5M19.394S" table:style-name="ce2">
            <text:p>05:19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2H5M19.394S" table:style-name="ce2">
            <text:p>05:1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6-15T09:36:18Z</dc:date>
  </office:meta>
</office:document-meta>
</file>